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x location</text:p>
          </table:table-cell>
          <table:table-cell table:style-name="ce1" office:value-type="string" calcext:value-type="string" table:number-columns-spanned="1" table:number-rows-spanned="2">
            <text:p>x/D</text:p>
          </table:table-cell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2"/>
          <table:table-cell table:style-name="ce2" table:number-columns-repeated="10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float" office:value="10.68" calcext:value-type="float">
            <text:p>10.68</text:p>
          </table:table-cell>
          <table:table-cell table:formula="of:=([.A3]-15)/4.5" office:value-type="float" office:value="-0.96" calcext:value-type="float">
            <text:p>-0.96</text:p>
          </table:table-cell>
          <table:table-cell office:value-type="float" office:value="9.6558" calcext:value-type="float">
            <text:p>9.6558</text:p>
          </table:table-cell>
          <table:table-cell office:value-type="float" office:value="1" calcext:value-type="float">
            <text:p>1</text:p>
          </table:table-cell>
          <table:table-cell office:value-type="float" office:value="9.6753" calcext:value-type="float">
            <text:p>9.6753</text:p>
          </table:table-cell>
          <table:table-cell office:value-type="float" office:value="1" calcext:value-type="float">
            <text:p>1</text:p>
          </table:table-cell>
          <table:table-cell office:value-type="float" office:value="9.65566666666667" calcext:value-type="float">
            <text:p>9.655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.67536666666667" calcext:value-type="float">
            <text:p>9.67536666666667</text:p>
          </table:table-cell>
          <table:table-cell office:value-type="float" office:value="1" calcext:value-type="float">
            <text:p>1</text:p>
          </table:table-cell>
          <table:table-cell office:value-type="float" office:value="9.65586666666667" calcext:value-type="float">
            <text:p>9.65586666666667</text:p>
          </table:table-cell>
          <table:table-cell office:value-type="float" office:value="1" calcext:value-type="float">
            <text:p>1</text:p>
          </table:table-cell>
          <table:table-cell office:value-type="float" office:value="9.67136666666667" calcext:value-type="float">
            <text:p>9.6713666666666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78" calcext:value-type="float">
            <text:p>10.78</text:p>
          </table:table-cell>
          <table:table-cell table:formula="of:=([.A4]-15)/4.5" office:value-type="float" office:value="-0.937777777777778" calcext:value-type="float">
            <text:p>-0.937777777777778</text:p>
          </table:table-cell>
          <table:table-cell office:value-type="float" office:value="9.6416" calcext:value-type="float">
            <text:p>9.6416</text:p>
          </table:table-cell>
          <table:table-cell office:value-type="float" office:value="0.998529351092847" calcext:value-type="float">
            <text:p>0.998529351092847</text:p>
          </table:table-cell>
          <table:table-cell office:value-type="float" office:value="9.6618" calcext:value-type="float">
            <text:p>9.6618</text:p>
          </table:table-cell>
          <table:table-cell office:value-type="float" office:value="0.998604671152578" calcext:value-type="float">
            <text:p>0.998604671152578</text:p>
          </table:table-cell>
          <table:table-cell office:value-type="float" office:value="9.64136666666667" calcext:value-type="float">
            <text:p>9.64136666666667</text:p>
          </table:table-cell>
          <table:table-cell office:value-type="float" office:value="0.998518977377158" calcext:value-type="float">
            <text:p>0.998518977377158</text:p>
          </table:table-cell>
          <table:table-cell office:value-type="float" office:value="9.66183333333333" calcext:value-type="float">
            <text:p>9.66183333333333</text:p>
          </table:table-cell>
          <table:table-cell office:value-type="float" office:value="0.998601229950375" calcext:value-type="float">
            <text:p>0.998601229950375</text:p>
          </table:table-cell>
          <table:table-cell office:value-type="float" office:value="9.64166666666667" calcext:value-type="float">
            <text:p>9.64166666666667</text:p>
          </table:table-cell>
          <table:table-cell office:value-type="float" office:value="0.998529364456905" calcext:value-type="float">
            <text:p>0.998529364456905</text:p>
          </table:table-cell>
          <table:table-cell office:value-type="float" office:value="9.6577" calcext:value-type="float">
            <text:p>9.6577</text:p>
          </table:table-cell>
          <table:table-cell office:value-type="float" office:value="0.998586867572358" calcext:value-type="float">
            <text:p>0.99858686757235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881" calcext:value-type="float">
            <text:p>10.881</text:p>
          </table:table-cell>
          <table:table-cell table:formula="of:=([.A5]-15)/4.5" office:value-type="float" office:value="-0.915333333333333" calcext:value-type="float">
            <text:p>-0.915333333333333</text:p>
          </table:table-cell>
          <table:table-cell office:value-type="float" office:value="9.62683333333334" calcext:value-type="float">
            <text:p>9.62683333333334</text:p>
          </table:table-cell>
          <table:table-cell office:value-type="float" office:value="0.997000012457554" calcext:value-type="float">
            <text:p>0.997000012457554</text:p>
          </table:table-cell>
          <table:table-cell office:value-type="float" office:value="9.64773333333333" calcext:value-type="float">
            <text:p>9.64773333333333</text:p>
          </table:table-cell>
          <table:table-cell office:value-type="float" office:value="0.99715076531632" calcext:value-type="float">
            <text:p>0.99715076531632</text:p>
          </table:table-cell>
          <table:table-cell office:value-type="float" office:value="9.6266" calcext:value-type="float">
            <text:p>9.6266</text:p>
          </table:table-cell>
          <table:table-cell office:value-type="float" office:value="0.996989618245833" calcext:value-type="float">
            <text:p>0.996989618245833</text:p>
          </table:table-cell>
          <table:table-cell office:value-type="float" office:value="9.64783333333333" calcext:value-type="float">
            <text:p>9.64783333333333</text:p>
          </table:table-cell>
          <table:table-cell office:value-type="float" office:value="0.997154227591039" calcext:value-type="float">
            <text:p>0.997154227591039</text:p>
          </table:table-cell>
          <table:table-cell office:value-type="float" office:value="9.62696666666667" calcext:value-type="float">
            <text:p>9.62696666666667</text:p>
          </table:table-cell>
          <table:table-cell office:value-type="float" office:value="0.997006938459144" calcext:value-type="float">
            <text:p>0.997006938459144</text:p>
          </table:table-cell>
          <table:table-cell office:value-type="float" office:value="9.6435" calcext:value-type="float">
            <text:p>9.6435</text:p>
          </table:table-cell>
          <table:table-cell office:value-type="float" office:value="0.997118583651464" calcext:value-type="float">
            <text:p>0.99711858365146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981" calcext:value-type="float">
            <text:p>10.981</text:p>
          </table:table-cell>
          <table:table-cell table:formula="of:=([.A6]-15)/4.5" office:value-type="float" office:value="-0.893111111111111" calcext:value-type="float">
            <text:p>-0.893111111111111</text:p>
          </table:table-cell>
          <table:table-cell office:value-type="float" office:value="9.61153333333333" calcext:value-type="float">
            <text:p>9.61153333333333</text:p>
          </table:table-cell>
          <table:table-cell office:value-type="float" office:value="0.995415439113227" calcext:value-type="float">
            <text:p>0.995415439113227</text:p>
          </table:table-cell>
          <table:table-cell office:value-type="float" office:value="9.63316666666667" calcext:value-type="float">
            <text:p>9.63316666666667</text:p>
          </table:table-cell>
          <table:table-cell office:value-type="float" office:value="0.995645181472589" calcext:value-type="float">
            <text:p>0.995645181472589</text:p>
          </table:table-cell>
          <table:table-cell office:value-type="float" office:value="9.61126666666667" calcext:value-type="float">
            <text:p>9.61126666666667</text:p>
          </table:table-cell>
          <table:table-cell office:value-type="float" office:value="0.995401571780189" calcext:value-type="float">
            <text:p>0.995401571780189</text:p>
          </table:table-cell>
          <table:table-cell office:value-type="float" office:value="9.63323333333334" calcext:value-type="float">
            <text:p>9.63323333333334</text:p>
          </table:table-cell>
          <table:table-cell office:value-type="float" office:value="0.995645206424643" calcext:value-type="float">
            <text:p>0.995645206424643</text:p>
          </table:table-cell>
          <table:table-cell office:value-type="float" office:value="9.61166666666667" calcext:value-type="float">
            <text:p>9.61166666666667</text:p>
          </table:table-cell>
          <table:table-cell office:value-type="float" office:value="0.995422379834557" calcext:value-type="float">
            <text:p>0.995422379834557</text:p>
          </table:table-cell>
          <table:table-cell office:value-type="float" office:value="9.62876666666667" calcext:value-type="float">
            <text:p>9.62876666666667</text:p>
          </table:table-cell>
          <table:table-cell office:value-type="float" office:value="0.99559515443321" calcext:value-type="float">
            <text:p>0.9955951544332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081" calcext:value-type="float">
            <text:p>11.081</text:p>
          </table:table-cell>
          <table:table-cell table:formula="of:=([.A7]-15)/4.5" office:value-type="float" office:value="-0.870888888888889" calcext:value-type="float">
            <text:p>-0.870888888888889</text:p>
          </table:table-cell>
          <table:table-cell office:value-type="float" office:value="9.59503333333333" calcext:value-type="float">
            <text:p>9.59503333333333</text:p>
          </table:table-cell>
          <table:table-cell office:value-type="float" office:value="0.993706585388241" calcext:value-type="float">
            <text:p>0.993706585388241</text:p>
          </table:table-cell>
          <table:table-cell office:value-type="float" office:value="9.61743333333333" calcext:value-type="float">
            <text:p>9.61743333333333</text:p>
          </table:table-cell>
          <table:table-cell office:value-type="float" office:value="0.994019012692467" calcext:value-type="float">
            <text:p>0.994019012692467</text:p>
          </table:table-cell>
          <table:table-cell office:value-type="float" office:value="9.59476666666667" calcext:value-type="float">
            <text:p>9.59476666666667</text:p>
          </table:table-cell>
          <table:table-cell office:value-type="float" office:value="0.993692697779123" calcext:value-type="float">
            <text:p>0.993692697779123</text:p>
          </table:table-cell>
          <table:table-cell office:value-type="float" office:value="9.61753333333333" calcext:value-type="float">
            <text:p>9.61753333333333</text:p>
          </table:table-cell>
          <table:table-cell office:value-type="float" office:value="0.994022496991754" calcext:value-type="float">
            <text:p>0.994022496991754</text:p>
          </table:table-cell>
          <table:table-cell office:value-type="float" office:value="9.59523333333333" calcext:value-type="float">
            <text:p>9.59523333333333</text:p>
          </table:table-cell>
          <table:table-cell office:value-type="float" office:value="0.993720442685316" calcext:value-type="float">
            <text:p>0.993720442685316</text:p>
          </table:table-cell>
          <table:table-cell office:value-type="float" office:value="9.6129" calcext:value-type="float">
            <text:p>9.6129</text:p>
          </table:table-cell>
          <table:table-cell office:value-type="float" office:value="0.993954540593184" calcext:value-type="float">
            <text:p>0.99395454059318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182" calcext:value-type="float">
            <text:p>11.182</text:p>
          </table:table-cell>
          <table:table-cell table:formula="of:=([.A8]-15)/4.5" office:value-type="float" office:value="-0.848444444444444" calcext:value-type="float">
            <text:p>-0.848444444444444</text:p>
          </table:table-cell>
          <table:table-cell office:value-type="float" office:value="9.5786" calcext:value-type="float">
            <text:p>9.5786</text:p>
          </table:table-cell>
          <table:table-cell office:value-type="float" office:value="0.99200462990386" calcext:value-type="float">
            <text:p>0.99200462990386</text:p>
          </table:table-cell>
          <table:table-cell office:value-type="float" office:value="9.60176666666667" calcext:value-type="float">
            <text:p>9.60176666666667</text:p>
          </table:table-cell>
          <table:table-cell office:value-type="float" office:value="0.992399731570883" calcext:value-type="float">
            <text:p>0.992399731570883</text:p>
          </table:table-cell>
          <table:table-cell office:value-type="float" office:value="9.57823333333333" calcext:value-type="float">
            <text:p>9.57823333333333</text:p>
          </table:table-cell>
          <table:table-cell office:value-type="float" office:value="0.991980366110932" calcext:value-type="float">
            <text:p>0.991980366110932</text:p>
          </table:table-cell>
          <table:table-cell office:value-type="float" office:value="9.60186666666667" calcext:value-type="float">
            <text:p>9.60186666666667</text:p>
          </table:table-cell>
          <table:table-cell office:value-type="float" office:value="0.992403227274499" calcext:value-type="float">
            <text:p>0.992403227274499</text:p>
          </table:table-cell>
          <table:table-cell office:value-type="float" office:value="9.5788" calcext:value-type="float">
            <text:p>9.5788</text:p>
          </table:table-cell>
          <table:table-cell office:value-type="float" office:value="0.992018505536075" calcext:value-type="float">
            <text:p>0.992018505536075</text:p>
          </table:table-cell>
          <table:table-cell office:value-type="float" office:value="9.5971" calcext:value-type="float">
            <text:p>9.5971</text:p>
          </table:table-cell>
          <table:table-cell office:value-type="float" office:value="0.992320814090101" calcext:value-type="float">
            <text:p>0.99232081409010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282" calcext:value-type="float">
            <text:p>11.282</text:p>
          </table:table-cell>
          <table:table-cell table:formula="of:=([.A9]-15)/4.5" office:value-type="float" office:value="-0.826222222222222" calcext:value-type="float">
            <text:p>-0.826222222222222</text:p>
          </table:table-cell>
          <table:table-cell office:value-type="float" office:value="9.5613" calcext:value-type="float">
            <text:p>9.5613</text:p>
          </table:table-cell>
          <table:table-cell office:value-type="float" office:value="0.990212918482147" calcext:value-type="float">
            <text:p>0.990212918482147</text:p>
          </table:table-cell>
          <table:table-cell office:value-type="float" office:value="9.58523333333333" calcext:value-type="float">
            <text:p>9.58523333333333</text:p>
          </table:table-cell>
          <table:table-cell office:value-type="float" office:value="0.990690872317391" calcext:value-type="float">
            <text:p>0.990690872317391</text:p>
          </table:table-cell>
          <table:table-cell office:value-type="float" office:value="9.56083333333333" calcext:value-type="float">
            <text:p>9.56083333333333</text:p>
          </table:table-cell>
          <table:table-cell office:value-type="float" office:value="0.990178276760023" calcext:value-type="float">
            <text:p>0.990178276760023</text:p>
          </table:table-cell>
          <table:table-cell office:value-type="float" office:value="9.5853" calcext:value-type="float">
            <text:p>9.5853</text:p>
          </table:table-cell>
          <table:table-cell office:value-type="float" office:value="0.990690937785277" calcext:value-type="float">
            <text:p>0.990690937785277</text:p>
          </table:table-cell>
          <table:table-cell office:value-type="float" office:value="9.5615" calcext:value-type="float">
            <text:p>9.5615</text:p>
          </table:table-cell>
          <table:table-cell office:value-type="float" office:value="0.99022680726744" calcext:value-type="float">
            <text:p>0.99022680726744</text:p>
          </table:table-cell>
          <table:table-cell office:value-type="float" office:value="9.5804" calcext:value-type="float">
            <text:p>9.5804</text:p>
          </table:table-cell>
          <table:table-cell office:value-type="float" office:value="0.990594026737999" calcext:value-type="float">
            <text:p>0.99059402673799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382" calcext:value-type="float">
            <text:p>11.382</text:p>
          </table:table-cell>
          <table:table-cell table:formula="of:=([.A10]-15)/4.5" office:value-type="float" office:value="-0.804" calcext:value-type="float">
            <text:p>-0.804</text:p>
          </table:table-cell>
          <table:table-cell office:value-type="float" office:value="9.54186666666667" calcext:value-type="float">
            <text:p>9.54186666666667</text:p>
          </table:table-cell>
          <table:table-cell office:value-type="float" office:value="0.98820026285675" calcext:value-type="float">
            <text:p>0.98820026285675</text:p>
          </table:table-cell>
          <table:table-cell office:value-type="float" office:value="9.56673333333333" calcext:value-type="float">
            <text:p>9.56673333333333</text:p>
          </table:table-cell>
          <table:table-cell office:value-type="float" office:value="0.988778746411001" calcext:value-type="float">
            <text:p>0.988778746411001</text:p>
          </table:table-cell>
          <table:table-cell office:value-type="float" office:value="9.54136666666667" calcext:value-type="float">
            <text:p>9.54136666666667</text:p>
          </table:table-cell>
          <table:table-cell office:value-type="float" office:value="0.988162145019545" calcext:value-type="float">
            <text:p>0.988162145019545</text:p>
          </table:table-cell>
          <table:table-cell office:value-type="float" office:value="9.5668" calcext:value-type="float">
            <text:p>9.5668</text:p>
          </table:table-cell>
          <table:table-cell office:value-type="float" office:value="0.988778819688862" calcext:value-type="float">
            <text:p>0.988778819688862</text:p>
          </table:table-cell>
          <table:table-cell office:value-type="float" office:value="9.54216666666667" calcext:value-type="float">
            <text:p>9.54216666666667</text:p>
          </table:table-cell>
          <table:table-cell office:value-type="float" office:value="0.988224522846674" calcext:value-type="float">
            <text:p>0.988224522846674</text:p>
          </table:table-cell>
          <table:table-cell office:value-type="float" office:value="9.56166666666667" calcext:value-type="float">
            <text:p>9.56166666666667</text:p>
          </table:table-cell>
          <table:table-cell office:value-type="float" office:value="0.988656990817162" calcext:value-type="float">
            <text:p>0.98865699081716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483" calcext:value-type="float">
            <text:p>11.483</text:p>
          </table:table-cell>
          <table:table-cell table:formula="of:=([.A11]-15)/4.5" office:value-type="float" office:value="-0.781555555555555" calcext:value-type="float">
            <text:p>-0.781555555555555</text:p>
          </table:table-cell>
          <table:table-cell office:value-type="float" office:value="9.5221" calcext:value-type="float">
            <text:p>9.5221</text:p>
          </table:table-cell>
          <table:table-cell office:value-type="float" office:value="0.986153082788026" calcext:value-type="float">
            <text:p>0.986153082788026</text:p>
          </table:table-cell>
          <table:table-cell office:value-type="float" office:value="9.54783333333333" calcext:value-type="float">
            <text:p>9.54783333333333</text:p>
          </table:table-cell>
          <table:table-cell office:value-type="float" office:value="0.98682526934177" calcext:value-type="float">
            <text:p>0.98682526934177</text:p>
          </table:table-cell>
          <table:table-cell office:value-type="float" office:value="9.52146666666667" calcext:value-type="float">
            <text:p>9.52146666666667</text:p>
          </table:table-cell>
          <table:table-cell office:value-type="float" office:value="0.986101128645974" calcext:value-type="float">
            <text:p>0.986101128645974</text:p>
          </table:table-cell>
          <table:table-cell office:value-type="float" office:value="9.54793333333333" calcext:value-type="float">
            <text:p>9.54793333333333</text:p>
          </table:table-cell>
          <table:table-cell office:value-type="float" office:value="0.986828804319028" calcext:value-type="float">
            <text:p>0.986828804319028</text:p>
          </table:table-cell>
          <table:table-cell office:value-type="float" office:value="9.52243333333333" calcext:value-type="float">
            <text:p>9.52243333333333</text:p>
          </table:table-cell>
          <table:table-cell office:value-type="float" office:value="0.986180812813695" calcext:value-type="float">
            <text:p>0.986180812813695</text:p>
          </table:table-cell>
          <table:table-cell office:value-type="float" office:value="9.5426" calcext:value-type="float">
            <text:p>9.5426</text:p>
          </table:table-cell>
          <table:table-cell office:value-type="float" office:value="0.986685491812757" calcext:value-type="float">
            <text:p>0.98668549181275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583" calcext:value-type="float">
            <text:p>11.583</text:p>
          </table:table-cell>
          <table:table-cell table:formula="of:=([.A12]-15)/4.5" office:value-type="float" office:value="-0.759333333333333" calcext:value-type="float">
            <text:p>-0.759333333333333</text:p>
          </table:table-cell>
          <table:table-cell office:value-type="float" office:value="9.50166666666667" calcext:value-type="float">
            <text:p>9.50166666666667</text:p>
          </table:table-cell>
          <table:table-cell office:value-type="float" office:value="0.984036856516421" calcext:value-type="float">
            <text:p>0.984036856516421</text:p>
          </table:table-cell>
          <table:table-cell office:value-type="float" office:value="9.5283" calcext:value-type="float">
            <text:p>9.5283</text:p>
          </table:table-cell>
          <table:table-cell office:value-type="float" office:value="0.984806333816064" calcext:value-type="float">
            <text:p>0.984806333816064</text:p>
          </table:table-cell>
          <table:table-cell office:value-type="float" office:value="9.50093333333333" calcext:value-type="float">
            <text:p>9.50093333333333</text:p>
          </table:table-cell>
          <table:table-cell office:value-type="float" office:value="0.983974520691606" calcext:value-type="float">
            <text:p>0.983974520691606</text:p>
          </table:table-cell>
          <table:table-cell office:value-type="float" office:value="9.5284" calcext:value-type="float">
            <text:p>9.5284</text:p>
          </table:table-cell>
          <table:table-cell office:value-type="float" office:value="0.984809883013135" calcext:value-type="float">
            <text:p>0.984809883013135</text:p>
          </table:table-cell>
          <table:table-cell office:value-type="float" office:value="9.5021" calcext:value-type="float">
            <text:p>9.5021</text:p>
          </table:table-cell>
          <table:table-cell office:value-type="float" office:value="0.984074964362398" calcext:value-type="float">
            <text:p>0.984074964362398</text:p>
          </table:table-cell>
          <table:table-cell office:value-type="float" office:value="9.52286666666667" calcext:value-type="float">
            <text:p>9.52286666666667</text:p>
          </table:table-cell>
          <table:table-cell office:value-type="float" office:value="0.984645052139923" calcext:value-type="float">
            <text:p>0.98464505213992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684" calcext:value-type="float">
            <text:p>11.684</text:p>
          </table:table-cell>
          <table:table-cell table:formula="of:=([.A13]-15)/4.5" office:value-type="float" office:value="-0.736888888888889" calcext:value-type="float">
            <text:p>-0.736888888888889</text:p>
          </table:table-cell>
          <table:table-cell office:value-type="float" office:value="9.4802" calcext:value-type="float">
            <text:p>9.4802</text:p>
          </table:table-cell>
          <table:table-cell office:value-type="float" office:value="0.981813604579502" calcext:value-type="float">
            <text:p>0.981813604579502</text:p>
          </table:table-cell>
          <table:table-cell office:value-type="float" office:value="9.5078" calcext:value-type="float">
            <text:p>9.5078</text:p>
          </table:table-cell>
          <table:table-cell office:value-type="float" office:value="0.982687481461507" calcext:value-type="float">
            <text:p>0.982687481461507</text:p>
          </table:table-cell>
          <table:table-cell office:value-type="float" office:value="9.47936666666667" calcext:value-type="float">
            <text:p>9.47936666666667</text:p>
          </table:table-cell>
          <table:table-cell office:value-type="float" office:value="0.981740891046756" calcext:value-type="float">
            <text:p>0.981740891046756</text:p>
          </table:table-cell>
          <table:table-cell office:value-type="float" office:value="9.5079" calcext:value-type="float">
            <text:p>9.5079</text:p>
          </table:table-cell>
          <table:table-cell office:value-type="float" office:value="0.982691045626763" calcext:value-type="float">
            <text:p>0.982691045626763</text:p>
          </table:table-cell>
          <table:table-cell office:value-type="float" office:value="9.4807" calcext:value-type="float">
            <text:p>9.4807</text:p>
          </table:table-cell>
          <table:table-cell office:value-type="float" office:value="0.981858641985601" calcext:value-type="float">
            <text:p>0.981858641985601</text:p>
          </table:table-cell>
          <table:table-cell office:value-type="float" office:value="9.5022" calcext:value-type="float">
            <text:p>9.5022</text:p>
          </table:table-cell>
          <table:table-cell office:value-type="float" office:value="0.982508104851654" calcext:value-type="float">
            <text:p>0.98250810485165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784" calcext:value-type="float">
            <text:p>11.784</text:p>
          </table:table-cell>
          <table:table-cell table:formula="of:=([.A14]-15)/4.5" office:value-type="float" office:value="-0.714666666666667" calcext:value-type="float">
            <text:p>-0.714666666666667</text:p>
          </table:table-cell>
          <table:table-cell office:value-type="float" office:value="9.45756666666667" calcext:value-type="float">
            <text:p>9.45756666666667</text:p>
          </table:table-cell>
          <table:table-cell office:value-type="float" office:value="0.979469524066001" calcext:value-type="float">
            <text:p>0.979469524066001</text:p>
          </table:table-cell>
          <table:table-cell office:value-type="float" office:value="9.48613333333334" calcext:value-type="float">
            <text:p>9.48613333333334</text:p>
          </table:table-cell>
          <table:table-cell office:value-type="float" office:value="0.980448041604595" calcext:value-type="float">
            <text:p>0.980448041604595</text:p>
          </table:table-cell>
          <table:table-cell office:value-type="float" office:value="9.45653333333333" calcext:value-type="float">
            <text:p>9.45653333333333</text:p>
          </table:table-cell>
          <table:table-cell office:value-type="float" office:value="0.97937607195288" calcext:value-type="float">
            <text:p>0.97937607195288</text:p>
          </table:table-cell>
          <table:table-cell office:value-type="float" office:value="9.4862" calcext:value-type="float">
            <text:p>9.4862</text:p>
          </table:table-cell>
          <table:table-cell office:value-type="float" office:value="0.980448176252021" calcext:value-type="float">
            <text:p>0.980448176252021</text:p>
          </table:table-cell>
          <table:table-cell office:value-type="float" office:value="9.45816666666667" calcext:value-type="float">
            <text:p>9.45816666666667</text:p>
          </table:table-cell>
          <table:table-cell office:value-type="float" office:value="0.979524941084149" calcext:value-type="float">
            <text:p>0.979524941084149</text:p>
          </table:table-cell>
          <table:table-cell office:value-type="float" office:value="9.4803" calcext:value-type="float">
            <text:p>9.4803</text:p>
          </table:table-cell>
          <table:table-cell office:value-type="float" office:value="0.980243633136582" calcext:value-type="float">
            <text:p>0.98024363313658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884" calcext:value-type="float">
            <text:p>11.884</text:p>
          </table:table-cell>
          <table:table-cell table:formula="of:=([.A15]-15)/4.5" office:value-type="float" office:value="-0.692444444444444" calcext:value-type="float">
            <text:p>-0.692444444444444</text:p>
          </table:table-cell>
          <table:table-cell office:value-type="float" office:value="9.43366666666667" calcext:value-type="float">
            <text:p>9.43366666666667</text:p>
          </table:table-cell>
          <table:table-cell office:value-type="float" office:value="0.976994258501177" calcext:value-type="float">
            <text:p>0.976994258501177</text:p>
          </table:table-cell>
          <table:table-cell office:value-type="float" office:value="9.46323333333333" calcext:value-type="float">
            <text:p>9.46323333333333</text:p>
          </table:table-cell>
          <table:table-cell office:value-type="float" office:value="0.978081129152754" calcext:value-type="float">
            <text:p>0.978081129152754</text:p>
          </table:table-cell>
          <table:table-cell office:value-type="float" office:value="9.43246666666667" calcext:value-type="float">
            <text:p>9.43246666666667</text:p>
          </table:table-cell>
          <table:table-cell office:value-type="float" office:value="0.976883518429085" calcext:value-type="float">
            <text:p>0.976883518429085</text:p>
          </table:table-cell>
          <table:table-cell office:value-type="float" office:value="9.46333333333333" calcext:value-type="float">
            <text:p>9.46333333333333</text:p>
          </table:table-cell>
          <table:table-cell office:value-type="float" office:value="0.978084725856038" calcext:value-type="float">
            <text:p>0.978084725856038</text:p>
          </table:table-cell>
          <table:table-cell office:value-type="float" office:value="9.4344" calcext:value-type="float">
            <text:p>9.4344</text:p>
          </table:table-cell>
          <table:table-cell office:value-type="float" office:value="0.977063508398576" calcext:value-type="float">
            <text:p>0.977063508398576</text:p>
          </table:table-cell>
          <table:table-cell office:value-type="float" office:value="9.45723333333333" calcext:value-type="float">
            <text:p>9.45723333333333</text:p>
          </table:table-cell>
          <table:table-cell office:value-type="float" office:value="0.977858519124192" calcext:value-type="float">
            <text:p>0.97785851912419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985" calcext:value-type="float">
            <text:p>11.985</text:p>
          </table:table-cell>
          <table:table-cell table:formula="of:=([.A16]-15)/4.5" office:value-type="float" office:value="-0.67" calcext:value-type="float">
            <text:p>-0.67</text:p>
          </table:table-cell>
          <table:table-cell office:value-type="float" office:value="9.40846666666667" calcext:value-type="float">
            <text:p>9.40846666666667</text:p>
          </table:table-cell>
          <table:table-cell office:value-type="float" office:value="0.974384356080954" calcext:value-type="float">
            <text:p>0.974384356080954</text:p>
          </table:table-cell>
          <table:table-cell office:value-type="float" office:value="9.4391" calcext:value-type="float">
            <text:p>9.4391</text:p>
          </table:table-cell>
          <table:table-cell office:value-type="float" office:value="0.975586738974058" calcext:value-type="float">
            <text:p>0.975586738974058</text:p>
          </table:table-cell>
          <table:table-cell office:value-type="float" office:value="9.40703333333333" calcext:value-type="float">
            <text:p>9.40703333333333</text:p>
          </table:table-cell>
          <table:table-cell office:value-type="float" office:value="0.974249421486713" calcext:value-type="float">
            <text:p>0.974249421486713</text:p>
          </table:table-cell>
          <table:table-cell office:value-type="float" office:value="9.43916666666667" calcext:value-type="float">
            <text:p>9.43916666666667</text:p>
          </table:table-cell>
          <table:table-cell office:value-type="float" office:value="0.975586907941465" calcext:value-type="float">
            <text:p>0.975586907941465</text:p>
          </table:table-cell>
          <table:table-cell office:value-type="float" office:value="9.40936666666667" calcext:value-type="float">
            <text:p>9.40936666666667</text:p>
          </table:table-cell>
          <table:table-cell office:value-type="float" office:value="0.974470891629304" calcext:value-type="float">
            <text:p>0.974470891629304</text:p>
          </table:table-cell>
          <table:table-cell office:value-type="float" office:value="9.43286666666667" calcext:value-type="float">
            <text:p>9.43286666666667</text:p>
          </table:table-cell>
          <table:table-cell office:value-type="float" office:value="0.975338987646382" calcext:value-type="float">
            <text:p>0.97533898764638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085" calcext:value-type="float">
            <text:p>12.085</text:p>
          </table:table-cell>
          <table:table-cell table:formula="of:=([.A17]-15)/4.5" office:value-type="float" office:value="-0.647777777777778" calcext:value-type="float">
            <text:p>-0.647777777777778</text:p>
          </table:table-cell>
          <table:table-cell office:value-type="float" office:value="9.38183333333333" calcext:value-type="float">
            <text:p>9.38183333333333</text:p>
          </table:table-cell>
          <table:table-cell office:value-type="float" office:value="0.971625998881425" calcext:value-type="float">
            <text:p>0.971625998881425</text:p>
          </table:table-cell>
          <table:table-cell office:value-type="float" office:value="9.4136" calcext:value-type="float">
            <text:p>9.4136</text:p>
          </table:table-cell>
          <table:table-cell office:value-type="float" office:value="0.972951089560532" calcext:value-type="float">
            <text:p>0.972951089560532</text:p>
          </table:table-cell>
          <table:table-cell office:value-type="float" office:value="9.3801" calcext:value-type="float">
            <text:p>9.3801</text:p>
          </table:table-cell>
          <table:table-cell office:value-type="float" office:value="0.971459969489091" calcext:value-type="float">
            <text:p>0.971459969489091</text:p>
          </table:table-cell>
          <table:table-cell office:value-type="float" office:value="9.4137" calcext:value-type="float">
            <text:p>9.4137</text:p>
          </table:table-cell>
          <table:table-cell office:value-type="float" office:value="0.972954722508304" calcext:value-type="float">
            <text:p>0.972954722508304</text:p>
          </table:table-cell>
          <table:table-cell office:value-type="float" office:value="9.3829" calcext:value-type="float">
            <text:p>9.3829</text:p>
          </table:table-cell>
          <table:table-cell office:value-type="float" office:value="0.971729830269805" calcext:value-type="float">
            <text:p>0.971729830269805</text:p>
          </table:table-cell>
          <table:table-cell office:value-type="float" office:value="9.4071" calcext:value-type="float">
            <text:p>9.4071</text:p>
          </table:table-cell>
          <table:table-cell office:value-type="float" office:value="0.972674693196447" calcext:value-type="float">
            <text:p>0.97267469319644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185" calcext:value-type="float">
            <text:p>12.185</text:p>
          </table:table-cell>
          <table:table-cell table:formula="of:=([.A18]-15)/4.5" office:value-type="float" office:value="-0.625555555555555" calcext:value-type="float">
            <text:p>-0.625555555555555</text:p>
          </table:table-cell>
          <table:table-cell office:value-type="float" office:value="9.3537" calcext:value-type="float">
            <text:p>9.3537</text:p>
          </table:table-cell>
          <table:table-cell office:value-type="float" office:value="0.96871229134576" calcext:value-type="float">
            <text:p>0.96871229134576</text:p>
          </table:table-cell>
          <table:table-cell office:value-type="float" office:value="9.38663333333333" calcext:value-type="float">
            <text:p>9.38663333333333</text:p>
          </table:table-cell>
          <table:table-cell office:value-type="float" office:value="0.970163842744719" calcext:value-type="float">
            <text:p>0.970163842744719</text:p>
          </table:table-cell>
          <table:table-cell office:value-type="float" office:value="9.35163333333333" calcext:value-type="float">
            <text:p>9.35163333333333</text:p>
          </table:table-cell>
          <table:table-cell office:value-type="float" office:value="0.968511710065132" calcext:value-type="float">
            <text:p>0.968511710065132</text:p>
          </table:table-cell>
          <table:table-cell office:value-type="float" office:value="9.38673333333333" calcext:value-type="float">
            <text:p>9.38673333333333</text:p>
          </table:table-cell>
          <table:table-cell office:value-type="float" office:value="0.970167495436278" calcext:value-type="float">
            <text:p>0.970167495436278</text:p>
          </table:table-cell>
          <table:table-cell office:value-type="float" office:value="9.35496666666667" calcext:value-type="float">
            <text:p>9.35496666666667</text:p>
          </table:table-cell>
          <table:table-cell office:value-type="float" office:value="0.968836863085423" calcext:value-type="float">
            <text:p>0.968836863085423</text:p>
          </table:table-cell>
          <table:table-cell office:value-type="float" office:value="9.37993333333333" calcext:value-type="float">
            <text:p>9.37993333333333</text:p>
          </table:table-cell>
          <table:table-cell office:value-type="float" office:value="0.969865632676442" calcext:value-type="float">
            <text:p>0.96986563267644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286" calcext:value-type="float">
            <text:p>12.286</text:p>
          </table:table-cell>
          <table:table-cell table:formula="of:=([.A19]-15)/4.5" office:value-type="float" office:value="-0.603111111111111" calcext:value-type="float">
            <text:p>-0.603111111111111</text:p>
          </table:table-cell>
          <table:table-cell office:value-type="float" office:value="9.32396666666667" calcext:value-type="float">
            <text:p>9.32396666666667</text:p>
          </table:table-cell>
          <table:table-cell office:value-type="float" office:value="0.965632865732867" calcext:value-type="float">
            <text:p>0.965632865732867</text:p>
          </table:table-cell>
          <table:table-cell office:value-type="float" office:value="9.3581" calcext:value-type="float">
            <text:p>9.3581</text:p>
          </table:table-cell>
          <table:table-cell office:value-type="float" office:value="0.967214662925123" calcext:value-type="float">
            <text:p>0.967214662925123</text:p>
          </table:table-cell>
          <table:table-cell office:value-type="float" office:value="9.32146666666667" calcext:value-type="float">
            <text:p>9.32146666666667</text:p>
          </table:table-cell>
          <table:table-cell office:value-type="float" office:value="0.965387376559053" calcext:value-type="float">
            <text:p>0.965387376559053</text:p>
          </table:table-cell>
          <table:table-cell office:value-type="float" office:value="9.35816666666667" calcext:value-type="float">
            <text:p>9.35816666666667</text:p>
          </table:table-cell>
          <table:table-cell office:value-type="float" office:value="0.967214894255008" calcext:value-type="float">
            <text:p>0.967214894255008</text:p>
          </table:table-cell>
          <table:table-cell office:value-type="float" office:value="9.3255" calcext:value-type="float">
            <text:p>9.3255</text:p>
          </table:table-cell>
          <table:table-cell office:value-type="float" office:value="0.965785094907759" calcext:value-type="float">
            <text:p>0.965785094907759</text:p>
          </table:table-cell>
          <table:table-cell office:value-type="float" office:value="9.35113333333333" calcext:value-type="float">
            <text:p>9.35113333333333</text:p>
          </table:table-cell>
          <table:table-cell office:value-type="float" office:value="0.966887680204102" calcext:value-type="float">
            <text:p>0.96688768020410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386" calcext:value-type="float">
            <text:p>12.386</text:p>
          </table:table-cell>
          <table:table-cell table:formula="of:=([.A20]-15)/4.5" office:value-type="float" office:value="-0.580888888888889" calcext:value-type="float">
            <text:p>-0.580888888888889</text:p>
          </table:table-cell>
          <table:table-cell office:value-type="float" office:value="9.29253333333333" calcext:value-type="float">
            <text:p>9.29253333333333</text:p>
          </table:table-cell>
          <table:table-cell office:value-type="float" office:value="0.962377368251779" calcext:value-type="float">
            <text:p>0.962377368251779</text:p>
          </table:table-cell>
          <table:table-cell office:value-type="float" office:value="9.3279" calcext:value-type="float">
            <text:p>9.3279</text:p>
          </table:table-cell>
          <table:table-cell office:value-type="float" office:value="0.9640932175957" calcext:value-type="float">
            <text:p>0.9640932175957</text:p>
          </table:table-cell>
          <table:table-cell office:value-type="float" office:value="9.2895" calcext:value-type="float">
            <text:p>9.2895</text:p>
          </table:table-cell>
          <table:table-cell office:value-type="float" office:value="0.962076618145021" calcext:value-type="float">
            <text:p>0.962076618145021</text:p>
          </table:table-cell>
          <table:table-cell office:value-type="float" office:value="9.328" calcext:value-type="float">
            <text:p>9.328</text:p>
          </table:table-cell>
          <table:table-cell office:value-type="float" office:value="0.964096913338744" calcext:value-type="float">
            <text:p>0.964096913338744</text:p>
          </table:table-cell>
          <table:table-cell office:value-type="float" office:value="9.2944" calcext:value-type="float">
            <text:p>9.2944</text:p>
          </table:table-cell>
          <table:table-cell office:value-type="float" office:value="0.962564163542269" calcext:value-type="float">
            <text:p>0.962564163542269</text:p>
          </table:table-cell>
          <table:table-cell office:value-type="float" office:value="9.32066666666667" calcext:value-type="float">
            <text:p>9.32066666666667</text:p>
          </table:table-cell>
          <table:table-cell office:value-type="float" office:value="0.963737389013011" calcext:value-type="float">
            <text:p>0.96373738901301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486" calcext:value-type="float">
            <text:p>12.486</text:p>
          </table:table-cell>
          <table:table-cell table:formula="of:=([.A21]-15)/4.5" office:value-type="float" office:value="-0.558666666666667" calcext:value-type="float">
            <text:p>-0.558666666666667</text:p>
          </table:table-cell>
          <table:table-cell office:value-type="float" office:value="9.2593" calcext:value-type="float">
            <text:p>9.2593</text:p>
          </table:table-cell>
          <table:table-cell office:value-type="float" office:value="0.958935445111529" calcext:value-type="float">
            <text:p>0.958935445111529</text:p>
          </table:table-cell>
          <table:table-cell office:value-type="float" office:value="9.29596666666667" calcext:value-type="float">
            <text:p>9.29596666666667</text:p>
          </table:table-cell>
          <table:table-cell office:value-type="float" office:value="0.960792607775085" calcext:value-type="float">
            <text:p>0.960792607775085</text:p>
          </table:table-cell>
          <table:table-cell office:value-type="float" office:value="9.25566666666667" calcext:value-type="float">
            <text:p>9.25566666666667</text:p>
          </table:table-cell>
          <table:table-cell office:value-type="float" office:value="0.95857252743284" calcext:value-type="float">
            <text:p>0.95857252743284</text:p>
          </table:table-cell>
          <table:table-cell office:value-type="float" office:value="9.29606666666667" calcext:value-type="float">
            <text:p>9.29606666666667</text:p>
          </table:table-cell>
          <table:table-cell office:value-type="float" office:value="0.960796326968431" calcext:value-type="float">
            <text:p>0.960796326968431</text:p>
          </table:table-cell>
          <table:table-cell office:value-type="float" office:value="9.26153333333333" calcext:value-type="float">
            <text:p>9.26153333333333</text:p>
          </table:table-cell>
          <table:table-cell office:value-type="float" office:value="0.959160260286321" calcext:value-type="float">
            <text:p>0.959160260286321</text:p>
          </table:table-cell>
          <table:table-cell office:value-type="float" office:value="9.28846666666667" calcext:value-type="float">
            <text:p>9.28846666666667</text:p>
          </table:table-cell>
          <table:table-cell office:value-type="float" office:value="0.960407866064553" calcext:value-type="float">
            <text:p>0.96040786606455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587" calcext:value-type="float">
            <text:p>12.587</text:p>
          </table:table-cell>
          <table:table-cell table:formula="of:=([.A22]-15)/4.5" office:value-type="float" office:value="-0.536222222222222" calcext:value-type="float">
            <text:p>-0.536222222222222</text:p>
          </table:table-cell>
          <table:table-cell office:value-type="float" office:value="9.22413333333333" calcext:value-type="float">
            <text:p>9.22413333333333</text:p>
          </table:table-cell>
          <table:table-cell office:value-type="float" office:value="0.955293282134499" calcext:value-type="float">
            <text:p>0.955293282134499</text:p>
          </table:table-cell>
          <table:table-cell office:value-type="float" office:value="9.26213333333333" calcext:value-type="float">
            <text:p>9.26213333333333</text:p>
          </table:table-cell>
          <table:table-cell office:value-type="float" office:value="0.957295612769211" calcext:value-type="float">
            <text:p>0.957295612769211</text:p>
          </table:table-cell>
          <table:table-cell office:value-type="float" office:value="9.2198" calcext:value-type="float">
            <text:p>9.2198</text:p>
          </table:table-cell>
          <table:table-cell office:value-type="float" office:value="0.954857843558465" calcext:value-type="float">
            <text:p>0.954857843558465</text:p>
          </table:table-cell>
          <table:table-cell office:value-type="float" office:value="9.26223333333333" calcext:value-type="float">
            <text:p>9.26223333333333</text:p>
          </table:table-cell>
          <table:table-cell office:value-type="float" office:value="0.957299356838381" calcext:value-type="float">
            <text:p>0.957299356838381</text:p>
          </table:table-cell>
          <table:table-cell office:value-type="float" office:value="9.22683333333333" calcext:value-type="float">
            <text:p>9.22683333333333</text:p>
          </table:table-cell>
          <table:table-cell office:value-type="float" office:value="0.95556648103644" calcext:value-type="float">
            <text:p>0.95556648103644</text:p>
          </table:table-cell>
          <table:table-cell office:value-type="float" office:value="9.25436666666667" calcext:value-type="float">
            <text:p>9.25436666666667</text:p>
          </table:table-cell>
          <table:table-cell office:value-type="float" office:value="0.956881872319189" calcext:value-type="float">
            <text:p>0.95688187231918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687" calcext:value-type="float">
            <text:p>12.687</text:p>
          </table:table-cell>
          <table:table-cell table:formula="of:=([.A23]-15)/4.5" office:value-type="float" office:value="-0.514" calcext:value-type="float">
            <text:p>-0.514</text:p>
          </table:table-cell>
          <table:table-cell office:value-type="float" office:value="9.1869" calcext:value-type="float">
            <text:p>9.1869</text:p>
          </table:table-cell>
          <table:table-cell office:value-type="float" office:value="0.951437079624448" calcext:value-type="float">
            <text:p>0.951437079624448</text:p>
          </table:table-cell>
          <table:table-cell office:value-type="float" office:value="9.22633333333333" calcext:value-type="float">
            <text:p>9.22633333333333</text:p>
          </table:table-cell>
          <table:table-cell office:value-type="float" office:value="0.953595345449025" calcext:value-type="float">
            <text:p>0.953595345449025</text:p>
          </table:table-cell>
          <table:table-cell office:value-type="float" office:value="9.18166666666667" calcext:value-type="float">
            <text:p>9.18166666666667</text:p>
          </table:table-cell>
          <table:table-cell office:value-type="float" office:value="0.950908406707403" calcext:value-type="float">
            <text:p>0.950908406707403</text:p>
          </table:table-cell>
          <table:table-cell office:value-type="float" office:value="9.2264" calcext:value-type="float">
            <text:p>9.2264</text:p>
          </table:table-cell>
          <table:table-cell office:value-type="float" office:value="0.953595673538049" calcext:value-type="float">
            <text:p>0.953595673538049</text:p>
          </table:table-cell>
          <table:table-cell office:value-type="float" office:value="9.19013333333333" calcext:value-type="float">
            <text:p>9.19013333333333</text:p>
          </table:table-cell>
          <table:table-cell office:value-type="float" office:value="0.951765573725497" calcext:value-type="float">
            <text:p>0.951765573725497</text:p>
          </table:table-cell>
          <table:table-cell office:value-type="float" office:value="9.21823333333333" calcext:value-type="float">
            <text:p>9.21823333333333</text:p>
          </table:table-cell>
          <table:table-cell office:value-type="float" office:value="0.953145636200981" calcext:value-type="float">
            <text:p>0.95314563620098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787" calcext:value-type="float">
            <text:p>12.787</text:p>
          </table:table-cell>
          <table:table-cell table:formula="of:=([.A24]-15)/4.5" office:value-type="float" office:value="-0.491777777777778" calcext:value-type="float">
            <text:p>-0.491777777777778</text:p>
          </table:table-cell>
          <table:table-cell office:value-type="float" office:value="9.14703333333334" calcext:value-type="float">
            <text:p>9.14703333333334</text:p>
          </table:table-cell>
          <table:table-cell office:value-type="float" office:value="0.947308144638206" calcext:value-type="float">
            <text:p>0.947308144638206</text:p>
          </table:table-cell>
          <table:table-cell office:value-type="float" office:value="9.18796666666667" calcext:value-type="float">
            <text:p>9.18796666666667</text:p>
          </table:table-cell>
          <table:table-cell office:value-type="float" office:value="0.949629789110112" calcext:value-type="float">
            <text:p>0.949629789110112</text:p>
          </table:table-cell>
          <table:table-cell office:value-type="float" office:value="9.1407" calcext:value-type="float">
            <text:p>9.1407</text:p>
          </table:table-cell>
          <table:table-cell office:value-type="float" office:value="0.946665523753604" calcext:value-type="float">
            <text:p>0.946665523753604</text:p>
          </table:table-cell>
          <table:table-cell office:value-type="float" office:value="9.18803333333333" calcext:value-type="float">
            <text:p>9.18803333333333</text:p>
          </table:table-cell>
          <table:table-cell office:value-type="float" office:value="0.949630145389375" calcext:value-type="float">
            <text:p>0.949630145389375</text:p>
          </table:table-cell>
          <table:table-cell office:value-type="float" office:value="9.151" calcext:value-type="float">
            <text:p>9.151</text:p>
          </table:table-cell>
          <table:table-cell office:value-type="float" office:value="0.947712652002303" calcext:value-type="float">
            <text:p>0.947712652002303</text:p>
          </table:table-cell>
          <table:table-cell office:value-type="float" office:value="9.17953333333333" calcext:value-type="float">
            <text:p>9.17953333333333</text:p>
          </table:table-cell>
          <table:table-cell office:value-type="float" office:value="0.949143997417057" calcext:value-type="float">
            <text:p>0.94914399741705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888" calcext:value-type="float">
            <text:p>12.888</text:p>
          </table:table-cell>
          <table:table-cell table:formula="of:=([.A25]-15)/4.5" office:value-type="float" office:value="-0.469333333333333" calcext:value-type="float">
            <text:p>-0.469333333333333</text:p>
          </table:table-cell>
          <table:table-cell office:value-type="float" office:value="9.10456666666667" calcext:value-type="float">
            <text:p>9.10456666666667</text:p>
          </table:table-cell>
          <table:table-cell office:value-type="float" office:value="0.942909914498468" calcext:value-type="float">
            <text:p>0.942909914498468</text:p>
          </table:table-cell>
          <table:table-cell office:value-type="float" office:value="9.14703333333334" calcext:value-type="float">
            <text:p>9.14703333333334</text:p>
          </table:table-cell>
          <table:table-cell office:value-type="float" office:value="0.945398929334195" calcext:value-type="float">
            <text:p>0.945398929334195</text:p>
          </table:table-cell>
          <table:table-cell office:value-type="float" office:value="9.09676666666667" calcext:value-type="float">
            <text:p>9.09676666666667</text:p>
          </table:table-cell>
          <table:table-cell office:value-type="float" office:value="0.942115373629247" calcext:value-type="float">
            <text:p>0.942115373629247</text:p>
          </table:table-cell>
          <table:table-cell office:value-type="float" office:value="9.147" calcext:value-type="float">
            <text:p>9.147</text:p>
          </table:table-cell>
          <table:table-cell office:value-type="float" office:value="0.945388980269263" calcext:value-type="float">
            <text:p>0.945388980269263</text:p>
          </table:table-cell>
          <table:table-cell office:value-type="float" office:value="9.10936666666667" calcext:value-type="float">
            <text:p>9.10936666666667</text:p>
          </table:table-cell>
          <table:table-cell office:value-type="float" office:value="0.943400802332624" calcext:value-type="float">
            <text:p>0.943400802332624</text:p>
          </table:table-cell>
          <table:table-cell office:value-type="float" office:value="9.13823333333333" calcext:value-type="float">
            <text:p>9.13823333333333</text:p>
          </table:table-cell>
          <table:table-cell office:value-type="float" office:value="0.944873506103058" calcext:value-type="float">
            <text:p>0.94487350610305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988" calcext:value-type="float">
            <text:p>12.988</text:p>
          </table:table-cell>
          <table:table-cell table:formula="of:=([.A26]-15)/4.5" office:value-type="float" office:value="-0.447111111111111" calcext:value-type="float">
            <text:p>-0.447111111111111</text:p>
          </table:table-cell>
          <table:table-cell office:value-type="float" office:value="9.05926666666667" calcext:value-type="float">
            <text:p>9.05926666666667</text:p>
          </table:table-cell>
          <table:table-cell office:value-type="float" office:value="0.938218224451676" calcext:value-type="float">
            <text:p>0.938218224451676</text:p>
          </table:table-cell>
          <table:table-cell office:value-type="float" office:value="9.10333333333333" calcext:value-type="float">
            <text:p>9.10333333333333</text:p>
          </table:table-cell>
          <table:table-cell office:value-type="float" office:value="0.94088209544777" calcext:value-type="float">
            <text:p>0.94088209544777</text:p>
          </table:table-cell>
          <table:table-cell office:value-type="float" office:value="9.0498" calcext:value-type="float">
            <text:p>9.0498</text:p>
          </table:table-cell>
          <table:table-cell office:value-type="float" office:value="0.937251052583551" calcext:value-type="float">
            <text:p>0.937251052583551</text:p>
          </table:table-cell>
          <table:table-cell office:value-type="float" office:value="9.10333333333333" calcext:value-type="float">
            <text:p>9.10333333333333</text:p>
          </table:table-cell>
          <table:table-cell office:value-type="float" office:value="0.94087562657893" calcext:value-type="float">
            <text:p>0.94087562657893</text:p>
          </table:table-cell>
          <table:table-cell office:value-type="float" office:value="9.06506666666667" calcext:value-type="float">
            <text:p>9.06506666666667</text:p>
          </table:table-cell>
          <table:table-cell office:value-type="float" office:value="0.938812770497103" calcext:value-type="float">
            <text:p>0.938812770497103</text:p>
          </table:table-cell>
          <table:table-cell office:value-type="float" office:value="9.09423333333333" calcext:value-type="float">
            <text:p>9.09423333333333</text:p>
          </table:table-cell>
          <table:table-cell office:value-type="float" office:value="0.940323814642763" calcext:value-type="float">
            <text:p>0.94032381464276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088" calcext:value-type="float">
            <text:p>13.088</text:p>
          </table:table-cell>
          <table:table-cell table:formula="of:=([.A27]-15)/4.5" office:value-type="float" office:value="-0.424888888888889" calcext:value-type="float">
            <text:p>-0.424888888888889</text:p>
          </table:table-cell>
          <table:table-cell office:value-type="float" office:value="9.01103333333333" calcext:value-type="float">
            <text:p>9.01103333333333</text:p>
          </table:table-cell>
          <table:table-cell office:value-type="float" office:value="0.93322271802309" calcext:value-type="float">
            <text:p>0.93322271802309</text:p>
          </table:table-cell>
          <table:table-cell office:value-type="float" office:value="9.0568" calcext:value-type="float">
            <text:p>9.0568</text:p>
          </table:table-cell>
          <table:table-cell office:value-type="float" office:value="0.936072402358266" calcext:value-type="float">
            <text:p>0.936072402358266</text:p>
          </table:table-cell>
          <table:table-cell office:value-type="float" office:value="8.99953333333333" calcext:value-type="float">
            <text:p>8.99953333333333</text:p>
          </table:table-cell>
          <table:table-cell office:value-type="float" office:value="0.932044945782919" calcext:value-type="float">
            <text:p>0.932044945782919</text:p>
          </table:table-cell>
          <table:table-cell office:value-type="float" office:value="9.05676666666667" calcext:value-type="float">
            <text:p>9.05676666666667</text:p>
          </table:table-cell>
          <table:table-cell office:value-type="float" office:value="0.936062520009267" calcext:value-type="float">
            <text:p>0.936062520009267</text:p>
          </table:table-cell>
          <table:table-cell office:value-type="float" office:value="9.0182" calcext:value-type="float">
            <text:p>9.0182</text:p>
          </table:table-cell>
          <table:table-cell office:value-type="float" office:value="0.933958909755207" calcext:value-type="float">
            <text:p>0.933958909755207</text:p>
          </table:table-cell>
          <table:table-cell office:value-type="float" office:value="9.0473" calcext:value-type="float">
            <text:p>9.0473</text:p>
          </table:table-cell>
          <table:table-cell office:value-type="float" office:value="0.935470804965096" calcext:value-type="float">
            <text:p>0.93547080496509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189" calcext:value-type="float">
            <text:p>13.189</text:p>
          </table:table-cell>
          <table:table-cell table:formula="of:=([.A28]-15)/4.5" office:value-type="float" office:value="-0.402444444444444" calcext:value-type="float">
            <text:p>-0.402444444444444</text:p>
          </table:table-cell>
          <table:table-cell office:value-type="float" office:value="8.95963333333333" calcext:value-type="float">
            <text:p>8.95963333333333</text:p>
          </table:table-cell>
          <table:table-cell office:value-type="float" office:value="0.9278992358267" calcext:value-type="float">
            <text:p>0.9278992358267</text:p>
          </table:table-cell>
          <table:table-cell office:value-type="float" office:value="9.00713333333333" calcext:value-type="float">
            <text:p>9.00713333333333</text:p>
          </table:table-cell>
          <table:table-cell office:value-type="float" office:value="0.930938846356645" calcext:value-type="float">
            <text:p>0.930938846356645</text:p>
          </table:table-cell>
          <table:table-cell office:value-type="float" office:value="8.9457" calcext:value-type="float">
            <text:p>8.9457</text:p>
          </table:table-cell>
          <table:table-cell office:value-type="float" office:value="0.926469444185485" calcext:value-type="float">
            <text:p>0.926469444185485</text:p>
          </table:table-cell>
          <table:table-cell office:value-type="float" office:value="9.0071" calcext:value-type="float">
            <text:p>9.0071</text:p>
          </table:table-cell>
          <table:table-cell office:value-type="float" office:value="0.930929000751332" calcext:value-type="float">
            <text:p>0.930929000751332</text:p>
          </table:table-cell>
          <table:table-cell office:value-type="float" office:value="8.96836666666667" calcext:value-type="float">
            <text:p>8.96836666666667</text:p>
          </table:table-cell>
          <table:table-cell office:value-type="float" office:value="0.928797803429802" calcext:value-type="float">
            <text:p>0.928797803429802</text:p>
          </table:table-cell>
          <table:table-cell office:value-type="float" office:value="8.9972" calcext:value-type="float">
            <text:p>8.9972</text:p>
          </table:table-cell>
          <table:table-cell office:value-type="float" office:value="0.930290351187792" calcext:value-type="float">
            <text:p>0.93029035118779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289" calcext:value-type="float">
            <text:p>13.289</text:p>
          </table:table-cell>
          <table:table-cell table:formula="of:=([.A29]-15)/4.5" office:value-type="float" office:value="-0.380222222222222" calcext:value-type="float">
            <text:p>-0.380222222222222</text:p>
          </table:table-cell>
          <table:table-cell office:value-type="float" office:value="8.90393333333333" calcext:value-type="float">
            <text:p>8.90393333333333</text:p>
          </table:table-cell>
          <table:table-cell office:value-type="float" office:value="0.922130413418867" calcext:value-type="float">
            <text:p>0.922130413418867</text:p>
          </table:table-cell>
          <table:table-cell office:value-type="float" office:value="8.95316666666667" calcext:value-type="float">
            <text:p>8.95316666666667</text:p>
          </table:table-cell>
          <table:table-cell office:value-type="float" office:value="0.925360842506518" calcext:value-type="float">
            <text:p>0.925360842506518</text:p>
          </table:table-cell>
          <table:table-cell office:value-type="float" office:value="8.88656666666667" calcext:value-type="float">
            <text:p>8.88656666666667</text:p>
          </table:table-cell>
          <table:table-cell office:value-type="float" office:value="0.920345021338044" calcext:value-type="float">
            <text:p>0.920345021338044</text:p>
          </table:table-cell>
          <table:table-cell office:value-type="float" office:value="8.95306666666667" calcext:value-type="float">
            <text:p>8.95306666666667</text:p>
          </table:table-cell>
          <table:table-cell office:value-type="float" office:value="0.925344149193829" calcext:value-type="float">
            <text:p>0.925344149193829</text:p>
          </table:table-cell>
          <table:table-cell office:value-type="float" office:value="8.91456666666667" calcext:value-type="float">
            <text:p>8.91456666666667</text:p>
          </table:table-cell>
          <table:table-cell office:value-type="float" office:value="0.92322588699468" calcext:value-type="float">
            <text:p>0.92322588699468</text:p>
          </table:table-cell>
          <table:table-cell office:value-type="float" office:value="8.94283333333333" calcext:value-type="float">
            <text:p>8.94283333333333</text:p>
          </table:table-cell>
          <table:table-cell office:value-type="float" office:value="0.924668718059223" calcext:value-type="float">
            <text:p>0.92466871805922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389" calcext:value-type="float">
            <text:p>13.389</text:p>
          </table:table-cell>
          <table:table-cell table:formula="of:=([.A30]-15)/4.5" office:value-type="float" office:value="-0.358" calcext:value-type="float">
            <text:p>-0.358</text:p>
          </table:table-cell>
          <table:table-cell office:value-type="float" office:value="8.84366666666667" calcext:value-type="float">
            <text:p>8.84366666666667</text:p>
          </table:table-cell>
          <table:table-cell office:value-type="float" office:value="0.915888580090205" calcext:value-type="float">
            <text:p>0.915888580090205</text:p>
          </table:table-cell>
          <table:table-cell office:value-type="float" office:value="8.89473333333334" calcext:value-type="float">
            <text:p>8.89473333333334</text:p>
          </table:table-cell>
          <table:table-cell office:value-type="float" office:value="0.919321133049889" calcext:value-type="float">
            <text:p>0.919321133049889</text:p>
          </table:table-cell>
          <table:table-cell office:value-type="float" office:value="8.82213333333333" calcext:value-type="float">
            <text:p>8.82213333333333</text:p>
          </table:table-cell>
          <table:table-cell office:value-type="float" office:value="0.913671650929948" calcext:value-type="float">
            <text:p>0.913671650929948</text:p>
          </table:table-cell>
          <table:table-cell office:value-type="float" office:value="8.8946" calcext:value-type="float">
            <text:p>8.8946</text:p>
          </table:table-cell>
          <table:table-cell office:value-type="float" office:value="0.919301035273756" calcext:value-type="float">
            <text:p>0.919301035273756</text:p>
          </table:table-cell>
          <table:table-cell office:value-type="float" office:value="8.85683333333333" calcext:value-type="float">
            <text:p>8.85683333333333</text:p>
          </table:table-cell>
          <table:table-cell office:value-type="float" office:value="0.917246589583446" calcext:value-type="float">
            <text:p>0.917246589583446</text:p>
          </table:table-cell>
          <table:table-cell office:value-type="float" office:value="8.88393333333333" calcext:value-type="float">
            <text:p>8.88393333333333</text:p>
          </table:table-cell>
          <table:table-cell office:value-type="float" office:value="0.918578295128507" calcext:value-type="float">
            <text:p>0.91857829512850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49" calcext:value-type="float">
            <text:p>13.49</text:p>
          </table:table-cell>
          <table:table-cell table:formula="of:=([.A31]-15)/4.5" office:value-type="float" office:value="-0.335555555555555" calcext:value-type="float">
            <text:p>-0.335555555555555</text:p>
          </table:table-cell>
          <table:table-cell office:value-type="float" office:value="8.77876666666667" calcext:value-type="float">
            <text:p>8.77876666666667</text:p>
          </table:table-cell>
          <table:table-cell office:value-type="float" office:value="0.909166843498915" calcext:value-type="float">
            <text:p>0.909166843498915</text:p>
          </table:table-cell>
          <table:table-cell office:value-type="float" office:value="8.8318" calcext:value-type="float">
            <text:p>8.8318</text:p>
          </table:table-cell>
          <table:table-cell office:value-type="float" office:value="0.9128162762347" calcext:value-type="float">
            <text:p>0.9128162762347</text:p>
          </table:table-cell>
          <table:table-cell office:value-type="float" office:value="8.7522" calcext:value-type="float">
            <text:p>8.7522</text:p>
          </table:table-cell>
          <table:table-cell office:value-type="float" office:value="0.906428625517793" calcext:value-type="float">
            <text:p>0.906428625517793</text:p>
          </table:table-cell>
          <table:table-cell office:value-type="float" office:value="8.83163333333333" calcext:value-type="float">
            <text:p>8.83163333333333</text:p>
          </table:table-cell>
          <table:table-cell office:value-type="float" office:value="0.912792785679521" calcext:value-type="float">
            <text:p>0.912792785679521</text:p>
          </table:table-cell>
          <table:table-cell office:value-type="float" office:value="8.79523333333333" calcext:value-type="float">
            <text:p>8.79523333333333</text:p>
          </table:table-cell>
          <table:table-cell office:value-type="float" office:value="0.910866824234653" calcext:value-type="float">
            <text:p>0.910866824234653</text:p>
          </table:table-cell>
          <table:table-cell office:value-type="float" office:value="8.82056666666667" calcext:value-type="float">
            <text:p>8.82056666666667</text:p>
          </table:table-cell>
          <table:table-cell office:value-type="float" office:value="0.912025987826039" calcext:value-type="float">
            <text:p>0.91202598782603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59" calcext:value-type="float">
            <text:p>13.59</text:p>
          </table:table-cell>
          <table:table-cell table:formula="of:=([.A32]-15)/4.5" office:value-type="float" office:value="-0.313333333333333" calcext:value-type="float">
            <text:p>-0.313333333333333</text:p>
          </table:table-cell>
          <table:table-cell office:value-type="float" office:value="8.7091" calcext:value-type="float">
            <text:p>8.7091</text:p>
          </table:table-cell>
          <table:table-cell office:value-type="float" office:value="0.901951392151149" calcext:value-type="float">
            <text:p>0.901951392151149</text:p>
          </table:table-cell>
          <table:table-cell office:value-type="float" office:value="8.7642" calcext:value-type="float">
            <text:p>8.7642</text:p>
          </table:table-cell>
          <table:table-cell office:value-type="float" office:value="0.905829051366882" calcext:value-type="float">
            <text:p>0.905829051366882</text:p>
          </table:table-cell>
          <table:table-cell office:value-type="float" office:value="8.6764" calcext:value-type="float">
            <text:p>8.6764</text:p>
          </table:table-cell>
          <table:table-cell office:value-type="float" office:value="0.898577967858681" calcext:value-type="float">
            <text:p>0.898577967858681</text:p>
          </table:table-cell>
          <table:table-cell office:value-type="float" office:value="8.7639" calcext:value-type="float">
            <text:p>8.7639</text:p>
          </table:table-cell>
          <table:table-cell office:value-type="float" office:value="0.905791827910353" calcext:value-type="float">
            <text:p>0.905791827910353</text:p>
          </table:table-cell>
          <table:table-cell office:value-type="float" office:value="8.7296" calcext:value-type="float">
            <text:p>8.7296</text:p>
          </table:table-cell>
          <table:table-cell office:value-type="float" office:value="0.90406933308968" calcext:value-type="float">
            <text:p>0.90406933308968</text:p>
          </table:table-cell>
          <table:table-cell office:value-type="float" office:value="8.7524" calcext:value-type="float">
            <text:p>8.7524</text:p>
          </table:table-cell>
          <table:table-cell office:value-type="float" office:value="0.904977323774416" calcext:value-type="float">
            <text:p>0.90497732377441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691" calcext:value-type="float">
            <text:p>13.691</text:p>
          </table:table-cell>
          <table:table-cell table:formula="of:=([.A33]-15)/4.5" office:value-type="float" office:value="-0.290888888888889" calcext:value-type="float">
            <text:p>-0.290888888888889</text:p>
          </table:table-cell>
          <table:table-cell office:value-type="float" office:value="8.6322" calcext:value-type="float">
            <text:p>8.6322</text:p>
          </table:table-cell>
          <table:table-cell office:value-type="float" office:value="0.893986820134228" calcext:value-type="float">
            <text:p>0.893986820134228</text:p>
          </table:table-cell>
          <table:table-cell office:value-type="float" office:value="8.68926666666667" calcext:value-type="float">
            <text:p>8.68926666666667</text:p>
          </table:table-cell>
          <table:table-cell office:value-type="float" office:value="0.898083868853661" calcext:value-type="float">
            <text:p>0.898083868853661</text:p>
          </table:table-cell>
          <table:table-cell office:value-type="float" office:value="8.59093333333333" calcext:value-type="float">
            <text:p>8.59093333333333</text:p>
          </table:table-cell>
          <table:table-cell office:value-type="float" office:value="0.889726147995348" calcext:value-type="float">
            <text:p>0.889726147995348</text:p>
          </table:table-cell>
          <table:table-cell office:value-type="float" office:value="8.68893333333333" calcext:value-type="float">
            <text:p>8.68893333333333</text:p>
          </table:table-cell>
          <table:table-cell office:value-type="float" office:value="0.898043258926337" calcext:value-type="float">
            <text:p>0.898043258926337</text:p>
          </table:table-cell>
          <table:table-cell office:value-type="float" office:value="8.65783333333333" calcext:value-type="float">
            <text:p>8.65783333333333</text:p>
          </table:table-cell>
          <table:table-cell office:value-type="float" office:value="0.89663666692905" calcext:value-type="float">
            <text:p>0.89663666692905</text:p>
          </table:table-cell>
          <table:table-cell office:value-type="float" office:value="8.67693333333333" calcext:value-type="float">
            <text:p>8.67693333333333</text:p>
          </table:table-cell>
          <table:table-cell office:value-type="float" office:value="0.897173846144253" calcext:value-type="float">
            <text:p>0.89717384614425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791" calcext:value-type="float">
            <text:p>13.791</text:p>
          </table:table-cell>
          <table:table-cell table:formula="of:=([.A34]-15)/4.5" office:value-type="float" office:value="-0.268666666666667" calcext:value-type="float">
            <text:p>-0.268666666666667</text:p>
          </table:table-cell>
          <table:table-cell office:value-type="float" office:value="8.54723333333333" calcext:value-type="float">
            <text:p>8.54723333333333</text:p>
          </table:table-cell>
          <table:table-cell office:value-type="float" office:value="0.885186682833596" calcext:value-type="float">
            <text:p>0.885186682833596</text:p>
          </table:table-cell>
          <table:table-cell office:value-type="float" office:value="8.60643333333333" calcext:value-type="float">
            <text:p>8.60643333333333</text:p>
          </table:table-cell>
          <table:table-cell office:value-type="float" office:value="0.889522059005652" calcext:value-type="float">
            <text:p>0.889522059005652</text:p>
          </table:table-cell>
          <table:table-cell office:value-type="float" office:value="8.49506666666667" calcext:value-type="float">
            <text:p>8.49506666666667</text:p>
          </table:table-cell>
          <table:table-cell office:value-type="float" office:value="0.879797101568596" calcext:value-type="float">
            <text:p>0.879797101568596</text:p>
          </table:table-cell>
          <table:table-cell office:value-type="float" office:value="8.60593333333333" calcext:value-type="float">
            <text:p>8.60593333333333</text:p>
          </table:table-cell>
          <table:table-cell office:value-type="float" office:value="0.889464288186708" calcext:value-type="float">
            <text:p>0.889464288186708</text:p>
          </table:table-cell>
          <table:table-cell office:value-type="float" office:value="8.57996666666667" calcext:value-type="float">
            <text:p>8.57996666666667</text:p>
          </table:table-cell>
          <table:table-cell office:value-type="float" office:value="0.888572204419481" calcext:value-type="float">
            <text:p>0.888572204419481</text:p>
          </table:table-cell>
          <table:table-cell office:value-type="float" office:value="8.5935" calcext:value-type="float">
            <text:p>8.5935</text:p>
          </table:table-cell>
          <table:table-cell office:value-type="float" office:value="0.888546512263855" calcext:value-type="float">
            <text:p>0.88854651226385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891" calcext:value-type="float">
            <text:p>13.891</text:p>
          </table:table-cell>
          <table:table-cell table:formula="of:=([.A35]-15)/4.5" office:value-type="float" office:value="-0.246444444444444" calcext:value-type="float">
            <text:p>-0.246444444444444</text:p>
          </table:table-cell>
          <table:table-cell office:value-type="float" office:value="8.4544" calcext:value-type="float">
            <text:p>8.4544</text:p>
          </table:table-cell>
          <table:table-cell office:value-type="float" office:value="0.875571729654073" calcext:value-type="float">
            <text:p>0.875571729654073</text:p>
          </table:table-cell>
          <table:table-cell office:value-type="float" office:value="8.51593333333334" calcext:value-type="float">
            <text:p>8.51593333333334</text:p>
          </table:table-cell>
          <table:table-cell office:value-type="float" office:value="0.880167762107459" calcext:value-type="float">
            <text:p>0.880167762107459</text:p>
          </table:table-cell>
          <table:table-cell office:value-type="float" office:value="8.38883333333333" calcext:value-type="float">
            <text:p>8.38883333333333</text:p>
          </table:table-cell>
          <table:table-cell office:value-type="float" office:value="0.868794304612143" calcext:value-type="float">
            <text:p>0.868794304612143</text:p>
          </table:table-cell>
          <table:table-cell office:value-type="float" office:value="8.51526666666667" calcext:value-type="float">
            <text:p>8.51526666666667</text:p>
          </table:table-cell>
          <table:table-cell office:value-type="float" office:value="0.880092836455733" calcext:value-type="float">
            <text:p>0.880092836455733</text:p>
          </table:table-cell>
          <table:table-cell office:value-type="float" office:value="8.49636666666667" calcext:value-type="float">
            <text:p>8.49636666666667</text:p>
          </table:table-cell>
          <table:table-cell office:value-type="float" office:value="0.879913951470337" calcext:value-type="float">
            <text:p>0.879913951470337</text:p>
          </table:table-cell>
          <table:table-cell office:value-type="float" office:value="8.50226666666667" calcext:value-type="float">
            <text:p>8.50226666666667</text:p>
          </table:table-cell>
          <table:table-cell office:value-type="float" office:value="0.879112581869945" calcext:value-type="float">
            <text:p>0.87911258186994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992" calcext:value-type="float">
            <text:p>13.992</text:p>
          </table:table-cell>
          <table:table-cell table:formula="of:=([.A36]-15)/4.5" office:value-type="float" office:value="-0.224" calcext:value-type="float">
            <text:p>-0.224</text:p>
          </table:table-cell>
          <table:table-cell office:value-type="float" office:value="8.35256666666667" calcext:value-type="float">
            <text:p>8.35256666666667</text:p>
          </table:table-cell>
          <table:table-cell office:value-type="float" office:value="0.865024648151251" calcext:value-type="float">
            <text:p>0.865024648151251</text:p>
          </table:table-cell>
          <table:table-cell office:value-type="float" office:value="8.41643333333333" calcext:value-type="float">
            <text:p>8.41643333333333</text:p>
          </table:table-cell>
          <table:table-cell office:value-type="float" office:value="0.869883222503832" calcext:value-type="float">
            <text:p>0.869883222503832</text:p>
          </table:table-cell>
          <table:table-cell office:value-type="float" office:value="8.27023333333333" calcext:value-type="float">
            <text:p>8.27023333333333</text:p>
          </table:table-cell>
          <table:table-cell office:value-type="float" office:value="0.856510685170454" calcext:value-type="float">
            <text:p>0.856510685170454</text:p>
          </table:table-cell>
          <table:table-cell office:value-type="float" office:value="8.41566666666667" calcext:value-type="float">
            <text:p>8.41566666666667</text:p>
          </table:table-cell>
          <table:table-cell office:value-type="float" office:value="0.869798036235629" calcext:value-type="float">
            <text:p>0.869798036235629</text:p>
          </table:table-cell>
          <table:table-cell office:value-type="float" office:value="8.40643333333333" calcext:value-type="float">
            <text:p>8.40643333333333</text:p>
          </table:table-cell>
          <table:table-cell office:value-type="float" office:value="0.870599802755705" calcext:value-type="float">
            <text:p>0.870599802755705</text:p>
          </table:table-cell>
          <table:table-cell office:value-type="float" office:value="8.40213333333333" calcext:value-type="float">
            <text:p>8.40213333333333</text:p>
          </table:table-cell>
          <table:table-cell office:value-type="float" office:value="0.86875836730115" calcext:value-type="float">
            <text:p>0.8687583673011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092" calcext:value-type="float">
            <text:p>14.092</text:p>
          </table:table-cell>
          <table:table-cell table:formula="of:=([.A37]-15)/4.5" office:value-type="float" office:value="-0.201777777777778" calcext:value-type="float">
            <text:p>-0.201777777777778</text:p>
          </table:table-cell>
          <table:table-cell office:value-type="float" office:value="8.23526666666667" calcext:value-type="float">
            <text:p>8.23526666666667</text:p>
          </table:table-cell>
          <table:table-cell office:value-type="float" office:value="0.852875593298658" calcext:value-type="float">
            <text:p>0.852875593298658</text:p>
          </table:table-cell>
          <table:table-cell office:value-type="float" office:value="8.30123333333333" calcext:value-type="float">
            <text:p>8.30123333333333</text:p>
          </table:table-cell>
          <table:table-cell office:value-type="float" office:value="0.857975817350806" calcext:value-type="float">
            <text:p>0.857975817350806</text:p>
          </table:table-cell>
          <table:table-cell office:value-type="float" office:value="8.12773333333333" calcext:value-type="float">
            <text:p>8.12773333333333</text:p>
          </table:table-cell>
          <table:table-cell office:value-type="float" office:value="0.841751465285293" calcext:value-type="float">
            <text:p>0.841751465285293</text:p>
          </table:table-cell>
          <table:table-cell office:value-type="float" office:value="8.30016666666667" calcext:value-type="float">
            <text:p>8.30016666666667</text:p>
          </table:table-cell>
          <table:table-cell office:value-type="float" office:value="0.85785971191493" calcext:value-type="float">
            <text:p>0.85785971191493</text:p>
          </table:table-cell>
          <table:table-cell office:value-type="float" office:value="8.30613333333334" calcext:value-type="float">
            <text:p>8.30613333333334</text:p>
          </table:table-cell>
          <table:table-cell office:value-type="float" office:value="0.860212018913711" calcext:value-type="float">
            <text:p>0.860212018913711</text:p>
          </table:table-cell>
          <table:table-cell office:value-type="float" office:value="8.28606666666667" calcext:value-type="float">
            <text:p>8.28606666666667</text:p>
          </table:table-cell>
          <table:table-cell office:value-type="float" office:value="0.856756505554029" calcext:value-type="float">
            <text:p>0.85675650555402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192" calcext:value-type="float">
            <text:p>14.192</text:p>
          </table:table-cell>
          <table:table-cell table:formula="of:=([.A38]-15)/4.5" office:value-type="float" office:value="-0.179555555555556" calcext:value-type="float">
            <text:p>-0.179555555555556</text:p>
          </table:table-cell>
          <table:table-cell office:value-type="float" office:value="8.10296666666667" calcext:value-type="float">
            <text:p>8.10296666666667</text:p>
          </table:table-cell>
          <table:table-cell office:value-type="float" office:value="0.839172789459949" calcext:value-type="float">
            <text:p>0.839172789459949</text:p>
          </table:table-cell>
          <table:table-cell office:value-type="float" office:value="8.1712" calcext:value-type="float">
            <text:p>8.1712</text:p>
          </table:table-cell>
          <table:table-cell office:value-type="float" office:value="0.844535061527234" calcext:value-type="float">
            <text:p>0.844535061527234</text:p>
          </table:table-cell>
          <table:table-cell office:value-type="float" office:value="7.96376666666667" calcext:value-type="float">
            <text:p>7.96376666666667</text:p>
          </table:table-cell>
          <table:table-cell office:value-type="float" office:value="0.824768656149374" calcext:value-type="float">
            <text:p>0.824768656149374</text:p>
          </table:table-cell>
          <table:table-cell office:value-type="float" office:value="8.1699" calcext:value-type="float">
            <text:p>8.1699</text:p>
          </table:table-cell>
          <table:table-cell office:value-type="float" office:value="0.844394944891716" calcext:value-type="float">
            <text:p>0.844394944891716</text:p>
          </table:table-cell>
          <table:table-cell office:value-type="float" office:value="8.19756666666667" calcext:value-type="float">
            <text:p>8.19756666666667</text:p>
          </table:table-cell>
          <table:table-cell office:value-type="float" office:value="0.848968057433711" calcext:value-type="float">
            <text:p>0.848968057433711</text:p>
          </table:table-cell>
          <table:table-cell office:value-type="float" office:value="8.15523333333333" calcext:value-type="float">
            <text:p>8.15523333333333</text:p>
          </table:table-cell>
          <table:table-cell office:value-type="float" office:value="0.843227558475601" calcext:value-type="float">
            <text:p>0.84322755847560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293" calcext:value-type="float">
            <text:p>14.293</text:p>
          </table:table-cell>
          <table:table-cell table:formula="of:=([.A39]-15)/4.5" office:value-type="float" office:value="-0.157111111111111" calcext:value-type="float">
            <text:p>-0.157111111111111</text:p>
          </table:table-cell>
          <table:table-cell office:value-type="float" office:value="7.95606666666667" calcext:value-type="float">
            <text:p>7.95606666666667</text:p>
          </table:table-cell>
          <table:table-cell office:value-type="float" office:value="0.82395771992836" calcext:value-type="float">
            <text:p>0.82395771992836</text:p>
          </table:table-cell>
          <table:table-cell office:value-type="float" office:value="8.02696666666667" calcext:value-type="float">
            <text:p>8.02696666666667</text:p>
          </table:table-cell>
          <table:table-cell office:value-type="float" office:value="0.829626443833138" calcext:value-type="float">
            <text:p>0.829626443833138</text:p>
          </table:table-cell>
          <table:table-cell office:value-type="float" office:value="7.7785" calcext:value-type="float">
            <text:p>7.7785</text:p>
          </table:table-cell>
          <table:table-cell office:value-type="float" office:value="0.805579491820398" calcext:value-type="float">
            <text:p>0.805579491820398</text:p>
          </table:table-cell>
          <table:table-cell office:value-type="float" office:value="8.0253" calcext:value-type="float">
            <text:p>8.0253</text:p>
          </table:table-cell>
          <table:table-cell office:value-type="float" office:value="0.829448544143382" calcext:value-type="float">
            <text:p>0.829448544143382</text:p>
          </table:table-cell>
          <table:table-cell office:value-type="float" office:value="8.0814" calcext:value-type="float">
            <text:p>8.0814</text:p>
          </table:table-cell>
          <table:table-cell office:value-type="float" office:value="0.836936961333177" calcext:value-type="float">
            <text:p>0.836936961333177</text:p>
          </table:table-cell>
          <table:table-cell office:value-type="float" office:value="8.0101" calcext:value-type="float">
            <text:p>8.0101</text:p>
          </table:table-cell>
          <table:table-cell office:value-type="float" office:value="0.828219811546223" calcext:value-type="float">
            <text:p>0.82821981154622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393" calcext:value-type="float">
            <text:p>14.393</text:p>
          </table:table-cell>
          <table:table-cell table:formula="of:=([.A40]-15)/4.5" office:value-type="float" office:value="-0.134888888888889" calcext:value-type="float">
            <text:p>-0.134888888888889</text:p>
          </table:table-cell>
          <table:table-cell office:value-type="float" office:value="7.781" calcext:value-type="float">
            <text:p>7.781</text:p>
          </table:table-cell>
          <table:table-cell office:value-type="float" office:value="0.805825506600926" calcext:value-type="float">
            <text:p>0.805825506600926</text:p>
          </table:table-cell>
          <table:table-cell office:value-type="float" office:value="7.85576666666667" calcext:value-type="float">
            <text:p>7.85576666666667</text:p>
          </table:table-cell>
          <table:table-cell office:value-type="float" office:value="0.811930572154821" calcext:value-type="float">
            <text:p>0.811930572154821</text:p>
          </table:table-cell>
          <table:table-cell office:value-type="float" office:value="7.55323333333333" calcext:value-type="float">
            <text:p>7.55323333333333</text:p>
          </table:table-cell>
          <table:table-cell office:value-type="float" office:value="0.782247239953526" calcext:value-type="float">
            <text:p>0.782247239953526</text:p>
          </table:table-cell>
          <table:table-cell office:value-type="float" office:value="7.85353333333333" calcext:value-type="float">
            <text:p>7.85353333333333</text:p>
          </table:table-cell>
          <table:table-cell office:value-type="float" office:value="0.81169423805878" calcext:value-type="float">
            <text:p>0.81169423805878</text:p>
          </table:table-cell>
          <table:table-cell office:value-type="float" office:value="7.95426666666667" calcext:value-type="float">
            <text:p>7.95426666666667</text:p>
          </table:table-cell>
          <table:table-cell office:value-type="float" office:value="0.82377013040134" calcext:value-type="float">
            <text:p>0.82377013040134</text:p>
          </table:table-cell>
          <table:table-cell office:value-type="float" office:value="7.83773333333333" calcext:value-type="float">
            <text:p>7.83773333333333</text:p>
          </table:table-cell>
          <table:table-cell office:value-type="float" office:value="0.810396106344981" calcext:value-type="float">
            <text:p>0.81039610634498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493" calcext:value-type="float">
            <text:p>14.493</text:p>
          </table:table-cell>
          <table:table-cell table:formula="of:=([.A41]-15)/4.5" office:value-type="float" office:value="-0.112666666666667" calcext:value-type="float">
            <text:p>-0.112666666666667</text:p>
          </table:table-cell>
          <table:table-cell office:value-type="float" office:value="7.581" calcext:value-type="float">
            <text:p>7.581</text:p>
          </table:table-cell>
          <table:table-cell office:value-type="float" office:value="0.785110504473744" calcext:value-type="float">
            <text:p>0.785110504473744</text:p>
          </table:table-cell>
          <table:table-cell office:value-type="float" office:value="7.6689" calcext:value-type="float">
            <text:p>7.6689</text:p>
          </table:table-cell>
          <table:table-cell office:value-type="float" office:value="0.792614963102047" calcext:value-type="float">
            <text:p>0.792614963102047</text:p>
          </table:table-cell>
          <table:table-cell office:value-type="float" office:value="7.32156666666667" calcext:value-type="float">
            <text:p>7.32156666666667</text:p>
          </table:table-cell>
          <table:table-cell office:value-type="float" office:value="0.758251615195312" calcext:value-type="float">
            <text:p>0.758251615195312</text:p>
          </table:table-cell>
          <table:table-cell office:value-type="float" office:value="7.6661" calcext:value-type="float">
            <text:p>7.6661</text:p>
          </table:table-cell>
          <table:table-cell office:value-type="float" office:value="0.792320209426044" calcext:value-type="float">
            <text:p>0.792320209426044</text:p>
          </table:table-cell>
          <table:table-cell office:value-type="float" office:value="7.82316666666667" calcext:value-type="float">
            <text:p>7.82316666666667</text:p>
          </table:table-cell>
          <table:table-cell office:value-type="float" office:value="0.810191943133342" calcext:value-type="float">
            <text:p>0.810191943133342</text:p>
          </table:table-cell>
          <table:table-cell office:value-type="float" office:value="7.64963333333333" calcext:value-type="float">
            <text:p>7.64963333333333</text:p>
          </table:table-cell>
          <table:table-cell office:value-type="float" office:value="0.790945109339581" calcext:value-type="float">
            <text:p>0.79094510933958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594" calcext:value-type="float">
            <text:p>14.594</text:p>
          </table:table-cell>
          <table:table-cell table:formula="of:=([.A42]-15)/4.5" office:value-type="float" office:value="-0.0902222222222223" calcext:value-type="float">
            <text:p>-0.090222222222222</text:p>
          </table:table-cell>
          <table:table-cell office:value-type="float" office:value="7.3608" calcext:value-type="float">
            <text:p>7.3608</text:p>
          </table:table-cell>
          <table:table-cell office:value-type="float" office:value="0.762303166323466" calcext:value-type="float">
            <text:p>0.762303166323466</text:p>
          </table:table-cell>
          <table:table-cell office:value-type="float" office:value="7.46473333333333" calcext:value-type="float">
            <text:p>7.46473333333333</text:p>
          </table:table-cell>
          <table:table-cell office:value-type="float" office:value="0.771510939136279" calcext:value-type="float">
            <text:p>0.771510939136279</text:p>
          </table:table-cell>
          <table:table-cell office:value-type="float" office:value="7.06886666666667" calcext:value-type="float">
            <text:p>7.06886666666667</text:p>
          </table:table-cell>
          <table:table-cell office:value-type="float" office:value="0.732076821658912" calcext:value-type="float">
            <text:p>0.732076821658912</text:p>
          </table:table-cell>
          <table:table-cell office:value-type="float" office:value="7.46126666666667" calcext:value-type="float">
            <text:p>7.46126666666667</text:p>
          </table:table-cell>
          <table:table-cell office:value-type="float" office:value="0.771147445389821" calcext:value-type="float">
            <text:p>0.771147445389821</text:p>
          </table:table-cell>
          <table:table-cell office:value-type="float" office:value="7.68553333333333" calcext:value-type="float">
            <text:p>7.68553333333333</text:p>
          </table:table-cell>
          <table:table-cell office:value-type="float" office:value="0.795936855227812" calcext:value-type="float">
            <text:p>0.795936855227812</text:p>
          </table:table-cell>
          <table:table-cell office:value-type="float" office:value="7.4441" calcext:value-type="float">
            <text:p>7.4441</text:p>
          </table:table-cell>
          <table:table-cell office:value-type="float" office:value="0.76969118167308" calcext:value-type="float">
            <text:p>0.7696911816730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694" calcext:value-type="float">
            <text:p>14.694</text:p>
          </table:table-cell>
          <table:table-cell table:formula="of:=([.A43]-15)/4.5" office:value-type="float" office:value="-0.0679999999999998" calcext:value-type="float">
            <text:p>-0.068</text:p>
          </table:table-cell>
          <table:table-cell office:value-type="float" office:value="7.10056666666667" calcext:value-type="float">
            <text:p>7.10056666666667</text:p>
          </table:table-cell>
          <table:table-cell office:value-type="float" office:value="0.735349662039328" calcext:value-type="float">
            <text:p>0.735349662039328</text:p>
          </table:table-cell>
          <table:table-cell office:value-type="float" office:value="7.2116" calcext:value-type="float">
            <text:p>7.2116</text:p>
          </table:table-cell>
          <table:table-cell office:value-type="float" office:value="0.745345682719711" calcext:value-type="float">
            <text:p>0.745345682719711</text:p>
          </table:table-cell>
          <table:table-cell office:value-type="float" office:value="6.7272" calcext:value-type="float">
            <text:p>6.7272</text:p>
          </table:table-cell>
          <table:table-cell office:value-type="float" office:value="0.696686239460658" calcext:value-type="float">
            <text:p>0.696686239460658</text:p>
          </table:table-cell>
          <table:table-cell office:value-type="float" office:value="7.2071" calcext:value-type="float">
            <text:p>7.2071</text:p>
          </table:table-cell>
          <table:table-cell office:value-type="float" office:value="0.744875585308754" calcext:value-type="float">
            <text:p>0.744875585308754</text:p>
          </table:table-cell>
          <table:table-cell office:value-type="float" office:value="7.5383" calcext:value-type="float">
            <text:p>7.5383</text:p>
          </table:table-cell>
          <table:table-cell office:value-type="float" office:value="0.780687712782511" calcext:value-type="float">
            <text:p>0.780687712782511</text:p>
          </table:table-cell>
          <table:table-cell office:value-type="float" office:value="7.18946666666667" calcext:value-type="float">
            <text:p>7.18946666666667</text:p>
          </table:table-cell>
          <table:table-cell office:value-type="float" office:value="0.74336017794398" calcext:value-type="float">
            <text:p>0.7433601779439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794" calcext:value-type="float">
            <text:p>14.794</text:p>
          </table:table-cell>
          <table:table-cell table:formula="of:=([.A44]-15)/4.5" office:value-type="float" office:value="-0.0457777777777777" calcext:value-type="float">
            <text:p>-0.045777777777778</text:p>
          </table:table-cell>
          <table:table-cell office:value-type="float" office:value="6.70456666666667" calcext:value-type="float">
            <text:p>6.70456666666667</text:p>
          </table:table-cell>
          <table:table-cell office:value-type="float" office:value="0.694333106119556" calcext:value-type="float">
            <text:p>0.694333106119556</text:p>
          </table:table-cell>
          <table:table-cell office:value-type="float" office:value="6.78306666666667" calcext:value-type="float">
            <text:p>6.78306666666667</text:p>
          </table:table-cell>
          <table:table-cell office:value-type="float" office:value="0.701049470366135" calcext:value-type="float">
            <text:p>0.701049470366135</text:p>
          </table:table-cell>
          <table:table-cell office:value-type="float" office:value="6.05353333333333" calcext:value-type="float">
            <text:p>6.05353333333333</text:p>
          </table:table-cell>
          <table:table-cell office:value-type="float" office:value="0.626905120832994" calcext:value-type="float">
            <text:p>0.626905120832994</text:p>
          </table:table-cell>
          <table:table-cell office:value-type="float" office:value="6.7772" calcext:value-type="float">
            <text:p>6.7772</text:p>
          </table:table-cell>
          <table:table-cell office:value-type="float" office:value="0.700438456672694" calcext:value-type="float">
            <text:p>0.700438456672694</text:p>
          </table:table-cell>
          <table:table-cell office:value-type="float" office:value="7.2874" calcext:value-type="float">
            <text:p>7.2874</text:p>
          </table:table-cell>
          <table:table-cell office:value-type="float" office:value="0.754703098484283" calcext:value-type="float">
            <text:p>0.754703098484283</text:p>
          </table:table-cell>
          <table:table-cell office:value-type="float" office:value="6.75933333333333" calcext:value-type="float">
            <text:p>6.75933333333333</text:p>
          </table:table-cell>
          <table:table-cell office:value-type="float" office:value="0.698880500624405" calcext:value-type="float">
            <text:p>0.69888050062440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895" calcext:value-type="float">
            <text:p>14.895</text:p>
          </table:table-cell>
          <table:table-cell table:formula="of:=([.A45]-15)/4.5" office:value-type="float" office:value="-0.0233333333333334" calcext:value-type="float">
            <text:p>-0.023333333333334</text:p>
          </table:table-cell>
          <table:table-cell office:value-type="float" office:value="6.22896666666667" calcext:value-type="float">
            <text:p>6.22896666666667</text:p>
          </table:table-cell>
          <table:table-cell office:value-type="float" office:value="0.645071685261193" calcext:value-type="float">
            <text:p>0.645071685261193</text:p>
          </table:table-cell>
          <table:table-cell office:value-type="float" office:value="6.2641" calcext:value-type="float">
            <text:p>6.2641</text:p>
          </table:table-cell>
          <table:table-cell office:value-type="float" office:value="0.647405634453799" calcext:value-type="float">
            <text:p>0.647405634453799</text:p>
          </table:table-cell>
          <table:table-cell office:value-type="float" office:value="5.23136666666667" calcext:value-type="float">
            <text:p>5.23136666666667</text:p>
          </table:table-cell>
          <table:table-cell office:value-type="float" office:value="0.541742470002729" calcext:value-type="float">
            <text:p>0.541742470002729</text:p>
          </table:table-cell>
          <table:table-cell office:value-type="float" office:value="6.25653333333333" calcext:value-type="float">
            <text:p>6.25653333333333</text:p>
          </table:table-cell>
          <table:table-cell office:value-type="float" office:value="0.646619322647941" calcext:value-type="float">
            <text:p>0.646619322647941</text:p>
          </table:table-cell>
          <table:table-cell office:value-type="float" office:value="6.97166666666667" calcext:value-type="float">
            <text:p>6.97166666666667</text:p>
          </table:table-cell>
          <table:table-cell office:value-type="float" office:value="0.722003688560389" calcext:value-type="float">
            <text:p>0.722003688560389</text:p>
          </table:table-cell>
          <table:table-cell office:value-type="float" office:value="6.23866666666667" calcext:value-type="float">
            <text:p>6.23866666666667</text:p>
          </table:table-cell>
          <table:table-cell office:value-type="float" office:value="0.645039056268917" calcext:value-type="float">
            <text:p>0.64503905626891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995" calcext:value-type="float">
            <text:p>14.995</text:p>
          </table:table-cell>
          <table:table-cell table:formula="of:=([.A46]-15)/4.5" office:value-type="float" office:value="-0.00111111111111128" calcext:value-type="float">
            <text:p>-0.001111111111111</text:p>
          </table:table-cell>
          <table:table-cell office:value-type="float" office:value="5.69596666666667" calcext:value-type="float">
            <text:p>5.69596666666667</text:p>
          </table:table-cell>
          <table:table-cell office:value-type="float" office:value="0.589866973987863" calcext:value-type="float">
            <text:p>0.589866973987863</text:p>
          </table:table-cell>
          <table:table-cell office:value-type="float" office:value="5.72773333333333" calcext:value-type="float">
            <text:p>5.72773333333333</text:p>
          </table:table-cell>
          <table:table-cell office:value-type="float" office:value="0.591964671630633" calcext:value-type="float">
            <text:p>0.591964671630633</text:p>
          </table:table-cell>
          <table:table-cell office:value-type="float" office:value="4.5651" calcext:value-type="float">
            <text:p>4.5651</text:p>
          </table:table-cell>
          <table:table-cell office:value-type="float" office:value="0.472732665679131" calcext:value-type="float">
            <text:p>0.472732665679131</text:p>
          </table:table-cell>
          <table:table-cell office:value-type="float" office:value="5.71826666666667" calcext:value-type="float">
            <text:p>5.71826666666667</text:p>
          </table:table-cell>
          <table:table-cell office:value-type="float" office:value="0.590982388088549" calcext:value-type="float">
            <text:p>0.590982388088549</text:p>
          </table:table-cell>
          <table:table-cell office:value-type="float" office:value="6.54133333333333" calcext:value-type="float">
            <text:p>6.54133333333333</text:p>
          </table:table-cell>
          <table:table-cell office:value-type="float" office:value="0.677434615666341" calcext:value-type="float">
            <text:p>0.677434615666341</text:p>
          </table:table-cell>
          <table:table-cell office:value-type="float" office:value="5.70026666666667" calcext:value-type="float">
            <text:p>5.70026666666667</text:p>
          </table:table-cell>
          <table:table-cell office:value-type="float" office:value="0.589365294781627" calcext:value-type="float">
            <text:p>0.58936529478162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095" calcext:value-type="float">
            <text:p>15.095</text:p>
          </table:table-cell>
          <table:table-cell table:formula="of:=([.A47]-15)/4.5" office:value-type="float" office:value="0.0211111111111113" calcext:value-type="float">
            <text:p>0.021111111111111</text:p>
          </table:table-cell>
          <table:table-cell office:value-type="float" office:value="5.3016" calcext:value-type="float">
            <text:p>5.3016</text:p>
          </table:table-cell>
          <table:table-cell office:value-type="float" office:value="0.549022031703167" calcext:value-type="float">
            <text:p>0.549022031703167</text:p>
          </table:table-cell>
          <table:table-cell office:value-type="float" office:value="5.383" calcext:value-type="float">
            <text:p>5.383</text:p>
          </table:table-cell>
          <table:table-cell office:value-type="float" office:value="0.556332329022766" calcext:value-type="float">
            <text:p>0.556332329022766</text:p>
          </table:table-cell>
          <table:table-cell office:value-type="float" office:value="4.33776666666667" calcext:value-type="float">
            <text:p>4.33776666666667</text:p>
          </table:table-cell>
          <table:table-cell office:value-type="float" office:value="0.449190398372553" calcext:value-type="float">
            <text:p>0.449190398372553</text:p>
          </table:table-cell>
          <table:table-cell office:value-type="float" office:value="5.37196666666667" calcext:value-type="float">
            <text:p>5.37196666666667</text:p>
          </table:table-cell>
          <table:table-cell office:value-type="float" office:value="0.555188388771832" calcext:value-type="float">
            <text:p>0.555188388771832</text:p>
          </table:table-cell>
          <table:table-cell office:value-type="float" office:value="6.1267" calcext:value-type="float">
            <text:p>6.1267</text:p>
          </table:table-cell>
          <table:table-cell office:value-type="float" office:value="0.63448873480351" calcext:value-type="float">
            <text:p>0.63448873480351</text:p>
          </table:table-cell>
          <table:table-cell office:value-type="float" office:value="5.35326666666667" calcext:value-type="float">
            <text:p>5.35326666666667</text:p>
          </table:table-cell>
          <table:table-cell office:value-type="float" office:value="0.553484103469201" calcext:value-type="float">
            <text:p>0.55348410346920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196" calcext:value-type="float">
            <text:p>15.196</text:p>
          </table:table-cell>
          <table:table-cell table:formula="of:=([.A48]-15)/4.5" office:value-type="float" office:value="0.0435555555555555" calcext:value-type="float">
            <text:p>0.043555555555556</text:p>
          </table:table-cell>
          <table:table-cell office:value-type="float" office:value="5.00793333333333" calcext:value-type="float">
            <text:p>5.00793333333333</text:p>
          </table:table-cell>
          <table:table-cell office:value-type="float" office:value="0.51860869507509" calcext:value-type="float">
            <text:p>0.51860869507509</text:p>
          </table:table-cell>
          <table:table-cell office:value-type="float" office:value="5.16983333333333" calcext:value-type="float">
            <text:p>5.16983333333333</text:p>
          </table:table-cell>
          <table:table-cell office:value-type="float" office:value="0.534300215887911" calcext:value-type="float">
            <text:p>0.534300215887911</text:p>
          </table:table-cell>
          <table:table-cell office:value-type="float" office:value="4.4325" calcext:value-type="float">
            <text:p>4.4325</text:p>
          </table:table-cell>
          <table:table-cell office:value-type="float" office:value="0.459010308831484" calcext:value-type="float">
            <text:p>0.459010308831484</text:p>
          </table:table-cell>
          <table:table-cell office:value-type="float" office:value="5.1575" calcext:value-type="float">
            <text:p>5.1575</text:p>
          </table:table-cell>
          <table:table-cell office:value-type="float" office:value="0.533022069764704" calcext:value-type="float">
            <text:p>0.533022069764704</text:p>
          </table:table-cell>
          <table:table-cell office:value-type="float" office:value="5.72003333333333" calcext:value-type="float">
            <text:p>5.72003333333333</text:p>
          </table:table-cell>
          <table:table-cell office:value-type="float" office:value="0.592367940415987" calcext:value-type="float">
            <text:p>0.592367940415987</text:p>
          </table:table-cell>
          <table:table-cell office:value-type="float" office:value="5.13773333333333" calcext:value-type="float">
            <text:p>5.13773333333333</text:p>
          </table:table-cell>
          <table:table-cell office:value-type="float" office:value="0.531198341961494" calcext:value-type="float">
            <text:p>0.53119834196149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296" calcext:value-type="float">
            <text:p>15.296</text:p>
          </table:table-cell>
          <table:table-cell table:formula="of:=([.A49]-15)/4.5" office:value-type="float" office:value="0.0657777777777776" calcext:value-type="float">
            <text:p>0.065777777777778</text:p>
          </table:table-cell>
          <table:table-cell office:value-type="float" office:value="4.75983333333333" calcext:value-type="float">
            <text:p>4.75983333333333</text:p>
          </table:table-cell>
          <table:table-cell office:value-type="float" office:value="0.492915208529033" calcext:value-type="float">
            <text:p>0.492915208529033</text:p>
          </table:table-cell>
          <table:table-cell office:value-type="float" office:value="4.95563333333333" calcext:value-type="float">
            <text:p>4.95563333333333</text:p>
          </table:table-cell>
          <table:table-cell office:value-type="float" office:value="0.512162024474267" calcext:value-type="float">
            <text:p>0.512162024474267</text:p>
          </table:table-cell>
          <table:table-cell office:value-type="float" office:value="4.40603333333333" calcext:value-type="float">
            <text:p>4.40603333333333</text:p>
          </table:table-cell>
          <table:table-cell office:value-type="float" office:value="0.456276107523739" calcext:value-type="float">
            <text:p>0.456276107523739</text:p>
          </table:table-cell>
          <table:table-cell office:value-type="float" office:value="4.942" calcext:value-type="float">
            <text:p>4.942</text:p>
          </table:table-cell>
          <table:table-cell office:value-type="float" office:value="0.510749678811652" calcext:value-type="float">
            <text:p>0.510749678811652</text:p>
          </table:table-cell>
          <table:table-cell office:value-type="float" office:value="5.3144" calcext:value-type="float">
            <text:p>5.3144</text:p>
          </table:table-cell>
          <table:table-cell office:value-type="float" office:value="0.550356018754223" calcext:value-type="float">
            <text:p>0.550356018754223</text:p>
          </table:table-cell>
          <table:table-cell office:value-type="float" office:value="4.92093333333333" calcext:value-type="float">
            <text:p>4.92093333333333</text:p>
          </table:table-cell>
          <table:table-cell office:value-type="float" office:value="0.508782336663632" calcext:value-type="float">
            <text:p>0.50878233666363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396" calcext:value-type="float">
            <text:p>15.396</text:p>
          </table:table-cell>
          <table:table-cell table:formula="of:=([.A50]-15)/4.5" office:value-type="float" office:value="0.0880000000000002" calcext:value-type="float">
            <text:p>0.088</text:p>
          </table:table-cell>
          <table:table-cell office:value-type="float" office:value="4.501" calcext:value-type="float">
            <text:p>4.501</text:p>
          </table:table-cell>
          <table:table-cell office:value-type="float" office:value="0.466110439990821" calcext:value-type="float">
            <text:p>0.466110439990821</text:p>
          </table:table-cell>
          <table:table-cell office:value-type="float" office:value="4.70936666666667" calcext:value-type="float">
            <text:p>4.70936666666667</text:p>
          </table:table-cell>
          <table:table-cell office:value-type="float" office:value="0.486709604406019" calcext:value-type="float">
            <text:p>0.486709604406019</text:p>
          </table:table-cell>
          <table:table-cell office:value-type="float" office:value="4.28766666666667" calcext:value-type="float">
            <text:p>4.28766666666667</text:p>
          </table:table-cell>
          <table:table-cell office:value-type="float" office:value="0.444022625121828" calcext:value-type="float">
            <text:p>0.444022625121828</text:p>
          </table:table-cell>
          <table:table-cell office:value-type="float" office:value="4.69466666666667" calcext:value-type="float">
            <text:p>4.69466666666667</text:p>
          </table:table-cell>
          <table:table-cell office:value-type="float" office:value="0.485187206284886" calcext:value-type="float">
            <text:p>0.485187206284886</text:p>
          </table:table-cell>
          <table:table-cell office:value-type="float" office:value="4.92156666666667" calcext:value-type="float">
            <text:p>4.92156666666667</text:p>
          </table:table-cell>
          <table:table-cell office:value-type="float" office:value="0.509671558352334" calcext:value-type="float">
            <text:p>0.509671558352334</text:p>
          </table:table-cell>
          <table:table-cell office:value-type="float" office:value="4.67233333333333" calcext:value-type="float">
            <text:p>4.67233333333333</text:p>
          </table:table-cell>
          <table:table-cell office:value-type="float" office:value="0.483078339181874" calcext:value-type="float">
            <text:p>0.48307833918187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497" calcext:value-type="float">
            <text:p>15.497</text:p>
          </table:table-cell>
          <table:table-cell table:formula="of:=([.A51]-15)/4.5" office:value-type="float" office:value="0.110444444444444" calcext:value-type="float">
            <text:p>0.110444444444444</text:p>
          </table:table-cell>
          <table:table-cell office:value-type="float" office:value="4.2206" calcext:value-type="float">
            <text:p>4.2206</text:p>
          </table:table-cell>
          <table:table-cell office:value-type="float" office:value="0.437071896198181" calcext:value-type="float">
            <text:p>0.437071896198181</text:p>
          </table:table-cell>
          <table:table-cell office:value-type="float" office:value="4.4166" calcext:value-type="float">
            <text:p>4.4166</text:p>
          </table:table-cell>
          <table:table-cell office:value-type="float" office:value="0.456450994298359" calcext:value-type="float">
            <text:p>0.456450994298359</text:p>
          </table:table-cell>
          <table:table-cell office:value-type="float" office:value="4.01596666666667" calcext:value-type="float">
            <text:p>4.01596666666667</text:p>
          </table:table-cell>
          <table:table-cell office:value-type="float" office:value="0.415885524216911" calcext:value-type="float">
            <text:p>0.415885524216911</text:p>
          </table:table-cell>
          <table:table-cell office:value-type="float" office:value="4.4008" calcext:value-type="float">
            <text:p>4.4008</text:p>
          </table:table-cell>
          <table:table-cell office:value-type="float" office:value="0.454815135400924" calcext:value-type="float">
            <text:p>0.454815135400924</text:p>
          </table:table-cell>
          <table:table-cell office:value-type="float" office:value="4.53463333333333" calcext:value-type="float">
            <text:p>4.53463333333333</text:p>
          </table:table-cell>
          <table:table-cell office:value-type="float" office:value="0.469599466148983" calcext:value-type="float">
            <text:p>0.469599466148983</text:p>
          </table:table-cell>
          <table:table-cell office:value-type="float" office:value="4.37743333333333" calcext:value-type="float">
            <text:p>4.37743333333333</text:p>
          </table:table-cell>
          <table:table-cell office:value-type="float" office:value="0.452586875624228" calcext:value-type="float">
            <text:p>0.45258687562422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597" calcext:value-type="float">
            <text:p>15.597</text:p>
          </table:table-cell>
          <table:table-cell table:formula="of:=([.A52]-15)/4.5" office:value-type="float" office:value="0.132666666666667" calcext:value-type="float">
            <text:p>0.132666666666667</text:p>
          </table:table-cell>
          <table:table-cell office:value-type="float" office:value="4.0046" calcext:value-type="float">
            <text:p>4.0046</text:p>
          </table:table-cell>
          <table:table-cell office:value-type="float" office:value="0.414703710315633" calcext:value-type="float">
            <text:p>0.414703710315633</text:p>
          </table:table-cell>
          <table:table-cell office:value-type="float" office:value="4.19366666666667" calcext:value-type="float">
            <text:p>4.19366666666667</text:p>
          </table:table-cell>
          <table:table-cell office:value-type="float" office:value="0.433410838814126" calcext:value-type="float">
            <text:p>0.433410838814126</text:p>
          </table:table-cell>
          <table:table-cell office:value-type="float" office:value="3.82383333333333" calcext:value-type="float">
            <text:p>3.82383333333333</text:p>
          </table:table-cell>
          <table:table-cell office:value-type="float" office:value="0.395989339066623" calcext:value-type="float">
            <text:p>0.395989339066623</text:p>
          </table:table-cell>
          <table:table-cell office:value-type="float" office:value="4.17733333333333" calcext:value-type="float">
            <text:p>4.17733333333333</text:p>
          </table:table-cell>
          <table:table-cell office:value-type="float" office:value="0.431720032340115" calcext:value-type="float">
            <text:p>0.431720032340115</text:p>
          </table:table-cell>
          <table:table-cell office:value-type="float" office:value="4.23846666666667" calcext:value-type="float">
            <text:p>4.23846666666667</text:p>
          </table:table-cell>
          <table:table-cell office:value-type="float" office:value="0.438927985998544" calcext:value-type="float">
            <text:p>0.438927985998544</text:p>
          </table:table-cell>
          <table:table-cell office:value-type="float" office:value="4.15273333333333" calcext:value-type="float">
            <text:p>4.15273333333333</text:p>
          </table:table-cell>
          <table:table-cell office:value-type="float" office:value="0.429354719814002" calcext:value-type="float">
            <text:p>0.42935471981400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698" calcext:value-type="float">
            <text:p>15.698</text:p>
          </table:table-cell>
          <table:table-cell table:formula="of:=([.A53]-15)/4.5" office:value-type="float" office:value="0.155111111111111" calcext:value-type="float">
            <text:p>0.155111111111111</text:p>
          </table:table-cell>
          <table:table-cell office:value-type="float" office:value="3.81386666666667" calcext:value-type="float">
            <text:p>3.81386666666667</text:p>
          </table:table-cell>
          <table:table-cell office:value-type="float" office:value="0.394952566944892" calcext:value-type="float">
            <text:p>0.394952566944892</text:p>
          </table:table-cell>
          <table:table-cell office:value-type="float" office:value="3.9983" calcext:value-type="float">
            <text:p>3.9983</text:p>
          </table:table-cell>
          <table:table-cell office:value-type="float" office:value="0.413220166138237" calcext:value-type="float">
            <text:p>0.413220166138237</text:p>
          </table:table-cell>
          <table:table-cell office:value-type="float" office:value="3.65913333333333" calcext:value-type="float">
            <text:p>3.65913333333333</text:p>
          </table:table-cell>
          <table:table-cell office:value-type="float" office:value="0.378934365665334" calcext:value-type="float">
            <text:p>0.378934365665334</text:p>
          </table:table-cell>
          <table:table-cell office:value-type="float" office:value="3.9816" calcext:value-type="float">
            <text:p>3.9816</text:p>
          </table:table-cell>
          <table:table-cell office:value-type="float" office:value="0.411491616137668" calcext:value-type="float">
            <text:p>0.411491616137668</text:p>
          </table:table-cell>
          <table:table-cell office:value-type="float" office:value="3.9765" calcext:value-type="float">
            <text:p>3.9765</text:p>
          </table:table-cell>
          <table:table-cell office:value-type="float" office:value="0.411798674336244" calcext:value-type="float">
            <text:p>0.411798674336244</text:p>
          </table:table-cell>
          <table:table-cell office:value-type="float" office:value="3.95573333333333" calcext:value-type="float">
            <text:p>3.95573333333333</text:p>
          </table:table-cell>
          <table:table-cell office:value-type="float" office:value="0.408986996767017" calcext:value-type="float">
            <text:p>0.40898699676701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798" calcext:value-type="float">
            <text:p>15.798</text:p>
          </table:table-cell>
          <table:table-cell table:formula="of:=([.A54]-15)/4.5" office:value-type="float" office:value="0.177333333333333" calcext:value-type="float">
            <text:p>0.177333333333333</text:p>
          </table:table-cell>
          <table:table-cell office:value-type="float" office:value="3.66336666666667" calcext:value-type="float">
            <text:p>3.66336666666667</text:p>
          </table:table-cell>
          <table:table-cell office:value-type="float" office:value="0.379367791082771" calcext:value-type="float">
            <text:p>0.379367791082771</text:p>
          </table:table-cell>
          <table:table-cell office:value-type="float" office:value="3.85133333333333" calcext:value-type="float">
            <text:p>3.85133333333333</text:p>
          </table:table-cell>
          <table:table-cell office:value-type="float" office:value="0.398031754661878" calcext:value-type="float">
            <text:p>0.398031754661878</text:p>
          </table:table-cell>
          <table:table-cell office:value-type="float" office:value="3.53933333333333" calcext:value-type="float">
            <text:p>3.53933333333333</text:p>
          </table:table-cell>
          <table:table-cell office:value-type="float" office:value="0.366529198332792" calcext:value-type="float">
            <text:p>0.366529198332792</text:p>
          </table:table-cell>
          <table:table-cell office:value-type="float" office:value="3.83436666666667" calcext:value-type="float">
            <text:p>3.83436666666667</text:p>
          </table:table-cell>
          <table:table-cell office:value-type="float" office:value="0.396275757789282" calcext:value-type="float">
            <text:p>0.396275757789282</text:p>
          </table:table-cell>
          <table:table-cell office:value-type="float" office:value="3.78243333333333" calcext:value-type="float">
            <text:p>3.78243333333333</text:p>
          </table:table-cell>
          <table:table-cell office:value-type="float" office:value="0.391701270148586" calcext:value-type="float">
            <text:p>0.391701270148586</text:p>
          </table:table-cell>
          <table:table-cell office:value-type="float" office:value="3.80693333333333" calcext:value-type="float">
            <text:p>3.80693333333333</text:p>
          </table:table-cell>
          <table:table-cell office:value-type="float" office:value="0.393602880028389" calcext:value-type="float">
            <text:p>0.39360288002838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898" calcext:value-type="float">
            <text:p>15.898</text:p>
          </table:table-cell>
          <table:table-cell table:formula="of:=([.A55]-15)/4.5" office:value-type="float" office:value="0.199555555555556" calcext:value-type="float">
            <text:p>0.199555555555556</text:p>
          </table:table-cell>
          <table:table-cell office:value-type="float" office:value="3.524" calcext:value-type="float">
            <text:p>3.524</text:p>
          </table:table-cell>
          <table:table-cell office:value-type="float" office:value="0.364936313468476" calcext:value-type="float">
            <text:p>0.364936313468476</text:p>
          </table:table-cell>
          <table:table-cell office:value-type="float" office:value="3.71713333333333" calcext:value-type="float">
            <text:p>3.71713333333333</text:p>
          </table:table-cell>
          <table:table-cell office:value-type="float" office:value="0.384163040200929" calcext:value-type="float">
            <text:p>0.384163040200929</text:p>
          </table:table-cell>
          <table:table-cell office:value-type="float" office:value="3.4242" calcext:value-type="float">
            <text:p>3.4242</text:p>
          </table:table-cell>
          <table:table-cell office:value-type="float" office:value="0.354607361321797" calcext:value-type="float">
            <text:p>0.354607361321797</text:p>
          </table:table-cell>
          <table:table-cell office:value-type="float" office:value="3.69993333333333" calcext:value-type="float">
            <text:p>3.69993333333333</text:p>
          </table:table-cell>
          <table:table-cell office:value-type="float" office:value="0.38238303947589" calcext:value-type="float">
            <text:p>0.38238303947589</text:p>
          </table:table-cell>
          <table:table-cell office:value-type="float" office:value="3.60923333333333" calcext:value-type="float">
            <text:p>3.60923333333333</text:p>
          </table:table-cell>
          <table:table-cell office:value-type="float" office:value="0.373765194943848" calcext:value-type="float">
            <text:p>0.373765194943848</text:p>
          </table:table-cell>
          <table:table-cell office:value-type="float" office:value="3.67083333333333" calcext:value-type="float">
            <text:p>3.67083333333333</text:p>
          </table:table-cell>
          <table:table-cell office:value-type="float" office:value="0.379532104936148" calcext:value-type="float">
            <text:p>0.37953210493614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999" calcext:value-type="float">
            <text:p>15.999</text:p>
          </table:table-cell>
          <table:table-cell table:formula="of:=([.A56]-15)/4.5" office:value-type="float" office:value="0.222" calcext:value-type="float">
            <text:p>0.222</text:p>
          </table:table-cell>
          <table:table-cell office:value-type="float" office:value="3.3939" calcext:value-type="float">
            <text:p>3.3939</text:p>
          </table:table-cell>
          <table:table-cell office:value-type="float" office:value="0.351464222556797" calcext:value-type="float">
            <text:p>0.351464222556797</text:p>
          </table:table-cell>
          <table:table-cell office:value-type="float" office:value="3.59503333333333" calcext:value-type="float">
            <text:p>3.59503333333333</text:p>
          </table:table-cell>
          <table:table-cell office:value-type="float" office:value="0.371544644096356" calcext:value-type="float">
            <text:p>0.371544644096356</text:p>
          </table:table-cell>
          <table:table-cell office:value-type="float" office:value="3.31436666666667" calcext:value-type="float">
            <text:p>3.31436666666667</text:p>
          </table:table-cell>
          <table:table-cell office:value-type="float" office:value="0.34323401814637" calcext:value-type="float">
            <text:p>0.34323401814637</text:p>
          </table:table-cell>
          <table:table-cell office:value-type="float" office:value="3.57773333333333" calcext:value-type="float">
            <text:p>3.57773333333333</text:p>
          </table:table-cell>
          <table:table-cell office:value-type="float" office:value="0.369754408350251" calcext:value-type="float">
            <text:p>0.369754408350251</text:p>
          </table:table-cell>
          <table:table-cell office:value-type="float" office:value="3.4561" calcext:value-type="float">
            <text:p>3.4561</text:p>
          </table:table-cell>
          <table:table-cell office:value-type="float" office:value="0.357907141300035" calcext:value-type="float">
            <text:p>0.357907141300035</text:p>
          </table:table-cell>
          <table:table-cell office:value-type="float" office:value="3.54676666666667" calcext:value-type="float">
            <text:p>3.54676666666667</text:p>
          </table:table-cell>
          <table:table-cell office:value-type="float" office:value="0.366705259101963" calcext:value-type="float">
            <text:p>0.36670525910196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099" calcext:value-type="float">
            <text:p>16.099</text:p>
          </table:table-cell>
          <table:table-cell table:formula="of:=([.A57]-15)/4.5" office:value-type="float" office:value="0.244222222222222" calcext:value-type="float">
            <text:p>0.244222222222222</text:p>
          </table:table-cell>
          <table:table-cell office:value-type="float" office:value="3.27486666666667" calcext:value-type="float">
            <text:p>3.27486666666667</text:p>
          </table:table-cell>
          <table:table-cell office:value-type="float" office:value="0.339138288125115" calcext:value-type="float">
            <text:p>0.339138288125115</text:p>
          </table:table-cell>
          <table:table-cell office:value-type="float" office:value="3.48453333333333" calcext:value-type="float">
            <text:p>3.48453333333333</text:p>
          </table:table-cell>
          <table:table-cell office:value-type="float" office:value="0.360125187214423" calcext:value-type="float">
            <text:p>0.360125187214423</text:p>
          </table:table-cell>
          <table:table-cell office:value-type="float" office:value="3.20933333333333" calcext:value-type="float">
            <text:p>3.20933333333333</text:p>
          </table:table-cell>
          <table:table-cell office:value-type="float" office:value="0.332357748419759" calcext:value-type="float">
            <text:p>0.332357748419759</text:p>
          </table:table-cell>
          <table:table-cell office:value-type="float" office:value="3.46723333333333" calcext:value-type="float">
            <text:p>3.46723333333333</text:p>
          </table:table-cell>
          <table:table-cell office:value-type="float" office:value="0.358335043247135" calcext:value-type="float">
            <text:p>0.358335043247135</text:p>
          </table:table-cell>
          <table:table-cell office:value-type="float" office:value="3.32186666666667" calcext:value-type="float">
            <text:p>3.32186666666667</text:p>
          </table:table-cell>
          <table:table-cell office:value-type="float" office:value="0.344006583842139" calcext:value-type="float">
            <text:p>0.344006583842139</text:p>
          </table:table-cell>
          <table:table-cell office:value-type="float" office:value="3.4341" calcext:value-type="float">
            <text:p>3.4341</text:p>
          </table:table-cell>
          <table:table-cell office:value-type="float" office:value="0.355057160069991" calcext:value-type="float">
            <text:p>0.35505716006999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199" calcext:value-type="float">
            <text:p>16.199</text:p>
          </table:table-cell>
          <table:table-cell table:formula="of:=([.A58]-15)/4.5" office:value-type="float" office:value="0.266444444444445" calcext:value-type="float">
            <text:p>0.266444444444445</text:p>
          </table:table-cell>
          <table:table-cell office:value-type="float" office:value="3.16106666666667" calcext:value-type="float">
            <text:p>3.16106666666667</text:p>
          </table:table-cell>
          <table:table-cell office:value-type="float" office:value="0.327354267148304" calcext:value-type="float">
            <text:p>0.327354267148304</text:p>
          </table:table-cell>
          <table:table-cell office:value-type="float" office:value="3.3794" calcext:value-type="float">
            <text:p>3.3794</text:p>
          </table:table-cell>
          <table:table-cell office:value-type="float" office:value="0.349260332697406" calcext:value-type="float">
            <text:p>0.349260332697406</text:p>
          </table:table-cell>
          <table:table-cell office:value-type="float" office:value="3.10733333333333" calcext:value-type="float">
            <text:p>3.10733333333333</text:p>
          </table:table-cell>
          <table:table-cell office:value-type="float" office:value="0.321795500855578" calcext:value-type="float">
            <text:p>0.321795500855578</text:p>
          </table:table-cell>
          <table:table-cell office:value-type="float" office:value="3.36223333333333" calcext:value-type="float">
            <text:p>3.36223333333333</text:p>
          </table:table-cell>
          <table:table-cell office:value-type="float" office:value="0.347484060845644" calcext:value-type="float">
            <text:p>0.347484060845644</text:p>
          </table:table-cell>
          <table:table-cell office:value-type="float" office:value="3.19493333333333" calcext:value-type="float">
            <text:p>3.19493333333333</text:p>
          </table:table-cell>
          <table:table-cell office:value-type="float" office:value="0.330862012866943" calcext:value-type="float">
            <text:p>0.330862012866943</text:p>
          </table:table-cell>
          <table:table-cell office:value-type="float" office:value="3.3269" calcext:value-type="float">
            <text:p>3.3269</text:p>
          </table:table-cell>
          <table:table-cell office:value-type="float" office:value="0.343974222869159" calcext:value-type="float">
            <text:p>0.34397422286915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3" calcext:value-type="float">
            <text:p>16.3</text:p>
          </table:table-cell>
          <table:table-cell table:formula="of:=([.A59]-15)/4.5" office:value-type="float" office:value="0.288888888888889" calcext:value-type="float">
            <text:p>0.288888888888889</text:p>
          </table:table-cell>
          <table:table-cell office:value-type="float" office:value="3.05696666666667" calcext:value-type="float">
            <text:p>3.05696666666667</text:p>
          </table:table-cell>
          <table:table-cell office:value-type="float" office:value="0.31657449604078" calcext:value-type="float">
            <text:p>0.31657449604078</text:p>
          </table:table-cell>
          <table:table-cell office:value-type="float" office:value="3.28616666666667" calcext:value-type="float">
            <text:p>3.28616666666667</text:p>
          </table:table-cell>
          <table:table-cell office:value-type="float" office:value="0.339625184676789" calcext:value-type="float">
            <text:p>0.339625184676789</text:p>
          </table:table-cell>
          <table:table-cell office:value-type="float" office:value="3.013" calcext:value-type="float">
            <text:p>3.013</text:p>
          </table:table-cell>
          <table:table-cell office:value-type="float" office:value="0.312027035260661" calcext:value-type="float">
            <text:p>0.312027035260661</text:p>
          </table:table-cell>
          <table:table-cell office:value-type="float" office:value="3.26923333333333" calcext:value-type="float">
            <text:p>3.26923333333333</text:p>
          </table:table-cell>
          <table:table-cell office:value-type="float" office:value="0.337873110920763" calcext:value-type="float">
            <text:p>0.337873110920763</text:p>
          </table:table-cell>
          <table:table-cell office:value-type="float" office:value="3.0845" calcext:value-type="float">
            <text:p>3.0845</text:p>
          </table:table-cell>
          <table:table-cell office:value-type="float" office:value="0.31942613405267" calcext:value-type="float">
            <text:p>0.31942613405267</text:p>
          </table:table-cell>
          <table:table-cell office:value-type="float" office:value="3.23146666666667" calcext:value-type="float">
            <text:p>3.23146666666667</text:p>
          </table:table-cell>
          <table:table-cell office:value-type="float" office:value="0.334107707334546" calcext:value-type="float">
            <text:p>0.33410770733454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4" calcext:value-type="float">
            <text:p>16.4</text:p>
          </table:table-cell>
          <table:table-cell table:formula="of:=([.A60]-15)/4.5" office:value-type="float" office:value="0.311111111111111" calcext:value-type="float">
            <text:p>0.311111111111111</text:p>
          </table:table-cell>
          <table:table-cell office:value-type="float" office:value="2.95876666666667" calcext:value-type="float">
            <text:p>2.95876666666667</text:p>
          </table:table-cell>
          <table:table-cell office:value-type="float" office:value="0.306405901198016" calcext:value-type="float">
            <text:p>0.306405901198016</text:p>
          </table:table-cell>
          <table:table-cell office:value-type="float" office:value="3.1986" calcext:value-type="float">
            <text:p>3.1986</text:p>
          </table:table-cell>
          <table:table-cell office:value-type="float" office:value="0.33057582405826" calcext:value-type="float">
            <text:p>0.33057582405826</text:p>
          </table:table-cell>
          <table:table-cell office:value-type="float" office:value="2.9222" calcext:value-type="float">
            <text:p>2.9222</text:p>
          </table:table-cell>
          <table:table-cell office:value-type="float" office:value="0.302624565704147" calcext:value-type="float">
            <text:p>0.302624565704147</text:p>
          </table:table-cell>
          <table:table-cell office:value-type="float" office:value="3.18203333333333" calcext:value-type="float">
            <text:p>3.18203333333333</text:p>
          </table:table-cell>
          <table:table-cell office:value-type="float" office:value="0.328861723999882" calcext:value-type="float">
            <text:p>0.328861723999882</text:p>
          </table:table-cell>
          <table:table-cell office:value-type="float" office:value="2.98006666666667" calcext:value-type="float">
            <text:p>2.98006666666667</text:p>
          </table:table-cell>
          <table:table-cell office:value-type="float" office:value="0.308611722980873" calcext:value-type="float">
            <text:p>0.308611722980873</text:p>
          </table:table-cell>
          <table:table-cell office:value-type="float" office:value="3.1417" calcext:value-type="float">
            <text:p>3.1417</text:p>
          </table:table-cell>
          <table:table-cell office:value-type="float" office:value="0.324827214935187" calcext:value-type="float">
            <text:p>0.32482721493518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5" calcext:value-type="float">
            <text:p>16.5</text:p>
          </table:table-cell>
          <table:table-cell table:formula="of:=([.A61]-15)/4.5" office:value-type="float" office:value="0.333333333333333" calcext:value-type="float">
            <text:p>0.333333333333333</text:p>
          </table:table-cell>
          <table:table-cell office:value-type="float" office:value="2.86793333333333" calcext:value-type="float">
            <text:p>2.86793333333333</text:p>
          </table:table-cell>
          <table:table-cell office:value-type="float" office:value="0.296999863174784" calcext:value-type="float">
            <text:p>0.296999863174784</text:p>
          </table:table-cell>
          <table:table-cell office:value-type="float" office:value="3.11996666666667" calcext:value-type="float">
            <text:p>3.11996666666667</text:p>
          </table:table-cell>
          <table:table-cell office:value-type="float" office:value="0.322449490043213" calcext:value-type="float">
            <text:p>0.322449490043213</text:p>
          </table:table-cell>
          <table:table-cell office:value-type="float" office:value="2.83723333333333" calcext:value-type="float">
            <text:p>2.83723333333333</text:p>
          </table:table-cell>
          <table:table-cell office:value-type="float" office:value="0.293825917940331" calcext:value-type="float">
            <text:p>0.293825917940331</text:p>
          </table:table-cell>
          <table:table-cell office:value-type="float" office:value="3.1038" calcext:value-type="float">
            <text:p>3.1038</text:p>
          </table:table-cell>
          <table:table-cell office:value-type="float" office:value="0.320776799086631" calcext:value-type="float">
            <text:p>0.320776799086631</text:p>
          </table:table-cell>
          <table:table-cell office:value-type="float" office:value="2.88663333333333" calcext:value-type="float">
            <text:p>2.88663333333333</text:p>
          </table:table-cell>
          <table:table-cell office:value-type="float" office:value="0.298936209960971" calcext:value-type="float">
            <text:p>0.298936209960971</text:p>
          </table:table-cell>
          <table:table-cell office:value-type="float" office:value="3.06066666666667" calcext:value-type="float">
            <text:p>3.06066666666667</text:p>
          </table:table-cell>
          <table:table-cell office:value-type="float" office:value="0.316449437600955" calcext:value-type="float">
            <text:p>0.31644943760095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601" calcext:value-type="float">
            <text:p>16.601</text:p>
          </table:table-cell>
          <table:table-cell table:formula="of:=([.A62]-15)/4.5" office:value-type="float" office:value="0.355777777777778" calcext:value-type="float">
            <text:p>0.355777777777778</text:p>
          </table:table-cell>
          <table:table-cell office:value-type="float" office:value="2.78376666666667" calcext:value-type="float">
            <text:p>2.78376666666667</text:p>
          </table:table-cell>
          <table:table-cell office:value-type="float" office:value="0.288284426599146" calcext:value-type="float">
            <text:p>0.288284426599146</text:p>
          </table:table-cell>
          <table:table-cell office:value-type="float" office:value="3.0482" calcext:value-type="float">
            <text:p>3.0482</text:p>
          </table:table-cell>
          <table:table-cell office:value-type="float" office:value="0.315032983029984" calcext:value-type="float">
            <text:p>0.315032983029984</text:p>
          </table:table-cell>
          <table:table-cell office:value-type="float" office:value="2.75763333333333" calcext:value-type="float">
            <text:p>2.75763333333333</text:p>
          </table:table-cell>
          <table:table-cell office:value-type="float" office:value="0.285583188171202" calcext:value-type="float">
            <text:p>0.285583188171202</text:p>
          </table:table-cell>
          <table:table-cell office:value-type="float" office:value="3.03253333333333" calcext:value-type="float">
            <text:p>3.03253333333333</text:p>
          </table:table-cell>
          <table:table-cell office:value-type="float" office:value="0.313412033991733" calcext:value-type="float">
            <text:p>0.313412033991733</text:p>
          </table:table-cell>
          <table:table-cell office:value-type="float" office:value="2.8007" calcext:value-type="float">
            <text:p>2.8007</text:p>
          </table:table-cell>
          <table:table-cell office:value-type="float" office:value="0.290037549287085" calcext:value-type="float">
            <text:p>0.290037549287085</text:p>
          </table:table-cell>
          <table:table-cell office:value-type="float" office:value="2.98646666666667" calcext:value-type="float">
            <text:p>2.98646666666667</text:p>
          </table:table-cell>
          <table:table-cell office:value-type="float" office:value="0.308778330279889" calcext:value-type="float">
            <text:p>0.30877833027988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701" calcext:value-type="float">
            <text:p>16.701</text:p>
          </table:table-cell>
          <table:table-cell table:formula="of:=([.A63]-15)/4.5" office:value-type="float" office:value="0.378" calcext:value-type="float">
            <text:p>0.378</text:p>
          </table:table-cell>
          <table:table-cell office:value-type="float" office:value="2.70376666666667" calcext:value-type="float">
            <text:p>2.70376666666667</text:p>
          </table:table-cell>
          <table:table-cell office:value-type="float" office:value="0.28000024529857" calcext:value-type="float">
            <text:p>0.28000024529857</text:p>
          </table:table-cell>
          <table:table-cell office:value-type="float" office:value="2.98163333333333" calcext:value-type="float">
            <text:p>2.98163333333333</text:p>
          </table:table-cell>
          <table:table-cell office:value-type="float" office:value="0.308153722343175" calcext:value-type="float">
            <text:p>0.308153722343175</text:p>
          </table:table-cell>
          <table:table-cell office:value-type="float" office:value="2.68226666666667" calcext:value-type="float">
            <text:p>2.68226666666667</text:p>
          </table:table-cell>
          <table:table-cell office:value-type="float" office:value="0.277778654732724" calcext:value-type="float">
            <text:p>0.277778654732724</text:p>
          </table:table-cell>
          <table:table-cell office:value-type="float" office:value="2.9666" calcext:value-type="float">
            <text:p>2.9666</text:p>
          </table:table-cell>
          <table:table-cell office:value-type="float" office:value="0.306598287801605" calcext:value-type="float">
            <text:p>0.306598287801605</text:p>
          </table:table-cell>
          <table:table-cell office:value-type="float" office:value="2.72103333333333" calcext:value-type="float">
            <text:p>2.72103333333333</text:p>
          </table:table-cell>
          <table:table-cell office:value-type="float" office:value="0.281787670959621" calcext:value-type="float">
            <text:p>0.281787670959621</text:p>
          </table:table-cell>
          <table:table-cell office:value-type="float" office:value="2.91736666666667" calcext:value-type="float">
            <text:p>2.91736666666667</text:p>
          </table:table-cell>
          <table:table-cell office:value-type="float" office:value="0.30163434640521" calcext:value-type="float">
            <text:p>0.3016343464052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801" calcext:value-type="float">
            <text:p>16.801</text:p>
          </table:table-cell>
          <table:table-cell table:formula="of:=([.A64]-15)/4.5" office:value-type="float" office:value="0.400222222222222" calcext:value-type="float">
            <text:p>0.400222222222222</text:p>
          </table:table-cell>
          <table:table-cell office:value-type="float" office:value="2.6302" calcext:value-type="float">
            <text:p>2.6302</text:p>
          </table:table-cell>
          <table:table-cell office:value-type="float" office:value="0.27238236982833" calcext:value-type="float">
            <text:p>0.27238236982833</text:p>
          </table:table-cell>
          <table:table-cell office:value-type="float" office:value="2.92213333333333" calcext:value-type="float">
            <text:p>2.92213333333333</text:p>
          </table:table-cell>
          <table:table-cell office:value-type="float" office:value="0.302004870867019" calcext:value-type="float">
            <text:p>0.302004870867019</text:p>
          </table:table-cell>
          <table:table-cell office:value-type="float" office:value="2.61283333333333" calcext:value-type="float">
            <text:p>2.61283333333333</text:p>
          </table:table-cell>
          <table:table-cell office:value-type="float" office:value="0.270588682272177" calcext:value-type="float">
            <text:p>0.270588682272177</text:p>
          </table:table-cell>
          <table:table-cell office:value-type="float" office:value="2.9078" calcext:value-type="float">
            <text:p>2.9078</text:p>
          </table:table-cell>
          <table:table-cell office:value-type="float" office:value="0.300521838618691" calcext:value-type="float">
            <text:p>0.300521838618691</text:p>
          </table:table-cell>
          <table:table-cell office:value-type="float" office:value="2.64796666666667" calcext:value-type="float">
            <text:p>2.64796666666667</text:p>
          </table:table-cell>
          <table:table-cell office:value-type="float" office:value="0.274221364213514" calcext:value-type="float">
            <text:p>0.274221364213514</text:p>
          </table:table-cell>
          <table:table-cell office:value-type="float" office:value="2.85526666666667" calcext:value-type="float">
            <text:p>2.85526666666667</text:p>
          </table:table-cell>
          <table:table-cell office:value-type="float" office:value="0.295214169941537" calcext:value-type="float">
            <text:p>0.29521416994153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902" calcext:value-type="float">
            <text:p>16.902</text:p>
          </table:table-cell>
          <table:table-cell table:formula="of:=([.A65]-15)/4.5" office:value-type="float" office:value="0.422666666666667" calcext:value-type="float">
            <text:p>0.422666666666667</text:p>
          </table:table-cell>
          <table:table-cell office:value-type="float" office:value="2.55963333333333" calcext:value-type="float">
            <text:p>2.55963333333333</text:p>
          </table:table-cell>
          <table:table-cell office:value-type="float" office:value="0.265075058881589" calcext:value-type="float">
            <text:p>0.265075058881589</text:p>
          </table:table-cell>
          <table:table-cell office:value-type="float" office:value="2.86586666666667" calcext:value-type="float">
            <text:p>2.86586666666667</text:p>
          </table:table-cell>
          <table:table-cell office:value-type="float" office:value="0.296190091683473" calcext:value-type="float">
            <text:p>0.296190091683473</text:p>
          </table:table-cell>
          <table:table-cell office:value-type="float" office:value="2.54626666666667" calcext:value-type="float">
            <text:p>2.54626666666667</text:p>
          </table:table-cell>
          <table:table-cell office:value-type="float" office:value="0.263695482197781" calcext:value-type="float">
            <text:p>0.263695482197781</text:p>
          </table:table-cell>
          <table:table-cell office:value-type="float" office:value="2.85223333333333" calcext:value-type="float">
            <text:p>2.85223333333333</text:p>
          </table:table-cell>
          <table:table-cell office:value-type="float" office:value="0.294779460409593" calcext:value-type="float">
            <text:p>0.294779460409593</text:p>
          </table:table-cell>
          <table:table-cell office:value-type="float" office:value="2.57826666666667" calcext:value-type="float">
            <text:p>2.57826666666667</text:p>
          </table:table-cell>
          <table:table-cell office:value-type="float" office:value="0.267003611020076" calcext:value-type="float">
            <text:p>0.267003611020076</text:p>
          </table:table-cell>
          <table:table-cell office:value-type="float" office:value="2.79626666666667" calcext:value-type="float">
            <text:p>2.79626666666667</text:p>
          </table:table-cell>
          <table:table-cell office:value-type="float" office:value="0.289114420355791" calcext:value-type="float">
            <text:p>0.28911442035579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002" calcext:value-type="float">
            <text:p>17.002</text:p>
          </table:table-cell>
          <table:table-cell table:formula="of:=([.A66]-15)/4.5" office:value-type="float" office:value="0.444888888888889" calcext:value-type="float">
            <text:p>0.444888888888889</text:p>
          </table:table-cell>
          <table:table-cell office:value-type="float" office:value="2.4949" calcext:value-type="float">
            <text:p>2.4949</text:p>
          </table:table-cell>
          <table:table-cell office:value-type="float" office:value="0.258371807117001" calcext:value-type="float">
            <text:p>0.258371807117001</text:p>
          </table:table-cell>
          <table:table-cell office:value-type="float" office:value="2.8162" calcext:value-type="float">
            <text:p>2.8162</text:p>
          </table:table-cell>
          <table:table-cell office:value-type="float" office:value="0.291057420613659" calcext:value-type="float">
            <text:p>0.291057420613659</text:p>
          </table:table-cell>
          <table:table-cell office:value-type="float" office:value="2.48436666666667" calcext:value-type="float">
            <text:p>2.48436666666667</text:p>
          </table:table-cell>
          <table:table-cell office:value-type="float" office:value="0.257285564793501" calcext:value-type="float">
            <text:p>0.257285564793501</text:p>
          </table:table-cell>
          <table:table-cell office:value-type="float" office:value="2.80336666666667" calcext:value-type="float">
            <text:p>2.80336666666667</text:p>
          </table:table-cell>
          <table:table-cell office:value-type="float" office:value="0.289729509925136" calcext:value-type="float">
            <text:p>0.289729509925136</text:p>
          </table:table-cell>
          <table:table-cell office:value-type="float" office:value="2.51446666666667" calcext:value-type="float">
            <text:p>2.51446666666667</text:p>
          </table:table-cell>
          <table:table-cell office:value-type="float" office:value="0.260396843240241" calcext:value-type="float">
            <text:p>0.260396843240241</text:p>
          </table:table-cell>
          <table:table-cell office:value-type="float" office:value="2.74366666666667" calcext:value-type="float">
            <text:p>2.74366666666667</text:p>
          </table:table-cell>
          <table:table-cell office:value-type="float" office:value="0.283676364734882" calcext:value-type="float">
            <text:p>0.28367636473488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102" calcext:value-type="float">
            <text:p>17.102</text:p>
          </table:table-cell>
          <table:table-cell table:formula="of:=([.A67]-15)/4.5" office:value-type="float" office:value="0.467111111111111" calcext:value-type="float">
            <text:p>0.467111111111111</text:p>
          </table:table-cell>
          <table:table-cell office:value-type="float" office:value="2.43256666666667" calcext:value-type="float">
            <text:p>2.43256666666667</text:p>
          </table:table-cell>
          <table:table-cell office:value-type="float" office:value="0.251917096292291" calcext:value-type="float">
            <text:p>0.251917096292291</text:p>
          </table:table-cell>
          <table:table-cell office:value-type="float" office:value="2.76876666666667" calcext:value-type="float">
            <text:p>2.76876666666667</text:p>
          </table:table-cell>
          <table:table-cell office:value-type="float" office:value="0.28615554719923" calcext:value-type="float">
            <text:p>0.28615554719923</text:p>
          </table:table-cell>
          <table:table-cell office:value-type="float" office:value="2.42456666666667" calcext:value-type="float">
            <text:p>2.42456666666667</text:p>
          </table:table-cell>
          <table:table-cell office:value-type="float" office:value="0.251093108064707" calcext:value-type="float">
            <text:p>0.251093108064707</text:p>
          </table:table-cell>
          <table:table-cell office:value-type="float" office:value="2.7568" calcext:value-type="float">
            <text:p>2.7568</text:p>
          </table:table-cell>
          <table:table-cell office:value-type="float" office:value="0.284917249097169" calcext:value-type="float">
            <text:p>0.284917249097169</text:p>
          </table:table-cell>
          <table:table-cell office:value-type="float" office:value="2.453" calcext:value-type="float">
            <text:p>2.453</text:p>
          </table:table-cell>
          <table:table-cell office:value-type="float" office:value="0.254031705177338" calcext:value-type="float">
            <text:p>0.254031705177338</text:p>
          </table:table-cell>
          <table:table-cell office:value-type="float" office:value="2.69336666666667" calcext:value-type="float">
            <text:p>2.69336666666667</text:p>
          </table:table-cell>
          <table:table-cell office:value-type="float" office:value="0.278476102449884" calcext:value-type="float">
            <text:p>0.27847610244988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203" calcext:value-type="float">
            <text:p>17.203</text:p>
          </table:table-cell>
          <table:table-cell table:formula="of:=([.A68]-15)/4.5" office:value-type="float" office:value="0.489555555555555" calcext:value-type="float">
            <text:p>0.489555555555555</text:p>
          </table:table-cell>
          <table:table-cell office:value-type="float" office:value="2.37436666666667" calcext:value-type="float">
            <text:p>2.37436666666667</text:p>
          </table:table-cell>
          <table:table-cell office:value-type="float" office:value="0.245890282733198" calcext:value-type="float">
            <text:p>0.245890282733198</text:p>
          </table:table-cell>
          <table:table-cell office:value-type="float" office:value="2.72713333333333" calcext:value-type="float">
            <text:p>2.72713333333333</text:p>
          </table:table-cell>
          <table:table-cell office:value-type="float" office:value="0.281853031104639" calcext:value-type="float">
            <text:p>0.281853031104639</text:p>
          </table:table-cell>
          <table:table-cell office:value-type="float" office:value="2.36916666666667" calcext:value-type="float">
            <text:p>2.36916666666667</text:p>
          </table:table-cell>
          <table:table-cell office:value-type="float" office:value="0.245356210955655" calcext:value-type="float">
            <text:p>0.245356210955655</text:p>
          </table:table-cell>
          <table:table-cell office:value-type="float" office:value="2.71616666666667" calcext:value-type="float">
            <text:p>2.71616666666667</text:p>
          </table:table-cell>
          <table:table-cell office:value-type="float" office:value="0.280718117378507" calcext:value-type="float">
            <text:p>0.280718117378507</text:p>
          </table:table-cell>
          <table:table-cell office:value-type="float" office:value="2.3971" calcext:value-type="float">
            <text:p>2.3971</text:p>
          </table:table-cell>
          <table:table-cell office:value-type="float" office:value="0.248242995774664" calcext:value-type="float">
            <text:p>0.248242995774664</text:p>
          </table:table-cell>
          <table:table-cell office:value-type="float" office:value="2.64866666666667" calcext:value-type="float">
            <text:p>2.64866666666667</text:p>
          </table:table-cell>
          <table:table-cell office:value-type="float" office:value="0.273854752115269" calcext:value-type="float">
            <text:p>0.27385475211526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303" calcext:value-type="float">
            <text:p>17.303</text:p>
          </table:table-cell>
          <table:table-cell table:formula="of:=([.A69]-15)/4.5" office:value-type="float" office:value="0.511777777777778" calcext:value-type="float">
            <text:p>0.511777777777778</text:p>
          </table:table-cell>
          <table:table-cell office:value-type="float" office:value="2.31836666666667" calcext:value-type="float">
            <text:p>2.31836666666667</text:p>
          </table:table-cell>
          <table:table-cell office:value-type="float" office:value="0.240091371137692" calcext:value-type="float">
            <text:p>0.240091371137692</text:p>
          </table:table-cell>
          <table:table-cell office:value-type="float" office:value="2.68733333333333" calcext:value-type="float">
            <text:p>2.68733333333333</text:p>
          </table:table-cell>
          <table:table-cell office:value-type="float" office:value="0.277740035711908" calcext:value-type="float">
            <text:p>0.277740035711908</text:p>
          </table:table-cell>
          <table:table-cell office:value-type="float" office:value="2.3155" calcext:value-type="float">
            <text:p>2.3155</text:p>
          </table:table-cell>
          <table:table-cell office:value-type="float" office:value="0.239798873393587" calcext:value-type="float">
            <text:p>0.239798873393587</text:p>
          </table:table-cell>
          <table:table-cell office:value-type="float" office:value="2.67736666666667" calcext:value-type="float">
            <text:p>2.67736666666667</text:p>
          </table:table-cell>
          <table:table-cell office:value-type="float" office:value="0.276708507359488" calcext:value-type="float">
            <text:p>0.276708507359488</text:p>
          </table:table-cell>
          <table:table-cell office:value-type="float" office:value="2.3428" calcext:value-type="float">
            <text:p>2.3428</text:p>
          </table:table-cell>
          <table:table-cell office:value-type="float" office:value="0.242620040944279" calcext:value-type="float">
            <text:p>0.242620040944279</text:p>
          </table:table-cell>
          <table:table-cell office:value-type="float" office:value="2.60573333333333" calcext:value-type="float">
            <text:p>2.60573333333333</text:p>
          </table:table-cell>
          <table:table-cell office:value-type="float" office:value="0.269416112404969" calcext:value-type="float">
            <text:p>0.26941611240496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403" calcext:value-type="float">
            <text:p>17.403</text:p>
          </table:table-cell>
          <table:table-cell table:formula="of:=([.A70]-15)/4.5" office:value-type="float" office:value="0.534" calcext:value-type="float">
            <text:p>0.534</text:p>
          </table:table-cell>
          <table:table-cell office:value-type="float" office:value="2.26696666666667" calcext:value-type="float">
            <text:p>2.26696666666667</text:p>
          </table:table-cell>
          <table:table-cell office:value-type="float" office:value="0.234768643960773" calcext:value-type="float">
            <text:p>0.234768643960773</text:p>
          </table:table-cell>
          <table:table-cell office:value-type="float" office:value="2.6529" calcext:value-type="float">
            <text:p>2.6529</text:p>
          </table:table-cell>
          <table:table-cell office:value-type="float" office:value="0.274181551123974" calcext:value-type="float">
            <text:p>0.274181551123974</text:p>
          </table:table-cell>
          <table:table-cell office:value-type="float" office:value="2.26616666666667" calcext:value-type="float">
            <text:p>2.26616666666667</text:p>
          </table:table-cell>
          <table:table-cell office:value-type="float" office:value="0.234690175981902" calcext:value-type="float">
            <text:p>0.234690175981902</text:p>
          </table:table-cell>
          <table:table-cell office:value-type="float" office:value="2.64396666666667" calcext:value-type="float">
            <text:p>2.64396666666667</text:p>
          </table:table-cell>
          <table:table-cell office:value-type="float" office:value="0.27325684522411" calcext:value-type="float">
            <text:p>0.27325684522411</text:p>
          </table:table-cell>
          <table:table-cell office:value-type="float" office:value="2.29303333333333" calcext:value-type="float">
            <text:p>2.29303333333333</text:p>
          </table:table-cell>
          <table:table-cell office:value-type="float" office:value="0.237466444507391" calcext:value-type="float">
            <text:p>0.237466444507391</text:p>
          </table:table-cell>
          <table:table-cell office:value-type="float" office:value="2.56803333333333" calcext:value-type="float">
            <text:p>2.56803333333333</text:p>
          </table:table-cell>
          <table:table-cell office:value-type="float" office:value="0.26551841889941" calcext:value-type="float">
            <text:p>0.2655184188994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504" calcext:value-type="float">
            <text:p>17.504</text:p>
          </table:table-cell>
          <table:table-cell table:formula="of:=([.A71]-15)/4.5" office:value-type="float" office:value="0.556444444444445" calcext:value-type="float">
            <text:p>0.556444444444445</text:p>
          </table:table-cell>
          <table:table-cell office:value-type="float" office:value="2.2177" calcext:value-type="float">
            <text:p>2.2177</text:p>
          </table:table-cell>
          <table:table-cell office:value-type="float" office:value="0.229666935519477" calcext:value-type="float">
            <text:p>0.229666935519477</text:p>
          </table:table-cell>
          <table:table-cell office:value-type="float" office:value="2.62006666666667" calcext:value-type="float">
            <text:p>2.62006666666667</text:p>
          </table:table-cell>
          <table:table-cell office:value-type="float" office:value="0.270788497457987" calcext:value-type="float">
            <text:p>0.270788497457987</text:p>
          </table:table-cell>
          <table:table-cell office:value-type="float" office:value="2.21853333333333" calcext:value-type="float">
            <text:p>2.21853333333333</text:p>
          </table:table-cell>
          <table:table-cell office:value-type="float" office:value="0.229757587233204" calcext:value-type="float">
            <text:p>0.229757587233204</text:p>
          </table:table-cell>
          <table:table-cell office:value-type="float" office:value="2.61223333333333" calcext:value-type="float">
            <text:p>2.61223333333333</text:p>
          </table:table-cell>
          <table:table-cell office:value-type="float" office:value="0.269977502560167" calcext:value-type="float">
            <text:p>0.269977502560167</text:p>
          </table:table-cell>
          <table:table-cell office:value-type="float" office:value="2.24466666666667" calcext:value-type="float">
            <text:p>2.24466666666667</text:p>
          </table:table-cell>
          <table:table-cell office:value-type="float" office:value="0.232457893475947" calcext:value-type="float">
            <text:p>0.232457893475947</text:p>
          </table:table-cell>
          <table:table-cell office:value-type="float" office:value="2.53193333333333" calcext:value-type="float">
            <text:p>2.53193333333333</text:p>
          </table:table-cell>
          <table:table-cell office:value-type="float" office:value="0.261786226475427" calcext:value-type="float">
            <text:p>0.26178622647542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604" calcext:value-type="float">
            <text:p>17.604</text:p>
          </table:table-cell>
          <table:table-cell table:formula="of:=([.A72]-15)/4.5" office:value-type="float" office:value="0.578666666666666" calcext:value-type="float">
            <text:p>0.578666666666666</text:p>
          </table:table-cell>
          <table:table-cell office:value-type="float" office:value="2.17253333333333" calcext:value-type="float">
            <text:p>2.17253333333333</text:p>
          </table:table-cell>
          <table:table-cell office:value-type="float" office:value="0.224989669883439" calcext:value-type="float">
            <text:p>0.224989669883439</text:p>
          </table:table-cell>
          <table:table-cell office:value-type="float" office:value="2.5917" calcext:value-type="float">
            <text:p>2.5917</text:p>
          </table:table-cell>
          <table:table-cell office:value-type="float" office:value="0.267856954263034" calcext:value-type="float">
            <text:p>0.267856954263034</text:p>
          </table:table-cell>
          <table:table-cell office:value-type="float" office:value="2.17486666666667" calcext:value-type="float">
            <text:p>2.17486666666667</text:p>
          </table:table-cell>
          <table:table-cell office:value-type="float" office:value="0.225235630281006" calcext:value-type="float">
            <text:p>0.225235630281006</text:p>
          </table:table-cell>
          <table:table-cell office:value-type="float" office:value="2.58506666666667" calcext:value-type="float">
            <text:p>2.58506666666667</text:p>
          </table:table-cell>
          <table:table-cell office:value-type="float" office:value="0.267170001193656" calcext:value-type="float">
            <text:p>0.267170001193656</text:p>
          </table:table-cell>
          <table:table-cell office:value-type="float" office:value="2.19926666666667" calcext:value-type="float">
            <text:p>2.19926666666667</text:p>
          </table:table-cell>
          <table:table-cell office:value-type="float" office:value="0.2277564265314" calcext:value-type="float">
            <text:p>0.2277564265314</text:p>
          </table:table-cell>
          <table:table-cell office:value-type="float" office:value="2.50013333333333" calcext:value-type="float">
            <text:p>2.50013333333333</text:p>
          </table:table-cell>
          <table:table-cell office:value-type="float" office:value="0.258498498545391" calcext:value-type="float">
            <text:p>0.25849849854539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705" calcext:value-type="float">
            <text:p>17.705</text:p>
          </table:table-cell>
          <table:table-cell table:formula="of:=([.A73]-15)/4.5" office:value-type="float" office:value="0.601111111111111" calcext:value-type="float">
            <text:p>0.601111111111111</text:p>
          </table:table-cell>
          <table:table-cell office:value-type="float" office:value="2.12946666666667" calcext:value-type="float">
            <text:p>2.12946666666667</text:p>
          </table:table-cell>
          <table:table-cell office:value-type="float" office:value="0.220529944899957" calcext:value-type="float">
            <text:p>0.220529944899957</text:p>
          </table:table-cell>
          <table:table-cell office:value-type="float" office:value="2.56513333333333" calcext:value-type="float">
            <text:p>2.56513333333333</text:p>
          </table:table-cell>
          <table:table-cell office:value-type="float" office:value="0.265111498774743" calcext:value-type="float">
            <text:p>0.265111498774743</text:p>
          </table:table-cell>
          <table:table-cell office:value-type="float" office:value="2.13303333333333" calcext:value-type="float">
            <text:p>2.13303333333333</text:p>
          </table:table-cell>
          <table:table-cell office:value-type="float" office:value="0.220903548951228" calcext:value-type="float">
            <text:p>0.220903548951228</text:p>
          </table:table-cell>
          <table:table-cell office:value-type="float" office:value="2.5596" calcext:value-type="float">
            <text:p>2.5596</text:p>
          </table:table-cell>
          <table:table-cell office:value-type="float" office:value="0.264538247268788" calcext:value-type="float">
            <text:p>0.264538247268788</text:p>
          </table:table-cell>
          <table:table-cell office:value-type="float" office:value="2.1557" calcext:value-type="float">
            <text:p>2.1557</text:p>
          </table:table-cell>
          <table:table-cell office:value-type="float" office:value="0.223244862881699" calcext:value-type="float">
            <text:p>0.223244862881699</text:p>
          </table:table-cell>
          <table:table-cell office:value-type="float" office:value="2.47013333333333" calcext:value-type="float">
            <text:p>2.47013333333333</text:p>
          </table:table-cell>
          <table:table-cell office:value-type="float" office:value="0.255396928500302" calcext:value-type="float">
            <text:p>0.25539692850030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805" calcext:value-type="float">
            <text:p>17.805</text:p>
          </table:table-cell>
          <table:table-cell table:formula="of:=([.A74]-15)/4.5" office:value-type="float" office:value="0.623333333333333" calcext:value-type="float">
            <text:p>0.623333333333333</text:p>
          </table:table-cell>
          <table:table-cell office:value-type="float" office:value="2.0898" calcext:value-type="float">
            <text:p>2.0898</text:p>
          </table:table-cell>
          <table:table-cell office:value-type="float" office:value="0.216422221019047" calcext:value-type="float">
            <text:p>0.216422221019047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262762121042111" calcext:value-type="float">
            <text:p>0.262762121042111</text:p>
          </table:table-cell>
          <table:table-cell office:value-type="float" office:value="2.09516666666667" calcext:value-type="float">
            <text:p>2.09516666666667</text:p>
          </table:table-cell>
          <table:table-cell office:value-type="float" office:value="0.216982069963584" calcext:value-type="float">
            <text:p>0.216982069963584</text:p>
          </table:table-cell>
          <table:table-cell office:value-type="float" office:value="2.5381" calcext:value-type="float">
            <text:p>2.5381</text:p>
          </table:table-cell>
          <table:table-cell office:value-type="float" office:value="0.262316347022872" calcext:value-type="float">
            <text:p>0.262316347022872</text:p>
          </table:table-cell>
          <table:table-cell office:value-type="float" office:value="2.11516666666667" calcext:value-type="float">
            <text:p>2.11516666666667</text:p>
          </table:table-cell>
          <table:table-cell office:value-type="float" office:value="0.219047295692251" calcext:value-type="float">
            <text:p>0.219047295692251</text:p>
          </table:table-cell>
          <table:table-cell office:value-type="float" office:value="2.44386666666667" calcext:value-type="float">
            <text:p>2.44386666666667</text:p>
          </table:table-cell>
          <table:table-cell office:value-type="float" office:value="0.252681256790022" calcext:value-type="float">
            <text:p>0.25268125679002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905" calcext:value-type="float">
            <text:p>17.905</text:p>
          </table:table-cell>
          <table:table-cell table:formula="of:=([.A75]-15)/4.5" office:value-type="float" office:value="0.645555555555556" calcext:value-type="float">
            <text:p>0.645555555555556</text:p>
          </table:table-cell>
          <table:table-cell office:value-type="float" office:value="2.052" calcext:value-type="float">
            <text:p>2.052</text:p>
          </table:table-cell>
          <table:table-cell office:value-type="float" office:value="0.212507861239528" calcext:value-type="float">
            <text:p>0.212507861239528</text:p>
          </table:table-cell>
          <table:table-cell office:value-type="float" office:value="2.5214" calcext:value-type="float">
            <text:p>2.5214</text:p>
          </table:table-cell>
          <table:table-cell office:value-type="float" office:value="0.260591917616503" calcext:value-type="float">
            <text:p>0.260591917616503</text:p>
          </table:table-cell>
          <table:table-cell office:value-type="float" office:value="2.0586" calcext:value-type="float">
            <text:p>2.0586</text:p>
          </table:table-cell>
          <table:table-cell office:value-type="float" office:value="0.213195233291753" calcext:value-type="float">
            <text:p>0.213195233291753</text:p>
          </table:table-cell>
          <table:table-cell office:value-type="float" office:value="2.5182" calcext:value-type="float">
            <text:p>2.5182</text:p>
          </table:table-cell>
          <table:table-cell office:value-type="float" office:value="0.260259836185389" calcext:value-type="float">
            <text:p>0.260259836185389</text:p>
          </table:table-cell>
          <table:table-cell office:value-type="float" office:value="2.0764" calcext:value-type="float">
            <text:p>2.0764</text:p>
          </table:table-cell>
          <table:table-cell office:value-type="float" office:value="0.215032726702817" calcext:value-type="float">
            <text:p>0.215032726702817</text:p>
          </table:table-cell>
          <table:table-cell office:value-type="float" office:value="2.41933333333333" calcext:value-type="float">
            <text:p>2.41933333333333</text:p>
          </table:table-cell>
          <table:table-cell office:value-type="float" office:value="0.250144834930563" calcext:value-type="float">
            <text:p>0.25014483493056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006" calcext:value-type="float">
            <text:p>18.006</text:p>
          </table:table-cell>
          <table:table-cell table:formula="of:=([.A76]-15)/4.5" office:value-type="float" office:value="0.668" calcext:value-type="float">
            <text:p>0.668</text:p>
          </table:table-cell>
          <table:table-cell office:value-type="float" office:value="2.01756666666667" calcext:value-type="float">
            <text:p>2.01756666666667</text:p>
          </table:table-cell>
          <table:table-cell office:value-type="float" office:value="0.208942087213843" calcext:value-type="float">
            <text:p>0.208942087213843</text:p>
          </table:table-cell>
          <table:table-cell office:value-type="float" office:value="2.5039" calcext:value-type="float">
            <text:p>2.5039</text:p>
          </table:table-cell>
          <table:table-cell office:value-type="float" office:value="0.258783362410729" calcext:value-type="float">
            <text:p>0.258783362410729</text:p>
          </table:table-cell>
          <table:table-cell office:value-type="float" office:value="2.02533333333333" calcext:value-type="float">
            <text:p>2.02533333333333</text:p>
          </table:table-cell>
          <table:table-cell office:value-type="float" office:value="0.209750015575521" calcext:value-type="float">
            <text:p>0.209750015575521</text:p>
          </table:table-cell>
          <table:table-cell office:value-type="float" office:value="2.50186666666667" calcext:value-type="float">
            <text:p>2.50186666666667</text:p>
          </table:table-cell>
          <table:table-cell office:value-type="float" office:value="0.258571865034725" calcext:value-type="float">
            <text:p>0.258571865034725</text:p>
          </table:table-cell>
          <table:table-cell office:value-type="float" office:value="2.04056666666667" calcext:value-type="float">
            <text:p>2.04056666666667</text:p>
          </table:table-cell>
          <table:table-cell office:value-type="float" office:value="0.211321843606852" calcext:value-type="float">
            <text:p>0.211321843606852</text:p>
          </table:table-cell>
          <table:table-cell office:value-type="float" office:value="2.39823333333333" calcext:value-type="float">
            <text:p>2.39823333333333</text:p>
          </table:table-cell>
          <table:table-cell office:value-type="float" office:value="0.247963312193783" calcext:value-type="float">
            <text:p>0.24796331219378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106" calcext:value-type="float">
            <text:p>18.106</text:p>
          </table:table-cell>
          <table:table-cell table:formula="of:=([.A77]-15)/4.5" office:value-type="float" office:value="0.690222222222223" calcext:value-type="float">
            <text:p>0.690222222222223</text:p>
          </table:table-cell>
          <table:table-cell office:value-type="float" office:value="1.98456666666667" calcext:value-type="float">
            <text:p>1.98456666666667</text:p>
          </table:table-cell>
          <table:table-cell office:value-type="float" office:value="0.205524778675069" calcext:value-type="float">
            <text:p>0.205524778675069</text:p>
          </table:table-cell>
          <table:table-cell office:value-type="float" office:value="2.48786666666667" calcext:value-type="float">
            <text:p>2.48786666666667</text:p>
          </table:table-cell>
          <table:table-cell office:value-type="float" office:value="0.257126405666212" calcext:value-type="float">
            <text:p>0.257126405666212</text:p>
          </table:table-cell>
          <table:table-cell office:value-type="float" office:value="1.993" calcext:value-type="float">
            <text:p>1.993</text:p>
          </table:table-cell>
          <table:table-cell office:value-type="float" office:value="0.206401470876256" calcext:value-type="float">
            <text:p>0.206401470876256</text:p>
          </table:table-cell>
          <table:table-cell office:value-type="float" office:value="2.4869" calcext:value-type="float">
            <text:p>2.4869</text:p>
          </table:table-cell>
          <table:table-cell office:value-type="float" office:value="0.25702515257934" calcext:value-type="float">
            <text:p>0.25702515257934</text:p>
          </table:table-cell>
          <table:table-cell office:value-type="float" office:value="2.00603333333333" calcext:value-type="float">
            <text:p>2.00603333333333</text:p>
          </table:table-cell>
          <table:table-cell office:value-type="float" office:value="0.207745605333563" calcext:value-type="float">
            <text:p>0.207745605333563</text:p>
          </table:table-cell>
          <table:table-cell office:value-type="float" office:value="2.37853333333333" calcext:value-type="float">
            <text:p>2.37853333333333</text:p>
          </table:table-cell>
          <table:table-cell office:value-type="float" office:value="0.24592655602129" calcext:value-type="float">
            <text:p>0.2459265560212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206" calcext:value-type="float">
            <text:p>18.206</text:p>
          </table:table-cell>
          <table:table-cell table:formula="of:=([.A78]-15)/4.5" office:value-type="float" office:value="0.712444444444444" calcext:value-type="float">
            <text:p>0.712444444444444</text:p>
          </table:table-cell>
          <table:table-cell office:value-type="float" office:value="1.95523333333333" calcext:value-type="float">
            <text:p>1.95523333333333</text:p>
          </table:table-cell>
          <table:table-cell office:value-type="float" office:value="0.20248710708668" calcext:value-type="float">
            <text:p>0.20248710708668</text:p>
          </table:table-cell>
          <table:table-cell office:value-type="float" office:value="2.47516666666667" calcext:value-type="float">
            <text:p>2.47516666666667</text:p>
          </table:table-cell>
          <table:table-cell office:value-type="float" office:value="0.255813888299773" calcext:value-type="float">
            <text:p>0.255813888299773</text:p>
          </table:table-cell>
          <table:table-cell office:value-type="float" office:value="1.96316666666667" calcext:value-type="float">
            <text:p>1.96316666666667</text:p>
          </table:table-cell>
          <table:table-cell office:value-type="float" office:value="0.203311739021611" calcext:value-type="float">
            <text:p>0.203311739021611</text:p>
          </table:table-cell>
          <table:table-cell office:value-type="float" office:value="2.4753" calcext:value-type="float">
            <text:p>2.4753</text:p>
          </table:table-cell>
          <table:table-cell office:value-type="float" office:value="0.25582632868742" calcext:value-type="float">
            <text:p>0.25582632868742</text:p>
          </table:table-cell>
          <table:table-cell office:value-type="float" office:value="1.9742" calcext:value-type="float">
            <text:p>1.9742</text:p>
          </table:table-cell>
          <table:table-cell office:value-type="float" office:value="0.204448893639552" calcext:value-type="float">
            <text:p>0.204448893639552</text:p>
          </table:table-cell>
          <table:table-cell office:value-type="float" office:value="2.36213333333333" calcext:value-type="float">
            <text:p>2.36213333333333</text:p>
          </table:table-cell>
          <table:table-cell office:value-type="float" office:value="0.244230935206724" calcext:value-type="float">
            <text:p>0.2442309352067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307" calcext:value-type="float">
            <text:p>18.307</text:p>
          </table:table-cell>
          <table:table-cell table:formula="of:=([.A79]-15)/4.5" office:value-type="float" office:value="0.734888888888889" calcext:value-type="float">
            <text:p>0.734888888888889</text:p>
          </table:table-cell>
          <table:table-cell office:value-type="float" office:value="1.92683333333333" calcext:value-type="float">
            <text:p>1.92683333333333</text:p>
          </table:table-cell>
          <table:table-cell office:value-type="float" office:value="0.199546096637544" calcext:value-type="float">
            <text:p>0.199546096637544</text:p>
          </table:table-cell>
          <table:table-cell office:value-type="float" office:value="2.46353333333333" calcext:value-type="float">
            <text:p>2.46353333333333</text:p>
          </table:table-cell>
          <table:table-cell office:value-type="float" office:value="0.254611620797715" calcext:value-type="float">
            <text:p>0.254611620797715</text:p>
          </table:table-cell>
          <table:table-cell office:value-type="float" office:value="1.93423333333333" calcext:value-type="float">
            <text:p>1.93423333333333</text:p>
          </table:table-cell>
          <table:table-cell office:value-type="float" office:value="0.200315239396311" calcext:value-type="float">
            <text:p>0.200315239396311</text:p>
          </table:table-cell>
          <table:table-cell office:value-type="float" office:value="2.46483333333333" calcext:value-type="float">
            <text:p>2.46483333333333</text:p>
          </table:table-cell>
          <table:table-cell office:value-type="float" office:value="0.254744641463212" calcext:value-type="float">
            <text:p>0.254744641463212</text:p>
          </table:table-cell>
          <table:table-cell office:value-type="float" office:value="1.94343333333333" calcext:value-type="float">
            <text:p>1.94343333333333</text:p>
          </table:table-cell>
          <table:table-cell office:value-type="float" office:value="0.201262653223134" calcext:value-type="float">
            <text:p>0.201262653223134</text:p>
          </table:table-cell>
          <table:table-cell office:value-type="float" office:value="2.34686666666667" calcext:value-type="float">
            <text:p>2.34686666666667</text:p>
          </table:table-cell>
          <table:table-cell office:value-type="float" office:value="0.242652499508145" calcext:value-type="float">
            <text:p>0.24265249950814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407" calcext:value-type="float">
            <text:p>18.407</text:p>
          </table:table-cell>
          <table:table-cell table:formula="of:=([.A80]-15)/4.5" office:value-type="float" office:value="0.757111111111111" calcext:value-type="float">
            <text:p>0.757111111111111</text:p>
          </table:table-cell>
          <table:table-cell office:value-type="float" office:value="1.90213333333333" calcext:value-type="float">
            <text:p>1.90213333333333</text:p>
          </table:table-cell>
          <table:table-cell office:value-type="float" office:value="0.196988147070109" calcext:value-type="float">
            <text:p>0.196988147070109</text:p>
          </table:table-cell>
          <table:table-cell office:value-type="float" office:value="2.4553" calcext:value-type="float">
            <text:p>2.4553</text:p>
          </table:table-cell>
          <table:table-cell office:value-type="float" office:value="0.253760697845996" calcext:value-type="float">
            <text:p>0.253760697845996</text:p>
          </table:table-cell>
          <table:table-cell office:value-type="float" office:value="1.90756666666667" calcext:value-type="float">
            <text:p>1.90756666666667</text:p>
          </table:table-cell>
          <table:table-cell office:value-type="float" office:value="0.197553402232287" calcext:value-type="float">
            <text:p>0.197553402232287</text:p>
          </table:table-cell>
          <table:table-cell office:value-type="float" office:value="2.45773333333333" calcext:value-type="float">
            <text:p>2.45773333333333</text:p>
          </table:table-cell>
          <table:table-cell office:value-type="float" office:value="0.254010851488056" calcext:value-type="float">
            <text:p>0.254010851488056</text:p>
          </table:table-cell>
          <table:table-cell office:value-type="float" office:value="1.9154" calcext:value-type="float">
            <text:p>1.9154</text:p>
          </table:table-cell>
          <table:table-cell office:value-type="float" office:value="0.198359395324833" calcext:value-type="float">
            <text:p>0.198359395324833</text:p>
          </table:table-cell>
          <table:table-cell office:value-type="float" office:value="2.33493333333333" calcext:value-type="float">
            <text:p>2.33493333333333</text:p>
          </table:table-cell>
          <table:table-cell office:value-type="float" office:value="0.241418660435201" calcext:value-type="float">
            <text:p>0.24141866043520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507" calcext:value-type="float">
            <text:p>18.507</text:p>
          </table:table-cell>
          <table:table-cell table:formula="of:=([.A81]-15)/4.5" office:value-type="float" office:value="0.779333333333334" calcext:value-type="float">
            <text:p>0.779333333333334</text:p>
          </table:table-cell>
          <table:table-cell office:value-type="float" office:value="1.87793333333333" calcext:value-type="float">
            <text:p>1.87793333333333</text:p>
          </table:table-cell>
          <table:table-cell office:value-type="float" office:value="0.194481985243924" calcext:value-type="float">
            <text:p>0.194481985243924</text:p>
          </table:table-cell>
          <table:table-cell office:value-type="float" office:value="2.4478" calcext:value-type="float">
            <text:p>2.4478</text:p>
          </table:table-cell>
          <table:table-cell office:value-type="float" office:value="0.252985563820319" calcext:value-type="float">
            <text:p>0.252985563820319</text:p>
          </table:table-cell>
          <table:table-cell office:value-type="float" office:value="1.88176666666667" calcext:value-type="float">
            <text:p>1.88176666666667</text:p>
          </table:table-cell>
          <table:table-cell office:value-type="float" office:value="0.194881344430821" calcext:value-type="float">
            <text:p>0.194881344430821</text:p>
          </table:table-cell>
          <table:table-cell office:value-type="float" office:value="2.45123333333333" calcext:value-type="float">
            <text:p>2.45123333333333</text:p>
          </table:table-cell>
          <table:table-cell office:value-type="float" office:value="0.253339069562389" calcext:value-type="float">
            <text:p>0.253339069562389</text:p>
          </table:table-cell>
          <table:table-cell office:value-type="float" office:value="1.8881" calcext:value-type="float">
            <text:p>1.8881</text:p>
          </table:table-cell>
          <table:table-cell office:value-type="float" office:value="0.195532083556126" calcext:value-type="float">
            <text:p>0.195532083556126</text:p>
          </table:table-cell>
          <table:table-cell office:value-type="float" office:value="2.32376666666667" calcext:value-type="float">
            <text:p>2.32376666666667</text:p>
          </table:table-cell>
          <table:table-cell office:value-type="float" office:value="0.240264087828642" calcext:value-type="float">
            <text:p>0.24026408782864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608" calcext:value-type="float">
            <text:p>18.608</text:p>
          </table:table-cell>
          <table:table-cell table:formula="of:=([.A82]-15)/4.5" office:value-type="float" office:value="0.801777777777778" calcext:value-type="float">
            <text:p>0.801777777777778</text:p>
          </table:table-cell>
          <table:table-cell office:value-type="float" office:value="1.8573" calcext:value-type="float">
            <text:p>1.8573</text:p>
          </table:table-cell>
          <table:table-cell office:value-type="float" office:value="0.192345088908238" calcext:value-type="float">
            <text:p>0.192345088908238</text:p>
          </table:table-cell>
          <table:table-cell office:value-type="float" office:value="2.44383333333333" calcext:value-type="float">
            <text:p>2.44383333333333</text:p>
          </table:table-cell>
          <table:table-cell office:value-type="float" office:value="0.252575566646295" calcext:value-type="float">
            <text:p>0.252575566646295</text:p>
          </table:table-cell>
          <table:table-cell office:value-type="float" office:value="1.85836666666667" calcext:value-type="float">
            <text:p>1.85836666666667</text:p>
          </table:table-cell>
          <table:table-cell office:value-type="float" office:value="0.192457799117118" calcext:value-type="float">
            <text:p>0.192457799117118</text:p>
          </table:table-cell>
          <table:table-cell office:value-type="float" office:value="2.44833333333333" calcext:value-type="float">
            <text:p>2.44833333333333</text:p>
          </table:table-cell>
          <table:table-cell office:value-type="float" office:value="0.253039312539088" calcext:value-type="float">
            <text:p>0.253039312539088</text:p>
          </table:table-cell>
          <table:table-cell office:value-type="float" office:value="1.86333333333333" calcext:value-type="float">
            <text:p>1.86333333333333</text:p>
          </table:table-cell>
          <table:table-cell office:value-type="float" office:value="0.192967078896298" calcext:value-type="float">
            <text:p>0.192967078896298</text:p>
          </table:table-cell>
          <table:table-cell office:value-type="float" office:value="2.31603333333333" calcext:value-type="float">
            <text:p>2.31603333333333</text:p>
          </table:table-cell>
          <table:table-cell office:value-type="float" office:value="0.239464454750696" calcext:value-type="float">
            <text:p>0.23946445475069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708" calcext:value-type="float">
            <text:p>18.708</text:p>
          </table:table-cell>
          <table:table-cell table:formula="of:=([.A83]-15)/4.5" office:value-type="float" office:value="0.824" calcext:value-type="float">
            <text:p>0.824</text:p>
          </table:table-cell>
          <table:table-cell office:value-type="float" office:value="1.8369" calcext:value-type="float">
            <text:p>1.8369</text:p>
          </table:table-cell>
          <table:table-cell office:value-type="float" office:value="0.190232346059757" calcext:value-type="float">
            <text:p>0.190232346059757</text:p>
          </table:table-cell>
          <table:table-cell office:value-type="float" office:value="2.44013333333333" calcext:value-type="float">
            <text:p>2.44013333333333</text:p>
          </table:table-cell>
          <table:table-cell office:value-type="float" office:value="0.252193125767834" calcext:value-type="float">
            <text:p>0.252193125767834</text:p>
          </table:table-cell>
          <table:table-cell office:value-type="float" office:value="1.8357" calcext:value-type="float">
            <text:p>1.8357</text:p>
          </table:table-cell>
          <table:table-cell office:value-type="float" office:value="0.190110213089548" calcext:value-type="float">
            <text:p>0.190110213089548</text:p>
          </table:table-cell>
          <table:table-cell office:value-type="float" office:value="2.44563333333333" calcext:value-type="float">
            <text:p>2.44563333333333</text:p>
          </table:table-cell>
          <table:table-cell office:value-type="float" office:value="0.252760212758817" calcext:value-type="float">
            <text:p>0.252760212758817</text:p>
          </table:table-cell>
          <table:table-cell office:value-type="float" office:value="1.8391" calcext:value-type="float">
            <text:p>1.8391</text:p>
          </table:table-cell>
          <table:table-cell office:value-type="float" office:value="0.190457315999359" calcext:value-type="float">
            <text:p>0.190457315999359</text:p>
          </table:table-cell>
          <table:table-cell office:value-type="float" office:value="2.30866666666667" calcext:value-type="float">
            <text:p>2.30866666666667</text:p>
          </table:table-cell>
          <table:table-cell office:value-type="float" office:value="0.238702731522733" calcext:value-type="float">
            <text:p>0.2387027315227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808" calcext:value-type="float">
            <text:p>18.808</text:p>
          </table:table-cell>
          <table:table-cell table:formula="of:=([.A84]-15)/4.5" office:value-type="float" office:value="0.846222222222222" calcext:value-type="float">
            <text:p>0.846222222222222</text:p>
          </table:table-cell>
          <table:table-cell office:value-type="float" office:value="1.82013333333333" calcext:value-type="float">
            <text:p>1.82013333333333</text:p>
          </table:table-cell>
          <table:table-cell office:value-type="float" office:value="0.188495815726582" calcext:value-type="float">
            <text:p>0.188495815726582</text:p>
          </table:table-cell>
          <table:table-cell office:value-type="float" office:value="2.44026666666667" calcext:value-type="float">
            <text:p>2.44026666666667</text:p>
          </table:table-cell>
          <table:table-cell office:value-type="float" office:value="0.252206831640958" calcext:value-type="float">
            <text:p>0.252206831640958</text:p>
          </table:table-cell>
          <table:table-cell office:value-type="float" office:value="1.81636666666667" calcext:value-type="float">
            <text:p>1.81636666666667</text:p>
          </table:table-cell>
          <table:table-cell office:value-type="float" office:value="0.188107784599436" calcext:value-type="float">
            <text:p>0.188107784599436</text:p>
          </table:table-cell>
          <table:table-cell office:value-type="float" office:value="2.44676666666667" calcext:value-type="float">
            <text:p>2.44676666666667</text:p>
          </table:table-cell>
          <table:table-cell office:value-type="float" office:value="0.252877266028155" calcext:value-type="float">
            <text:p>0.252877266028155</text:p>
          </table:table-cell>
          <table:table-cell office:value-type="float" office:value="1.81786666666667" calcext:value-type="float">
            <text:p>1.81786666666667</text:p>
          </table:table-cell>
          <table:table-cell office:value-type="float" office:value="0.188258178839678" calcext:value-type="float">
            <text:p>0.188258178839678</text:p>
          </table:table-cell>
          <table:table-cell office:value-type="float" office:value="2.3051" calcext:value-type="float">
            <text:p>2.3051</text:p>
          </table:table-cell>
          <table:table-cell office:value-type="float" office:value="0.238333869570931" calcext:value-type="float">
            <text:p>0.23833386957093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909" calcext:value-type="float">
            <text:p>18.909</text:p>
          </table:table-cell>
          <table:table-cell table:formula="of:=([.A85]-15)/4.5" office:value-type="float" office:value="0.868666666666666" calcext:value-type="float">
            <text:p>0.868666666666666</text:p>
          </table:table-cell>
          <table:table-cell office:value-type="float" office:value="1.8031" calcext:value-type="float">
            <text:p>1.8031</text:p>
          </table:table-cell>
          <table:table-cell office:value-type="float" office:value="0.186731647393076" calcext:value-type="float">
            <text:p>0.186731647393076</text:p>
          </table:table-cell>
          <table:table-cell office:value-type="float" office:value="2.4401" calcext:value-type="float">
            <text:p>2.4401</text:p>
          </table:table-cell>
          <table:table-cell office:value-type="float" office:value="0.252189513725359" calcext:value-type="float">
            <text:p>0.252189513725359</text:p>
          </table:table-cell>
          <table:table-cell office:value-type="float" office:value="1.79716666666667" calcext:value-type="float">
            <text:p>1.79716666666667</text:p>
          </table:table-cell>
          <table:table-cell office:value-type="float" office:value="0.186119181481785" calcext:value-type="float">
            <text:p>0.186119181481785</text:p>
          </table:table-cell>
          <table:table-cell office:value-type="float" office:value="2.44763333333333" calcext:value-type="float">
            <text:p>2.44763333333333</text:p>
          </table:table-cell>
          <table:table-cell office:value-type="float" office:value="0.252966735051299" calcext:value-type="float">
            <text:p>0.252966735051299</text:p>
          </table:table-cell>
          <table:table-cell office:value-type="float" office:value="1.79676666666667" calcext:value-type="float">
            <text:p>1.79676666666667</text:p>
          </table:table-cell>
          <table:table-cell office:value-type="float" office:value="0.186072869413661" calcext:value-type="float">
            <text:p>0.186072869413661</text:p>
          </table:table-cell>
          <table:table-cell office:value-type="float" office:value="2.3013" calcext:value-type="float">
            <text:p>2.3013</text:p>
          </table:table-cell>
          <table:table-cell office:value-type="float" office:value="0.237940866741356" calcext:value-type="float">
            <text:p>0.23794086674135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009" calcext:value-type="float">
            <text:p>19.009</text:p>
          </table:table-cell>
          <table:table-cell table:formula="of:=([.A86]-15)/4.5" office:value-type="float" office:value="0.890888888888889" calcext:value-type="float">
            <text:p>0.890888888888889</text:p>
          </table:table-cell>
          <table:table-cell office:value-type="float" office:value="1.7904" calcext:value-type="float">
            <text:p>1.7904</text:p>
          </table:table-cell>
          <table:table-cell office:value-type="float" office:value="0.185416194390632" calcext:value-type="float">
            <text:p>0.185416194390632</text:p>
          </table:table-cell>
          <table:table-cell office:value-type="float" office:value="2.4442" calcext:value-type="float">
            <text:p>2.4442</text:p>
          </table:table-cell>
          <table:table-cell office:value-type="float" office:value="0.252613153519454" calcext:value-type="float">
            <text:p>0.252613153519454</text:p>
          </table:table-cell>
          <table:table-cell office:value-type="float" office:value="1.782" calcext:value-type="float">
            <text:p>1.782</text:p>
          </table:table-cell>
          <table:table-cell office:value-type="float" office:value="0.184548206409616" calcext:value-type="float">
            <text:p>0.184548206409616</text:p>
          </table:table-cell>
          <table:table-cell office:value-type="float" office:value="2.45266666666667" calcext:value-type="float">
            <text:p>2.45266666666667</text:p>
          </table:table-cell>
          <table:table-cell office:value-type="float" office:value="0.25348682642726" calcext:value-type="float">
            <text:p>0.25348682642726</text:p>
          </table:table-cell>
          <table:table-cell office:value-type="float" office:value="1.7797" calcext:value-type="float">
            <text:p>1.7797</text:p>
          </table:table-cell>
          <table:table-cell office:value-type="float" office:value="0.184305185176207" calcext:value-type="float">
            <text:p>0.184305185176207</text:p>
          </table:table-cell>
          <table:table-cell office:value-type="float" office:value="2.30176666666667" calcext:value-type="float">
            <text:p>2.30176666666667</text:p>
          </table:table-cell>
          <table:table-cell office:value-type="float" office:value="0.237988992442195" calcext:value-type="float">
            <text:p>0.23798899244219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109" calcext:value-type="float">
            <text:p>19.109</text:p>
          </table:table-cell>
          <table:table-cell table:formula="of:=([.A87]-15)/4.5" office:value-type="float" office:value="0.913111111111112" calcext:value-type="float">
            <text:p>0.913111111111112</text:p>
          </table:table-cell>
          <table:table-cell office:value-type="float" office:value="1.7775" calcext:value-type="float">
            <text:p>1.7775</text:p>
          </table:table-cell>
          <table:table-cell office:value-type="float" office:value="0.184080017172355" calcext:value-type="float">
            <text:p>0.184080017172355</text:p>
          </table:table-cell>
          <table:table-cell office:value-type="float" office:value="2.4482" calcext:value-type="float">
            <text:p>2.4482</text:p>
          </table:table-cell>
          <table:table-cell office:value-type="float" office:value="0.25302642940499" calcext:value-type="float">
            <text:p>0.25302642940499</text:p>
          </table:table-cell>
          <table:table-cell office:value-type="float" office:value="1.76686666666667" calcext:value-type="float">
            <text:p>1.76686666666667</text:p>
          </table:table-cell>
          <table:table-cell office:value-type="float" office:value="0.182980692148286" calcext:value-type="float">
            <text:p>0.182980692148286</text:p>
          </table:table-cell>
          <table:table-cell office:value-type="float" office:value="2.45766666666667" calcext:value-type="float">
            <text:p>2.45766666666667</text:p>
          </table:table-cell>
          <table:table-cell office:value-type="float" office:value="0.254003444333098" calcext:value-type="float">
            <text:p>0.254003444333098</text:p>
          </table:table-cell>
          <table:table-cell office:value-type="float" office:value="1.7627" calcext:value-type="float">
            <text:p>1.7627</text:p>
          </table:table-cell>
          <table:table-cell office:value-type="float" office:value="0.182544416625216" calcext:value-type="float">
            <text:p>0.182544416625216</text:p>
          </table:table-cell>
          <table:table-cell office:value-type="float" office:value="2.30223333333333" calcext:value-type="float">
            <text:p>2.30223333333333</text:p>
          </table:table-cell>
          <table:table-cell office:value-type="float" office:value="0.238037101038013" calcext:value-type="float">
            <text:p>0.23803710103801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21" calcext:value-type="float">
            <text:p>19.21</text:p>
          </table:table-cell>
          <table:table-cell table:formula="of:=([.A88]-15)/4.5" office:value-type="float" office:value="0.935555555555556" calcext:value-type="float">
            <text:p>0.935555555555556</text:p>
          </table:table-cell>
          <table:table-cell office:value-type="float" office:value="1.76826666666667" calcext:value-type="float">
            <text:p>1.76826666666667</text:p>
          </table:table-cell>
          <table:table-cell office:value-type="float" office:value="0.183123499437169" calcext:value-type="float">
            <text:p>0.183123499437169</text:p>
          </table:table-cell>
          <table:table-cell office:value-type="float" office:value="2.45556666666667" calcext:value-type="float">
            <text:p>2.45556666666667</text:p>
          </table:table-cell>
          <table:table-cell office:value-type="float" office:value="0.253787647189211" calcext:value-type="float">
            <text:p>0.253787647189211</text:p>
          </table:table-cell>
          <table:table-cell office:value-type="float" office:value="1.75483333333333" calcext:value-type="float">
            <text:p>1.75483333333333</text:p>
          </table:table-cell>
          <table:table-cell office:value-type="float" office:value="0.181734171474813" calcext:value-type="float">
            <text:p>0.181734171474813</text:p>
          </table:table-cell>
          <table:table-cell office:value-type="float" office:value="2.46593333333333" calcext:value-type="float">
            <text:p>2.46593333333333</text:p>
          </table:table-cell>
          <table:table-cell office:value-type="float" office:value="0.254857660772097" calcext:value-type="float">
            <text:p>0.254857660772097</text:p>
          </table:table-cell>
          <table:table-cell office:value-type="float" office:value="1.74926666666667" calcext:value-type="float">
            <text:p>1.74926666666667</text:p>
          </table:table-cell>
          <table:table-cell office:value-type="float" office:value="0.181152976809027" calcext:value-type="float">
            <text:p>0.181152976809027</text:p>
          </table:table-cell>
          <table:table-cell office:value-type="float" office:value="2.30606666666667" calcext:value-type="float">
            <text:p>2.30606666666667</text:p>
          </table:table-cell>
          <table:table-cell office:value-type="float" office:value="0.238433281534252" calcext:value-type="float">
            <text:p>0.23843328153425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31" calcext:value-type="float">
            <text:p>19.31</text:p>
          </table:table-cell>
          <table:table-cell table:formula="of:=([.A89]-15)/4.5" office:value-type="float" office:value="0.957777777777777" calcext:value-type="float">
            <text:p>0.957777777777777</text:p>
          </table:table-cell>
          <table:table-cell office:value-type="float" office:value="1.75976666666667" calcext:value-type="float">
            <text:p>1.75976666666667</text:p>
          </table:table-cell>
          <table:table-cell office:value-type="float" office:value="0.182242918094146" calcext:value-type="float">
            <text:p>0.182242918094146</text:p>
          </table:table-cell>
          <table:table-cell office:value-type="float" office:value="2.46386666666667" calcext:value-type="float">
            <text:p>2.46386666666667</text:p>
          </table:table-cell>
          <table:table-cell office:value-type="float" office:value="0.25464530864771" calcext:value-type="float">
            <text:p>0.25464530864771</text:p>
          </table:table-cell>
          <table:table-cell office:value-type="float" office:value="1.7435" calcext:value-type="float">
            <text:p>1.7435</text:p>
          </table:table-cell>
          <table:table-cell office:value-type="float" office:value="0.180560136532243" calcext:value-type="float">
            <text:p>0.180560136532243</text:p>
          </table:table-cell>
          <table:table-cell office:value-type="float" office:value="2.4751" calcext:value-type="float">
            <text:p>2.4751</text:p>
          </table:table-cell>
          <table:table-cell office:value-type="float" office:value="0.255804883659581" calcext:value-type="float">
            <text:p>0.255804883659581</text:p>
          </table:table-cell>
          <table:table-cell office:value-type="float" office:value="1.7366" calcext:value-type="float">
            <text:p>1.7366</text:p>
          </table:table-cell>
          <table:table-cell office:value-type="float" office:value="0.179840922678146" calcext:value-type="float">
            <text:p>0.179840922678146</text:p>
          </table:table-cell>
          <table:table-cell office:value-type="float" office:value="2.31083333333333" calcext:value-type="float">
            <text:p>2.31083333333333</text:p>
          </table:table-cell>
          <table:table-cell office:value-type="float" office:value="0.238925950431391" calcext:value-type="float">
            <text:p>0.23892595043139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41" calcext:value-type="float">
            <text:p>19.41</text:p>
          </table:table-cell>
          <table:table-cell table:formula="of:=([.A90]-15)/4.5" office:value-type="float" office:value="0.98" calcext:value-type="float">
            <text:p>0.98</text:p>
          </table:table-cell>
          <table:table-cell office:value-type="float" office:value="1.7539" calcext:value-type="float">
            <text:p>1.7539</text:p>
          </table:table-cell>
          <table:table-cell office:value-type="float" office:value="0.181634971100155" calcext:value-type="float">
            <text:p>0.181634971100155</text:p>
          </table:table-cell>
          <table:table-cell office:value-type="float" office:value="2.47436666666667" calcext:value-type="float">
            <text:p>2.47436666666667</text:p>
          </table:table-cell>
          <table:table-cell office:value-type="float" office:value="0.255730315745678" calcext:value-type="float">
            <text:p>0.255730315745678</text:p>
          </table:table-cell>
          <table:table-cell office:value-type="float" office:value="1.73463333333333" calcext:value-type="float">
            <text:p>1.73463333333333</text:p>
          </table:table-cell>
          <table:table-cell office:value-type="float" office:value="0.179641505749052" calcext:value-type="float">
            <text:p>0.179641505749052</text:p>
          </table:table-cell>
          <table:table-cell office:value-type="float" office:value="2.48643333333333" calcext:value-type="float">
            <text:p>2.48643333333333</text:p>
          </table:table-cell>
          <table:table-cell office:value-type="float" office:value="0.256975997370576" calcext:value-type="float">
            <text:p>0.256975997370576</text:p>
          </table:table-cell>
          <table:table-cell office:value-type="float" office:value="1.72696666666667" calcext:value-type="float">
            <text:p>1.72696666666667</text:p>
          </table:table-cell>
          <table:table-cell office:value-type="float" office:value="0.178842977693797" calcext:value-type="float">
            <text:p>0.178842977693797</text:p>
          </table:table-cell>
          <table:table-cell office:value-type="float" office:value="2.31806666666667" calcext:value-type="float">
            <text:p>2.31806666666667</text:p>
          </table:table-cell>
          <table:table-cell office:value-type="float" office:value="0.239673627281988" calcext:value-type="float">
            <text:p>0.23967362728198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511" calcext:value-type="float">
            <text:p>19.511</text:p>
          </table:table-cell>
          <table:table-cell table:formula="of:=([.A91]-15)/4.5" office:value-type="float" office:value="1.00244444444444" calcext:value-type="float">
            <text:p>1.00244444444444</text:p>
          </table:table-cell>
          <table:table-cell office:value-type="float" office:value="1.74996666666667" calcext:value-type="float">
            <text:p>1.74996666666667</text:p>
          </table:table-cell>
          <table:table-cell office:value-type="float" office:value="0.181227232827664" calcext:value-type="float">
            <text:p>0.181227232827664</text:p>
          </table:table-cell>
          <table:table-cell office:value-type="float" office:value="2.4869" calcext:value-type="float">
            <text:p>2.4869</text:p>
          </table:table-cell>
          <table:table-cell office:value-type="float" office:value="0.257025480780015" calcext:value-type="float">
            <text:p>0.257025480780015</text:p>
          </table:table-cell>
          <table:table-cell office:value-type="float" office:value="1.72736666666667" calcext:value-type="float">
            <text:p>1.72736666666667</text:p>
          </table:table-cell>
          <table:table-cell office:value-type="float" office:value="0.178888561815124" calcext:value-type="float">
            <text:p>0.178888561815124</text:p>
          </table:table-cell>
          <table:table-cell office:value-type="float" office:value="2.49976666666667" calcext:value-type="float">
            <text:p>2.49976666666667</text:p>
          </table:table-cell>
          <table:table-cell office:value-type="float" office:value="0.258353830371529" calcext:value-type="float">
            <text:p>0.258353830371529</text:p>
          </table:table-cell>
          <table:table-cell office:value-type="float" office:value="1.7193" calcext:value-type="float">
            <text:p>1.7193</text:p>
          </table:table-cell>
          <table:table-cell office:value-type="float" office:value="0.178048686791991" calcext:value-type="float">
            <text:p>0.178048686791991</text:p>
          </table:table-cell>
          <table:table-cell office:value-type="float" office:value="2.32726666666667" calcext:value-type="float">
            <text:p>2.32726666666667</text:p>
          </table:table-cell>
          <table:table-cell office:value-type="float" office:value="0.240624653961029" calcext:value-type="float">
            <text:p>0.24062465396102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611" calcext:value-type="float">
            <text:p>19.611</text:p>
          </table:table-cell>
          <table:table-cell table:formula="of:=([.A92]-15)/4.5" office:value-type="float" office:value="1.02466666666667" calcext:value-type="float">
            <text:p>1.02466666666667</text:p>
          </table:table-cell>
          <table:table-cell office:value-type="float" office:value="1.7471" calcext:value-type="float">
            <text:p>1.7471</text:p>
          </table:table-cell>
          <table:table-cell office:value-type="float" office:value="0.180929900707654" calcext:value-type="float">
            <text:p>0.180929900707654</text:p>
          </table:table-cell>
          <table:table-cell office:value-type="float" office:value="2.50033333333333" calcext:value-type="float">
            <text:p>2.50033333333333</text:p>
          </table:table-cell>
          <table:table-cell office:value-type="float" office:value="0.258413614745602" calcext:value-type="float">
            <text:p>0.258413614745602</text:p>
          </table:table-cell>
          <table:table-cell office:value-type="float" office:value="1.72183333333333" calcext:value-type="float">
            <text:p>1.72183333333333</text:p>
          </table:table-cell>
          <table:table-cell office:value-type="float" office:value="0.178315099161462" calcext:value-type="float">
            <text:p>0.178315099161462</text:p>
          </table:table-cell>
          <table:table-cell office:value-type="float" office:value="2.51383333333333" calcext:value-type="float">
            <text:p>2.51383333333333</text:p>
          </table:table-cell>
          <table:table-cell office:value-type="float" office:value="0.259807403733819" calcext:value-type="float">
            <text:p>0.259807403733819</text:p>
          </table:table-cell>
          <table:table-cell office:value-type="float" office:value="1.71336666666667" calcext:value-type="float">
            <text:p>1.71336666666667</text:p>
          </table:table-cell>
          <table:table-cell office:value-type="float" office:value="0.177433882884337" calcext:value-type="float">
            <text:p>0.177433882884337</text:p>
          </table:table-cell>
          <table:table-cell office:value-type="float" office:value="2.33746666666667" calcext:value-type="float">
            <text:p>2.33746666666667</text:p>
          </table:table-cell>
          <table:table-cell office:value-type="float" office:value="0.241679027375329" calcext:value-type="float">
            <text:p>0.24167902737532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712" calcext:value-type="float">
            <text:p>19.712</text:p>
          </table:table-cell>
          <table:table-cell table:formula="of:=([.A93]-15)/4.5" office:value-type="float" office:value="1.04711111111111" calcext:value-type="float">
            <text:p>1.04711111111111</text:p>
          </table:table-cell>
          <table:table-cell office:value-type="float" office:value="1.74743333333333" calcext:value-type="float">
            <text:p>1.74743333333333</text:p>
          </table:table-cell>
          <table:table-cell office:value-type="float" office:value="0.180963980056878" calcext:value-type="float">
            <text:p>0.180963980056878</text:p>
          </table:table-cell>
          <table:table-cell office:value-type="float" office:value="2.5168" calcext:value-type="float">
            <text:p>2.5168</text:p>
          </table:table-cell>
          <table:table-cell office:value-type="float" office:value="0.260115284778672" calcext:value-type="float">
            <text:p>0.260115284778672</text:p>
          </table:table-cell>
          <table:table-cell office:value-type="float" office:value="1.7192" calcext:value-type="float">
            <text:p>1.7192</text:p>
          </table:table-cell>
          <table:table-cell office:value-type="float" office:value="0.178041959385445" calcext:value-type="float">
            <text:p>0.178041959385445</text:p>
          </table:table-cell>
          <table:table-cell office:value-type="float" office:value="2.53083333333333" calcext:value-type="float">
            <text:p>2.53083333333333</text:p>
          </table:table-cell>
          <table:table-cell office:value-type="float" office:value="0.261564177882732" calcext:value-type="float">
            <text:p>0.261564177882732</text:p>
          </table:table-cell>
          <table:table-cell office:value-type="float" office:value="1.71103333333333" calcext:value-type="float">
            <text:p>1.71103333333333</text:p>
          </table:table-cell>
          <table:table-cell office:value-type="float" office:value="0.177191916269441" calcext:value-type="float">
            <text:p>0.177191916269441</text:p>
          </table:table-cell>
          <table:table-cell office:value-type="float" office:value="2.35073333333333" calcext:value-type="float">
            <text:p>2.35073333333333</text:p>
          </table:table-cell>
          <table:table-cell office:value-type="float" office:value="0.243050505084233" calcext:value-type="float">
            <text:p>0.2430505050842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812" calcext:value-type="float">
            <text:p>19.812</text:p>
          </table:table-cell>
          <table:table-cell table:formula="of:=([.A94]-15)/4.5" office:value-type="float" office:value="1.06933333333333" calcext:value-type="float">
            <text:p>1.06933333333333</text:p>
          </table:table-cell>
          <table:table-cell office:value-type="float" office:value="1.74743333333333" calcext:value-type="float">
            <text:p>1.74743333333333</text:p>
          </table:table-cell>
          <table:table-cell office:value-type="float" office:value="0.180963484026053" calcext:value-type="float">
            <text:p>0.180963484026053</text:p>
          </table:table-cell>
          <table:table-cell office:value-type="float" office:value="2.5329" calcext:value-type="float">
            <text:p>2.5329</text:p>
          </table:table-cell>
          <table:table-cell office:value-type="float" office:value="0.26177900373459" calcext:value-type="float">
            <text:p>0.26177900373459</text:p>
          </table:table-cell>
          <table:table-cell office:value-type="float" office:value="1.71693333333333" calcext:value-type="float">
            <text:p>1.71693333333333</text:p>
          </table:table-cell>
          <table:table-cell office:value-type="float" office:value="0.177806772198299" calcext:value-type="float">
            <text:p>0.177806772198299</text:p>
          </table:table-cell>
          <table:table-cell office:value-type="float" office:value="2.54743333333333" calcext:value-type="float">
            <text:p>2.54743333333333</text:p>
          </table:table-cell>
          <table:table-cell office:value-type="float" office:value="0.263279553653287" calcext:value-type="float">
            <text:p>0.263279553653287</text:p>
          </table:table-cell>
          <table:table-cell office:value-type="float" office:value="1.7087" calcext:value-type="float">
            <text:p>1.7087</text:p>
          </table:table-cell>
          <table:table-cell office:value-type="float" office:value="0.176949908618416" calcext:value-type="float">
            <text:p>0.176949908618416</text:p>
          </table:table-cell>
          <table:table-cell office:value-type="float" office:value="2.36376666666667" calcext:value-type="float">
            <text:p>2.36376666666667</text:p>
          </table:table-cell>
          <table:table-cell office:value-type="float" office:value="0.244397808199537" calcext:value-type="float">
            <text:p>0.24439780819953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912" calcext:value-type="float">
            <text:p>19.912</text:p>
          </table:table-cell>
          <table:table-cell table:formula="of:=([.A95]-15)/4.5" office:value-type="float" office:value="1.09155555555556" calcext:value-type="float">
            <text:p>1.09155555555556</text:p>
          </table:table-cell>
          <table:table-cell office:value-type="float" office:value="1.7515" calcext:value-type="float">
            <text:p>1.7515</text:p>
          </table:table-cell>
          <table:table-cell office:value-type="float" office:value="0.181384202592228" calcext:value-type="float">
            <text:p>0.181384202592228</text:p>
          </table:table-cell>
          <table:table-cell office:value-type="float" office:value="2.55276666666667" calcext:value-type="float">
            <text:p>2.55276666666667</text:p>
          </table:table-cell>
          <table:table-cell office:value-type="float" office:value="0.2638320698002" calcext:value-type="float">
            <text:p>0.2638320698002</text:p>
          </table:table-cell>
          <table:table-cell office:value-type="float" office:value="1.71893333333333" calcext:value-type="float">
            <text:p>1.71893333333333</text:p>
          </table:table-cell>
          <table:table-cell office:value-type="float" office:value="0.178013474970004" calcext:value-type="float">
            <text:p>0.178013474970004</text:p>
          </table:table-cell>
          <table:table-cell office:value-type="float" office:value="2.56766666666667" calcext:value-type="float">
            <text:p>2.56766666666667</text:p>
          </table:table-cell>
          <table:table-cell office:value-type="float" office:value="0.265370498365152" calcext:value-type="float">
            <text:p>0.265370498365152</text:p>
          </table:table-cell>
          <table:table-cell office:value-type="float" office:value="1.7114" calcext:value-type="float">
            <text:p>1.7114</text:p>
          </table:table-cell>
          <table:table-cell office:value-type="float" office:value="0.177229213960073" calcext:value-type="float">
            <text:p>0.177229213960073</text:p>
          </table:table-cell>
          <table:table-cell office:value-type="float" office:value="2.3807" calcext:value-type="float">
            <text:p>2.3807</text:p>
          </table:table-cell>
          <table:table-cell office:value-type="float" office:value="0.246148394823197" calcext:value-type="float">
            <text:p>0.246148394823197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013" calcext:value-type="float">
            <text:p>20.013</text:p>
          </table:table-cell>
          <table:table-cell table:formula="of:=([.A96]-15)/4.5" office:value-type="float" office:value="1.114" calcext:value-type="float">
            <text:p>1.114</text:p>
          </table:table-cell>
          <table:table-cell office:value-type="float" office:value="1.75486666666667" calcext:value-type="float">
            <text:p>1.75486666666667</text:p>
          </table:table-cell>
          <table:table-cell office:value-type="float" office:value="0.181732382391073" calcext:value-type="float">
            <text:p>0.181732382391073</text:p>
          </table:table-cell>
          <table:table-cell office:value-type="float" office:value="2.57206666666667" calcext:value-type="float">
            <text:p>2.57206666666667</text:p>
          </table:table-cell>
          <table:table-cell office:value-type="float" office:value="0.265826520306053" calcext:value-type="float">
            <text:p>0.265826520306053</text:p>
          </table:table-cell>
          <table:table-cell office:value-type="float" office:value="1.7206" calcext:value-type="float">
            <text:p>1.7206</text:p>
          </table:table-cell>
          <table:table-cell office:value-type="float" office:value="0.178185632846682" calcext:value-type="float">
            <text:p>0.178185632846682</text:p>
          </table:table-cell>
          <table:table-cell office:value-type="float" office:value="2.5873" calcext:value-type="float">
            <text:p>2.5873</text:p>
          </table:table-cell>
          <table:table-cell office:value-type="float" office:value="0.26739938331166" calcext:value-type="float">
            <text:p>0.26739938331166</text:p>
          </table:table-cell>
          <table:table-cell office:value-type="float" office:value="1.71353333333333" calcext:value-type="float">
            <text:p>1.71353333333333</text:p>
          </table:table-cell>
          <table:table-cell office:value-type="float" office:value="0.177449782050904" calcext:value-type="float">
            <text:p>0.177449782050904</text:p>
          </table:table-cell>
          <table:table-cell office:value-type="float" office:value="2.39703333333333" calcext:value-type="float">
            <text:p>2.39703333333333</text:p>
          </table:table-cell>
          <table:table-cell office:value-type="float" office:value="0.247836900595433" calcext:value-type="float">
            <text:p>0.2478369005954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113" calcext:value-type="float">
            <text:p>20.113</text:p>
          </table:table-cell>
          <table:table-cell table:formula="of:=([.A97]-15)/4.5" office:value-type="float" office:value="1.13622222222222" calcext:value-type="float">
            <text:p>1.13622222222222</text:p>
          </table:table-cell>
          <table:table-cell office:value-type="float" office:value="1.76113333333333" calcext:value-type="float">
            <text:p>1.76113333333333</text:p>
          </table:table-cell>
          <table:table-cell office:value-type="float" office:value="0.182380942339024" calcext:value-type="float">
            <text:p>0.182380942339024</text:p>
          </table:table-cell>
          <table:table-cell office:value-type="float" office:value="2.5942" calcext:value-type="float">
            <text:p>2.5942</text:p>
          </table:table-cell>
          <table:table-cell office:value-type="float" office:value="0.268113844881287" calcext:value-type="float">
            <text:p>0.268113844881287</text:p>
          </table:table-cell>
          <table:table-cell office:value-type="float" office:value="1.72626666666667" calcext:value-type="float">
            <text:p>1.72626666666667</text:p>
          </table:table-cell>
          <table:table-cell office:value-type="float" office:value="0.178772069657555" calcext:value-type="float">
            <text:p>0.178772069657555</text:p>
          </table:table-cell>
          <table:table-cell office:value-type="float" office:value="2.6097" calcext:value-type="float">
            <text:p>2.6097</text:p>
          </table:table-cell>
          <table:table-cell office:value-type="float" office:value="0.269714246975779" calcext:value-type="float">
            <text:p>0.269714246975779</text:p>
          </table:table-cell>
          <table:table-cell office:value-type="float" office:value="1.7201" calcext:value-type="float">
            <text:p>1.7201</text:p>
          </table:table-cell>
          <table:table-cell office:value-type="float" office:value="0.178129525381299" calcext:value-type="float">
            <text:p>0.178129525381299</text:p>
          </table:table-cell>
          <table:table-cell office:value-type="float" office:value="2.41633333333333" calcext:value-type="float">
            <text:p>2.41633333333333</text:p>
          </table:table-cell>
          <table:table-cell office:value-type="float" office:value="0.249832183875887" calcext:value-type="float">
            <text:p>0.249832183875887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213" calcext:value-type="float">
            <text:p>20.213</text:p>
          </table:table-cell>
          <table:table-cell table:formula="of:=([.A98]-15)/4.5" office:value-type="float" office:value="1.15844444444444" calcext:value-type="float">
            <text:p>1.15844444444444</text:p>
          </table:table-cell>
          <table:table-cell office:value-type="float" office:value="1.76813333333333" calcext:value-type="float">
            <text:p>1.76813333333333</text:p>
          </table:table-cell>
          <table:table-cell office:value-type="float" office:value="0.183105463336867" calcext:value-type="float">
            <text:p>0.183105463336867</text:p>
          </table:table-cell>
          <table:table-cell office:value-type="float" office:value="2.6171" calcext:value-type="float">
            <text:p>2.6171</text:p>
          </table:table-cell>
          <table:table-cell office:value-type="float" office:value="0.270480407384489" calcext:value-type="float">
            <text:p>0.270480407384489</text:p>
          </table:table-cell>
          <table:table-cell office:value-type="float" office:value="1.73276666666667" calcext:value-type="float">
            <text:p>1.73276666666667</text:p>
          </table:table-cell>
          <table:table-cell office:value-type="float" office:value="0.179444822202601" calcext:value-type="float">
            <text:p>0.179444822202601</text:p>
          </table:table-cell>
          <table:table-cell office:value-type="float" office:value="2.63273333333333" calcext:value-type="float">
            <text:p>2.63273333333333</text:p>
          </table:table-cell>
          <table:table-cell office:value-type="float" office:value="0.272094572716355" calcext:value-type="float">
            <text:p>0.272094572716355</text:p>
          </table:table-cell>
          <table:table-cell office:value-type="float" office:value="1.72763333333333" calcext:value-type="float">
            <text:p>1.72763333333333</text:p>
          </table:table-cell>
          <table:table-cell office:value-type="float" office:value="0.17890938192968" calcext:value-type="float">
            <text:p>0.17890938192968</text:p>
          </table:table-cell>
          <table:table-cell office:value-type="float" office:value="2.43636666666667" calcext:value-type="float">
            <text:p>2.43636666666667</text:p>
          </table:table-cell>
          <table:table-cell office:value-type="float" office:value="0.25190329044847" calcext:value-type="float">
            <text:p>0.25190329044847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314" calcext:value-type="float">
            <text:p>20.314</text:p>
          </table:table-cell>
          <table:table-cell table:formula="of:=([.A99]-15)/4.5" office:value-type="float" office:value="1.18088888888889" calcext:value-type="float">
            <text:p>1.18088888888889</text:p>
          </table:table-cell>
          <table:table-cell office:value-type="float" office:value="1.7755" calcext:value-type="float">
            <text:p>1.7755</text:p>
          </table:table-cell>
          <table:table-cell office:value-type="float" office:value="0.183867921974257" calcext:value-type="float">
            <text:p>0.183867921974257</text:p>
          </table:table-cell>
          <table:table-cell office:value-type="float" office:value="2.64063333333333" calcext:value-type="float">
            <text:p>2.64063333333333</text:p>
          </table:table-cell>
          <table:table-cell office:value-type="float" office:value="0.272912394375689" calcext:value-type="float">
            <text:p>0.272912394375689</text:p>
          </table:table-cell>
          <table:table-cell office:value-type="float" office:value="1.74083333333333" calcext:value-type="float">
            <text:p>1.74083333333333</text:p>
          </table:table-cell>
          <table:table-cell office:value-type="float" office:value="0.180279810386745" calcext:value-type="float">
            <text:p>0.180279810386745</text:p>
          </table:table-cell>
          <table:table-cell office:value-type="float" office:value="2.65636666666667" calcext:value-type="float">
            <text:p>2.65636666666667</text:p>
          </table:table-cell>
          <table:table-cell office:value-type="float" office:value="0.274536872258003" calcext:value-type="float">
            <text:p>0.274536872258003</text:p>
          </table:table-cell>
          <table:table-cell office:value-type="float" office:value="1.73683333333333" calcext:value-type="float">
            <text:p>1.73683333333333</text:p>
          </table:table-cell>
          <table:table-cell office:value-type="float" office:value="0.179861812929334" calcext:value-type="float">
            <text:p>0.179861812929334</text:p>
          </table:table-cell>
          <table:table-cell office:value-type="float" office:value="2.45713333333333" calcext:value-type="float">
            <text:p>2.45713333333333</text:p>
          </table:table-cell>
          <table:table-cell office:value-type="float" office:value="0.254050193420109" calcext:value-type="float">
            <text:p>0.254050193420109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414" calcext:value-type="float">
            <text:p>20.414</text:p>
          </table:table-cell>
          <table:table-cell table:formula="of:=([.A100]-15)/4.5" office:value-type="float" office:value="1.20311111111111" calcext:value-type="float">
            <text:p>1.20311111111111</text:p>
          </table:table-cell>
          <table:table-cell office:value-type="float" office:value="1.7851" calcext:value-type="float">
            <text:p>1.7851</text:p>
          </table:table-cell>
          <table:table-cell office:value-type="float" office:value="0.184861752606981" calcext:value-type="float">
            <text:p>0.184861752606981</text:p>
          </table:table-cell>
          <table:table-cell office:value-type="float" office:value="2.66643333333333" calcext:value-type="float">
            <text:p>2.66643333333333</text:p>
          </table:table-cell>
          <table:table-cell office:value-type="float" office:value="0.275578708872438" calcext:value-type="float">
            <text:p>0.275578708872438</text:p>
          </table:table-cell>
          <table:table-cell office:value-type="float" office:value="1.75203333333333" calcext:value-type="float">
            <text:p>1.75203333333333</text:p>
          </table:table-cell>
          <table:table-cell office:value-type="float" office:value="0.181439385514222" calcext:value-type="float">
            <text:p>0.181439385514222</text:p>
          </table:table-cell>
          <table:table-cell office:value-type="float" office:value="2.6822" calcext:value-type="float">
            <text:p>2.6822</text:p>
          </table:table-cell>
          <table:table-cell office:value-type="float" office:value="0.277206612287853" calcext:value-type="float">
            <text:p>0.277206612287853</text:p>
          </table:table-cell>
          <table:table-cell office:value-type="float" office:value="1.7494" calcext:value-type="float">
            <text:p>1.7494</text:p>
          </table:table-cell>
          <table:table-cell office:value-type="float" office:value="0.181162984622629" calcext:value-type="float">
            <text:p>0.181162984622629</text:p>
          </table:table-cell>
          <table:table-cell office:value-type="float" office:value="2.48023333333333" calcext:value-type="float">
            <text:p>2.48023333333333</text:p>
          </table:table-cell>
          <table:table-cell office:value-type="float" office:value="0.256438406891026" calcext:value-type="float">
            <text:p>0.256438406891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514" calcext:value-type="float">
            <text:p>20.514</text:p>
          </table:table-cell>
          <table:table-cell table:formula="of:=([.A101]-15)/4.5" office:value-type="float" office:value="1.22533333333333" calcext:value-type="float">
            <text:p>1.22533333333333</text:p>
          </table:table-cell>
          <table:table-cell office:value-type="float" office:value="1.79393333333333" calcext:value-type="float">
            <text:p>1.79393333333333</text:p>
          </table:table-cell>
          <table:table-cell office:value-type="float" office:value="0.185776118359009" calcext:value-type="float">
            <text:p>0.185776118359009</text:p>
          </table:table-cell>
          <table:table-cell office:value-type="float" office:value="2.69163333333333" calcext:value-type="float">
            <text:p>2.69163333333333</text:p>
          </table:table-cell>
          <table:table-cell office:value-type="float" office:value="0.278182950580125" calcext:value-type="float">
            <text:p>0.278182950580125</text:p>
          </table:table-cell>
          <table:table-cell office:value-type="float" office:value="1.7624" calcext:value-type="float">
            <text:p>1.7624</text:p>
          </table:table-cell>
          <table:table-cell office:value-type="float" office:value="0.182512577885216" calcext:value-type="float">
            <text:p>0.182512577885216</text:p>
          </table:table-cell>
          <table:table-cell office:value-type="float" office:value="2.70736666666667" calcext:value-type="float">
            <text:p>2.70736666666667</text:p>
          </table:table-cell>
          <table:table-cell office:value-type="float" office:value="0.279807384498412" calcext:value-type="float">
            <text:p>0.279807384498412</text:p>
          </table:table-cell>
          <table:table-cell office:value-type="float" office:value="1.76143333333333" calcext:value-type="float">
            <text:p>1.76143333333333</text:p>
          </table:table-cell>
          <table:table-cell office:value-type="float" office:value="0.182408856142425" calcext:value-type="float">
            <text:p>0.182408856142425</text:p>
          </table:table-cell>
          <table:table-cell office:value-type="float" office:value="2.50263333333333" calcext:value-type="float">
            <text:p>2.50263333333333</text:p>
          </table:table-cell>
          <table:table-cell office:value-type="float" office:value="0.258754185204195" calcext:value-type="float">
            <text:p>0.258754185204195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615" calcext:value-type="float">
            <text:p>20.615</text:p>
          </table:table-cell>
          <table:table-cell table:formula="of:=([.A102]-15)/4.5" office:value-type="float" office:value="1.24777777777778" calcext:value-type="float">
            <text:p>1.24777777777778</text:p>
          </table:table-cell>
          <table:table-cell office:value-type="float" office:value="1.80573333333333" calcext:value-type="float">
            <text:p>1.80573333333333</text:p>
          </table:table-cell>
          <table:table-cell office:value-type="float" office:value="0.186997823613816" calcext:value-type="float">
            <text:p>0.186997823613816</text:p>
          </table:table-cell>
          <table:table-cell office:value-type="float" office:value="2.72" calcext:value-type="float">
            <text:p>2.72</text:p>
          </table:table-cell>
          <table:table-cell office:value-type="float" office:value="0.281114562322979" calcext:value-type="float">
            <text:p>0.281114562322979</text:p>
          </table:table-cell>
          <table:table-cell office:value-type="float" office:value="1.7774" calcext:value-type="float">
            <text:p>1.7774</text:p>
          </table:table-cell>
          <table:table-cell office:value-type="float" office:value="0.1840657623976" calcext:value-type="float">
            <text:p>0.1840657623976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282725191564842" calcext:value-type="float">
            <text:p>0.282725191564842</text:p>
          </table:table-cell>
          <table:table-cell office:value-type="float" office:value="1.7781" calcext:value-type="float">
            <text:p>1.7781</text:p>
          </table:table-cell>
          <table:table-cell office:value-type="float" office:value="0.184134669318362" calcext:value-type="float">
            <text:p>0.184134669318362</text:p>
          </table:table-cell>
          <table:table-cell office:value-type="float" office:value="2.52836666666667" calcext:value-type="float">
            <text:p>2.52836666666667</text:p>
          </table:table-cell>
          <table:table-cell office:value-type="float" office:value="0.261414697477388" calcext:value-type="float">
            <text:p>0.261414697477388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715" calcext:value-type="float">
            <text:p>20.715</text:p>
          </table:table-cell>
          <table:table-cell table:formula="of:=([.A103]-15)/4.5" office:value-type="float" office:value="1.27" calcext:value-type="float">
            <text:p>1.27</text:p>
          </table:table-cell>
          <table:table-cell office:value-type="float" office:value="1.81706666666667" calcext:value-type="float">
            <text:p>1.81706666666667</text:p>
          </table:table-cell>
          <table:table-cell office:value-type="float" office:value="0.188171158601136" calcext:value-type="float">
            <text:p>0.188171158601136</text:p>
          </table:table-cell>
          <table:table-cell office:value-type="float" office:value="2.74793333333333" calcext:value-type="float">
            <text:p>2.74793333333333</text:p>
          </table:table-cell>
          <table:table-cell office:value-type="float" office:value="0.284001348241425" calcext:value-type="float">
            <text:p>0.284001348241425</text:p>
          </table:table-cell>
          <table:table-cell office:value-type="float" office:value="1.7917" calcext:value-type="float">
            <text:p>1.7917</text:p>
          </table:table-cell>
          <table:table-cell office:value-type="float" office:value="0.185546394652468" calcext:value-type="float">
            <text:p>0.185546394652468</text:p>
          </table:table-cell>
          <table:table-cell office:value-type="float" office:value="2.76336666666667" calcext:value-type="float">
            <text:p>2.76336666666667</text:p>
          </table:table-cell>
          <table:table-cell office:value-type="float" office:value="0.285594724869337" calcext:value-type="float">
            <text:p>0.285594724869337</text:p>
          </table:table-cell>
          <table:table-cell office:value-type="float" office:value="1.7943" calcext:value-type="float">
            <text:p>1.7943</text:p>
          </table:table-cell>
          <table:table-cell office:value-type="float" office:value="0.185812107438019" calcext:value-type="float">
            <text:p>0.185812107438019</text:p>
          </table:table-cell>
          <table:table-cell office:value-type="float" office:value="2.55356666666667" calcext:value-type="float">
            <text:p>2.55356666666667</text:p>
          </table:table-cell>
          <table:table-cell office:value-type="float" office:value="0.264020028133663" calcext:value-type="float">
            <text:p>0.264020028133663</text:p>
          </table:table-cell>
          <table:table-cell table:number-columns-repeated="101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6:56:30.657227149</meta:creation-date>
    <dc:date>2019-05-26T07:35:12.122497646</dc:date>
    <meta:editing-duration>PT38M44S</meta:editing-duration>
    <meta:editing-cycles>3</meta:editing-cycles>
    <meta:generator>LibreOffice/6.2.0.3$MacOSX_X86_64 LibreOffice_project/98c6a8a1c6c7b144ce3cc729e34964b47ce25d62</meta:generator>
    <meta:document-statistic meta:table-count="1" meta:cell-count="1431" meta:object-count="0"/>
  </office:meta>
</office:document-meta>
</file>